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5.389cm"/>
    </style:style>
    <style:style style:name="co5" style:family="table-column">
      <style:table-column-properties fo:break-before="auto" style:column-width="5.759cm"/>
    </style:style>
    <style:style style:name="co6" style:family="table-column">
      <style:table-column-properties fo:break-before="auto" style:column-width="5.846cm"/>
    </style:style>
    <style:style style:name="co7" style:family="table-column">
      <style:table-column-properties fo:break-before="auto" style:column-width="4.048cm"/>
    </style:style>
    <style:style style:name="co8" style:family="table-column">
      <style:table-column-properties fo:break-before="auto" style:column-width="4.59cm"/>
    </style:style>
    <style:style style:name="co9" style:family="table-column">
      <style:table-column-properties fo:break-before="auto" style:column-width="4.577cm"/>
    </style:style>
    <style:style style:name="co10" style:family="table-column">
      <style:table-column-properties fo:break-before="auto" style:column-width="3.939cm"/>
    </style:style>
    <style:style style:name="co11" style:family="table-column">
      <style:table-column-properties fo:break-before="auto" style:column-width="4.745cm"/>
    </style:style>
    <style:style style:name="co12" style:family="table-column">
      <style:table-column-properties fo:break-before="auto" style:column-width="4.244cm"/>
    </style:style>
    <style:style style:name="co13" style:family="table-column">
      <style:table-column-properties fo:break-before="auto" style:column-width="4.193cm"/>
    </style:style>
    <style:style style:name="co14" style:family="table-column">
      <style:table-column-properties fo:break-before="auto" style:column-width="4.023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99cm"/>
    </style:style>
    <style:style style:name="co17" style:family="table-column">
      <style:table-column-properties fo:break-before="auto" style:column-width="2.842cm"/>
    </style:style>
    <style:style style:name="co18" style:family="table-column">
      <style:table-column-properties fo:break-before="auto" style:column-width="3.115cm"/>
    </style:style>
    <style:style style:name="ro1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Arial1" style:font-name-asian="DejaVu Sans"/>
    </style:style>
    <style:style style:name="ce4" style:family="table-cell" style:parent-style-name="Default" style:data-style-name="N11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Uso de Internet por Loc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 table:style-name="ce1" office:value-type="string">
            <text:p>Nunca</text:p>
          </table:table-cell>
          <table:table-cell table:style-name="ce1" office:value-type="string">
            <text:p>Não respondeu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1 [Outro]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3]=&quot;Nunca&quot;)AND([.D3]=&quot;Nunca&quot;)AND([.E3]=&quot;Nunca&quot;)AND([.F3]=&quot;Nunca&quot;);&quot;Não usa&quot;;&quot;Usa&quot;)" office:value-type="string" office:string-value="Usa">
            <text:p>Usa</text:p>
          </table:table-cell>
          <table:table-cell table:formula="of:=IF(([.C3]=&quot;&quot;)AND([.D3]=&quot;&quot;)AND([.E3]=&quot;&quot;)AND([.F3]=&quot;&quot;);&quot;Não respondeu&quot;;&quot;&quot;)">
            <text:p/>
            <draw:frame table:end-cell-address="'Uso de Internet por Local'.P34" table:end-x="2.149cm" table:end-y="0.026cm" draw:z-index="0" draw:style-name="gr1" svg:width="18cm" svg:height="12.286cm" svg:x="4.529cm" svg:y="0.16cm">
              <draw:object draw:notify-on-update-of-ranges="'Uso de Internet por Local'.C524:'Uso de Internet por Local'.F524 'Uso de Internet por Local'.B525:'Uso de Internet por Local'.B525 'Uso de Internet por Local'.C525:'Uso de Internet por Local'.F525 'Uso de Internet por Local'.B526:'Uso de Internet por Local'.B526 'Uso de Internet por Local'.C526:'Uso de Internet por Local'.F526 'Uso de Internet por Local'.B527:'Uso de Internet por Local'.B527 'Uso de Internet por Local'.C527:'Uso de Internet por Local'.F527 'Uso de Internet por Local'.B528:'Uso de Internet por Local'.B528 'Uso de Internet por Local'.C528:'Uso de Internet por Local'.F528 'Uso de Internet por Local'.B529:'Uso de Internet por Local'.B529 'Uso de Internet por Local'.C529:'Uso de Internet por Local'.F5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4]=&quot;Nunca&quot;)AND([.D4]=&quot;Nunca&quot;)AND([.E4]=&quot;Nunca&quot;)AND([.F4]=&quot;Nunca&quot;);&quot;Não usa&quot;;&quot;Usa&quot;)" office:value-type="string" office:string-value="Usa">
            <text:p>Usa</text:p>
          </table:table-cell>
          <table:table-cell table:formula="of:=IF(([.C4]=&quot;&quot;)AND([.D4]=&quot;&quot;)AND([.E4]=&quot;&quot;)AND([.F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5]=&quot;Nunca&quot;)AND([.D5]=&quot;Nunca&quot;)AND([.E5]=&quot;Nunca&quot;)AND([.F5]=&quot;Nunca&quot;);&quot;Não usa&quot;;&quot;Usa&quot;)" office:value-type="string" office:string-value="Usa">
            <text:p>Usa</text:p>
          </table:table-cell>
          <table:table-cell table:formula="of:=IF(([.C5]=&quot;&quot;)AND([.D5]=&quot;&quot;)AND([.E5]=&quot;&quot;)AND([.F5]=&quot;&quot;);&quot;Não respondeu&quot;;&quot;&quot;)">
            <text:p/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6]=&quot;Nunca&quot;)AND([.D6]=&quot;Nunca&quot;)AND([.E6]=&quot;Nunca&quot;)AND([.F6]=&quot;Nunca&quot;);&quot;Não usa&quot;;&quot;Usa&quot;)" office:value-type="string" office:string-value="Usa">
            <text:p>Usa</text:p>
          </table:table-cell>
          <table:table-cell table:formula="of:=IF(([.C6]=&quot;&quot;)AND([.D6]=&quot;&quot;)AND([.E6]=&quot;&quot;)AND([.F6]=&quot;&quot;);&quot;Não respondeu&quot;;&quot;&quot;)">
            <text:p/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7]=&quot;Nunca&quot;)AND([.D7]=&quot;Nunca&quot;)AND([.E7]=&quot;Nunca&quot;)AND([.F7]=&quot;Nunca&quot;);&quot;Não usa&quot;;&quot;Usa&quot;)" office:value-type="string" office:string-value="Usa">
            <text:p>Usa</text:p>
          </table:table-cell>
          <table:table-cell table:formula="of:=IF(([.C7]=&quot;&quot;)AND([.D7]=&quot;&quot;)AND([.E7]=&quot;&quot;)AND([.F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table:number-columns-repeated="4" office:value-type="string">
            <text:p>De vez em quando</text:p>
          </table:table-cell>
          <table:table-cell table:formula="of:=IF(([.C8]=&quot;Nunca&quot;)AND([.D8]=&quot;Nunca&quot;)AND([.E8]=&quot;Nunca&quot;)AND([.F8]=&quot;Nunca&quot;);&quot;Não usa&quot;;&quot;Usa&quot;)" office:value-type="string" office:string-value="Usa">
            <text:p>Usa</text:p>
          </table:table-cell>
          <table:table-cell table:formula="of:=IF(([.C8]=&quot;&quot;)AND([.D8]=&quot;&quot;)AND([.E8]=&quot;&quot;)AND([.F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9]=&quot;Nunca&quot;)AND([.D9]=&quot;Nunca&quot;)AND([.E9]=&quot;Nunca&quot;)AND([.F9]=&quot;Nunca&quot;);&quot;Não usa&quot;;&quot;Usa&quot;)" office:value-type="string" office:string-value="Usa">
            <text:p>Usa</text:p>
          </table:table-cell>
          <table:table-cell table:formula="of:=IF(([.C9]=&quot;&quot;)AND([.D9]=&quot;&quot;)AND([.E9]=&quot;&quot;)AND([.F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10]=&quot;Nunca&quot;)AND([.D10]=&quot;Nunca&quot;)AND([.E10]=&quot;Nunca&quot;)AND([.F10]=&quot;Nunca&quot;);&quot;Não usa&quot;;&quot;Usa&quot;)" office:value-type="string" office:string-value="Usa">
            <text:p>Usa</text:p>
          </table:table-cell>
          <table:table-cell table:formula="of:=IF(([.C10]=&quot;&quot;)AND([.D10]=&quot;&quot;)AND([.E10]=&quot;&quot;)AND([.F1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11]=&quot;Nunca&quot;)AND([.D11]=&quot;Nunca&quot;)AND([.E11]=&quot;Nunca&quot;)AND([.F11]=&quot;Nunca&quot;);&quot;Não usa&quot;;&quot;Usa&quot;)" office:value-type="string" office:string-value="Usa">
            <text:p>Usa</text:p>
          </table:table-cell>
          <table:table-cell table:formula="of:=IF(([.C11]=&quot;&quot;)AND([.D11]=&quot;&quot;)AND([.E11]=&quot;&quot;)AND([.F11]=&quot;&quot;);&quot;Não respondeu&quot;;&quot;&quot;)">
            <text:p/>
          </table:table-cell>
          <table:table-cell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2]=&quot;Nunca&quot;)AND([.D12]=&quot;Nunca&quot;)AND([.E12]=&quot;Nunca&quot;)AND([.F12]=&quot;Nunca&quot;);&quot;Não usa&quot;;&quot;Usa&quot;)" office:value-type="string" office:string-value="Usa">
            <text:p>Usa</text:p>
          </table:table-cell>
          <table:table-cell table:formula="of:=IF(([.C12]=&quot;&quot;)AND([.D12]=&quot;&quot;)AND([.E12]=&quot;&quot;)AND([.F1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3]=&quot;Nunca&quot;)AND([.D13]=&quot;Nunca&quot;)AND([.E13]=&quot;Nunca&quot;)AND([.F13]=&quot;Nunca&quot;);&quot;Não usa&quot;;&quot;Usa&quot;)" office:value-type="string" office:string-value="Usa">
            <text:p>Usa</text:p>
          </table:table-cell>
          <table:table-cell table:formula="of:=IF(([.C13]=&quot;&quot;)AND([.D13]=&quot;&quot;)AND([.E13]=&quot;&quot;)AND([.F1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4]=&quot;Nunca&quot;)AND([.D14]=&quot;Nunca&quot;)AND([.E14]=&quot;Nunca&quot;)AND([.F14]=&quot;Nunca&quot;);&quot;Não usa&quot;;&quot;Usa&quot;)" office:value-type="string" office:string-value="Usa">
            <text:p>Usa</text:p>
          </table:table-cell>
          <table:table-cell table:formula="of:=IF(([.C14]=&quot;&quot;)AND([.D14]=&quot;&quot;)AND([.E14]=&quot;&quot;)AND([.F1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5]=&quot;Nunca&quot;)AND([.D15]=&quot;Nunca&quot;)AND([.E15]=&quot;Nunca&quot;)AND([.F15]=&quot;Nunca&quot;);&quot;Não usa&quot;;&quot;Usa&quot;)" office:value-type="string" office:string-value="Usa">
            <text:p>Usa</text:p>
          </table:table-cell>
          <table:table-cell table:formula="of:=IF(([.C15]=&quot;&quot;)AND([.D15]=&quot;&quot;)AND([.E15]=&quot;&quot;)AND([.F1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6]=&quot;Nunca&quot;)AND([.D16]=&quot;Nunca&quot;)AND([.E16]=&quot;Nunca&quot;)AND([.F16]=&quot;Nunca&quot;);&quot;Não usa&quot;;&quot;Usa&quot;)" office:value-type="string" office:string-value="Usa">
            <text:p>Usa</text:p>
          </table:table-cell>
          <table:table-cell table:formula="of:=IF(([.C16]=&quot;&quot;)AND([.D16]=&quot;&quot;)AND([.E16]=&quot;&quot;)AND([.F1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17]=&quot;Nunca&quot;)AND([.D17]=&quot;Nunca&quot;)AND([.E17]=&quot;Nunca&quot;)AND([.F17]=&quot;Nunca&quot;);&quot;Não usa&quot;;&quot;Usa&quot;)" office:value-type="string" office:string-value="Usa">
            <text:p>Usa</text:p>
          </table:table-cell>
          <table:table-cell table:formula="of:=IF(([.C17]=&quot;&quot;)AND([.D17]=&quot;&quot;)AND([.E17]=&quot;&quot;)AND([.F1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18]=&quot;Nunca&quot;)AND([.D18]=&quot;Nunca&quot;)AND([.E18]=&quot;Nunca&quot;)AND([.F18]=&quot;Nunca&quot;);&quot;Não usa&quot;;&quot;Usa&quot;)" office:value-type="string" office:string-value="Usa">
            <text:p>Usa</text:p>
          </table:table-cell>
          <table:table-cell table:formula="of:=IF(([.C18]=&quot;&quot;)AND([.D18]=&quot;&quot;)AND([.E18]=&quot;&quot;)AND([.F1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9]=&quot;Nunca&quot;)AND([.D19]=&quot;Nunca&quot;)AND([.E19]=&quot;Nunca&quot;)AND([.F19]=&quot;Nunca&quot;);&quot;Não usa&quot;;&quot;Usa&quot;)" office:value-type="string" office:string-value="Usa">
            <text:p>Usa</text:p>
          </table:table-cell>
          <table:table-cell table:formula="of:=IF(([.C19]=&quot;&quot;)AND([.D19]=&quot;&quot;)AND([.E19]=&quot;&quot;)AND([.F1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0]=&quot;Nunca&quot;)AND([.D20]=&quot;Nunca&quot;)AND([.E20]=&quot;Nunca&quot;)AND([.F20]=&quot;Nunca&quot;);&quot;Não usa&quot;;&quot;Usa&quot;)" office:value-type="string" office:string-value="Usa">
            <text:p>Usa</text:p>
          </table:table-cell>
          <table:table-cell table:formula="of:=IF(([.C20]=&quot;&quot;)AND([.D20]=&quot;&quot;)AND([.E20]=&quot;&quot;)AND([.F2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1]=&quot;Nunca&quot;)AND([.D21]=&quot;Nunca&quot;)AND([.E21]=&quot;Nunca&quot;)AND([.F21]=&quot;Nunca&quot;);&quot;Não usa&quot;;&quot;Usa&quot;)" office:value-type="string" office:string-value="Usa">
            <text:p>Usa</text:p>
          </table:table-cell>
          <table:table-cell table:formula="of:=IF(([.C21]=&quot;&quot;)AND([.D21]=&quot;&quot;)AND([.E21]=&quot;&quot;)AND([.F2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22]=&quot;Nunca&quot;)AND([.D22]=&quot;Nunca&quot;)AND([.E22]=&quot;Nunca&quot;)AND([.F22]=&quot;Nunca&quot;);&quot;Não usa&quot;;&quot;Usa&quot;)" office:value-type="string" office:string-value="Usa">
            <text:p>Usa</text:p>
          </table:table-cell>
          <table:table-cell table:formula="of:=IF(([.C22]=&quot;&quot;)AND([.D22]=&quot;&quot;)AND([.E22]=&quot;&quot;)AND([.F2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23]=&quot;Nunca&quot;)AND([.D23]=&quot;Nunca&quot;)AND([.E23]=&quot;Nunca&quot;)AND([.F23]=&quot;Nunca&quot;);&quot;Não usa&quot;;&quot;Usa&quot;)" office:value-type="string" office:string-value="Usa">
            <text:p>Usa</text:p>
          </table:table-cell>
          <table:table-cell table:formula="of:=IF(([.C23]=&quot;&quot;)AND([.D23]=&quot;&quot;)AND([.E23]=&quot;&quot;)AND([.F2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24]=&quot;Nunca&quot;)AND([.D24]=&quot;Nunca&quot;)AND([.E24]=&quot;Nunca&quot;)AND([.F24]=&quot;Nunca&quot;);&quot;Não usa&quot;;&quot;Usa&quot;)" office:value-type="string" office:string-value="Usa">
            <text:p>Usa</text:p>
          </table:table-cell>
          <table:table-cell table:formula="of:=IF(([.C24]=&quot;&quot;)AND([.D24]=&quot;&quot;)AND([.E24]=&quot;&quot;)AND([.F2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number-columns-repeated="4" office:value-type="string">
            <text:p>De vez em quando</text:p>
          </table:table-cell>
          <table:table-cell table:formula="of:=IF(([.C25]=&quot;Nunca&quot;)AND([.D25]=&quot;Nunca&quot;)AND([.E25]=&quot;Nunca&quot;)AND([.F25]=&quot;Nunca&quot;);&quot;Não usa&quot;;&quot;Usa&quot;)" office:value-type="string" office:string-value="Usa">
            <text:p>Usa</text:p>
          </table:table-cell>
          <table:table-cell table:formula="of:=IF(([.C25]=&quot;&quot;)AND([.D25]=&quot;&quot;)AND([.E25]=&quot;&quot;)AND([.F2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6]=&quot;Nunca&quot;)AND([.D26]=&quot;Nunca&quot;)AND([.E26]=&quot;Nunca&quot;)AND([.F26]=&quot;Nunca&quot;);&quot;Não usa&quot;;&quot;Usa&quot;)" office:value-type="string" office:string-value="Usa">
            <text:p>Usa</text:p>
          </table:table-cell>
          <table:table-cell table:formula="of:=IF(([.C26]=&quot;&quot;)AND([.D26]=&quot;&quot;)AND([.E26]=&quot;&quot;)AND([.F2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7]=&quot;Nunca&quot;)AND([.D27]=&quot;Nunca&quot;)AND([.E27]=&quot;Nunca&quot;)AND([.F27]=&quot;Nunca&quot;);&quot;Não usa&quot;;&quot;Usa&quot;)" office:value-type="string" office:string-value="Usa">
            <text:p>Usa</text:p>
          </table:table-cell>
          <table:table-cell table:formula="of:=IF(([.C27]=&quot;&quot;)AND([.D27]=&quot;&quot;)AND([.E27]=&quot;&quot;)AND([.F2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8]=&quot;Nunca&quot;)AND([.D28]=&quot;Nunca&quot;)AND([.E28]=&quot;Nunca&quot;)AND([.F28]=&quot;Nunca&quot;);&quot;Não usa&quot;;&quot;Usa&quot;)" office:value-type="string" office:string-value="Usa">
            <text:p>Usa</text:p>
          </table:table-cell>
          <table:table-cell table:formula="of:=IF(([.C28]=&quot;&quot;)AND([.D28]=&quot;&quot;)AND([.E28]=&quot;&quot;)AND([.F2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9]=&quot;Nunca&quot;)AND([.D29]=&quot;Nunca&quot;)AND([.E29]=&quot;Nunca&quot;)AND([.F29]=&quot;Nunca&quot;);&quot;Não usa&quot;;&quot;Usa&quot;)" office:value-type="string" office:string-value="Usa">
            <text:p>Usa</text:p>
          </table:table-cell>
          <table:table-cell table:formula="of:=IF(([.C29]=&quot;&quot;)AND([.D29]=&quot;&quot;)AND([.E29]=&quot;&quot;)AND([.F2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30]=&quot;Nunca&quot;)AND([.D30]=&quot;Nunca&quot;)AND([.E30]=&quot;Nunca&quot;)AND([.F30]=&quot;Nunca&quot;);&quot;Não usa&quot;;&quot;Usa&quot;)" office:value-type="string" office:string-value="Usa">
            <text:p>Usa</text:p>
          </table:table-cell>
          <table:table-cell table:formula="of:=IF(([.C30]=&quot;&quot;)AND([.D30]=&quot;&quot;)AND([.E30]=&quot;&quot;)AND([.F3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/>
          <table:table-cell table:formula="of:=IF(([.C31]=&quot;Nunca&quot;)AND([.D31]=&quot;Nunca&quot;)AND([.E31]=&quot;Nunca&quot;)AND([.F31]=&quot;Nunca&quot;);&quot;Não usa&quot;;&quot;Usa&quot;)" office:value-type="string" office:string-value="Usa">
            <text:p>Usa</text:p>
          </table:table-cell>
          <table:table-cell table:formula="of:=IF(([.C31]=&quot;&quot;)AND([.D31]=&quot;&quot;)AND([.E31]=&quot;&quot;)AND([.F3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32]=&quot;Nunca&quot;)AND([.D32]=&quot;Nunca&quot;)AND([.E32]=&quot;Nunca&quot;)AND([.F32]=&quot;Nunca&quot;);&quot;Não usa&quot;;&quot;Usa&quot;)" office:value-type="string" office:string-value="Usa">
            <text:p>Usa</text:p>
          </table:table-cell>
          <table:table-cell table:formula="of:=IF(([.C32]=&quot;&quot;)AND([.D32]=&quot;&quot;)AND([.E32]=&quot;&quot;)AND([.F3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3]=&quot;Nunca&quot;)AND([.D33]=&quot;Nunca&quot;)AND([.E33]=&quot;Nunca&quot;)AND([.F33]=&quot;Nunca&quot;);&quot;Não usa&quot;;&quot;Usa&quot;)" office:value-type="string" office:string-value="Usa">
            <text:p>Usa</text:p>
          </table:table-cell>
          <table:table-cell table:formula="of:=IF(([.C33]=&quot;&quot;)AND([.D33]=&quot;&quot;)AND([.E33]=&quot;&quot;)AND([.F3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34]=&quot;Nunca&quot;)AND([.D34]=&quot;Nunca&quot;)AND([.E34]=&quot;Nunca&quot;)AND([.F34]=&quot;Nunca&quot;);&quot;Não usa&quot;;&quot;Usa&quot;)" office:value-type="string" office:string-value="Usa">
            <text:p>Usa</text:p>
          </table:table-cell>
          <table:table-cell table:formula="of:=IF(([.C34]=&quot;&quot;)AND([.D34]=&quot;&quot;)AND([.E34]=&quot;&quot;)AND([.F3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35]=&quot;Nunca&quot;)AND([.D35]=&quot;Nunca&quot;)AND([.E35]=&quot;Nunca&quot;)AND([.F35]=&quot;Nunca&quot;);&quot;Não usa&quot;;&quot;Usa&quot;)" office:value-type="string" office:string-value="Usa">
            <text:p>Usa</text:p>
          </table:table-cell>
          <table:table-cell table:formula="of:=IF(([.C35]=&quot;&quot;)AND([.D35]=&quot;&quot;)AND([.E35]=&quot;&quot;)AND([.F35]=&quot;&quot;);&quot;Não respondeu&quot;;&quot;&quot;)">
            <text:p/>
          </table:table-cell>
          <table:table-cell>
            <draw:frame table:end-cell-address="'Uso de Internet por Local'.P65" table:end-x="2.231cm" table:end-y="0.334cm" draw:z-index="1" draw:style-name="gr1" svg:width="18cm" svg:height="12.3cm" svg:x="0.038cm" svg:y="0.054cm">
              <draw:object draw:notify-on-update-of-ranges="'Uso de Internet por Local'.B538:'Uso de Internet por Local'.B538 'Uso de Internet por Local'.C538:'Uso de Internet por Local'.F538 'Uso de Internet por Local'.B539:'Uso de Internet por Local'.B539 'Uso de Internet por Local'.C539:'Uso de Internet por Local'.F539 'Uso de Internet por Local'.B540:'Uso de Internet por Local'.B540 'Uso de Internet por Local'.C540:'Uso de Internet por Local'.F540 'Uso de Internet por Local'.B541:'Uso de Internet por Local'.B541 'Uso de Internet por Local'.C541:'Uso de Internet por Local'.F541 'Uso de Internet por Local'.B542:'Uso de Internet por Local'.B542 'Uso de Internet por Local'.C542:'Uso de Internet por Local'.F54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6]=&quot;Nunca&quot;)AND([.D36]=&quot;Nunca&quot;)AND([.E36]=&quot;Nunca&quot;)AND([.F36]=&quot;Nunca&quot;);&quot;Não usa&quot;;&quot;Usa&quot;)" office:value-type="string" office:string-value="Usa">
            <text:p>Usa</text:p>
          </table:table-cell>
          <table:table-cell table:formula="of:=IF(([.C36]=&quot;&quot;)AND([.D36]=&quot;&quot;)AND([.E36]=&quot;&quot;)AND([.F3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37]=&quot;Nunca&quot;)AND([.D37]=&quot;Nunca&quot;)AND([.E37]=&quot;Nunca&quot;)AND([.F37]=&quot;Nunca&quot;);&quot;Não usa&quot;;&quot;Usa&quot;)" office:value-type="string" office:string-value="Usa">
            <text:p>Usa</text:p>
          </table:table-cell>
          <table:table-cell table:formula="of:=IF(([.C37]=&quot;&quot;)AND([.D37]=&quot;&quot;)AND([.E37]=&quot;&quot;)AND([.F3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Nunca</text:p>
          </table:table-cell>
          <table:table-cell table:formula="of:=IF(([.C38]=&quot;Nunca&quot;)AND([.D38]=&quot;Nunca&quot;)AND([.E38]=&quot;Nunca&quot;)AND([.F38]=&quot;Nunca&quot;);&quot;Não usa&quot;;&quot;Usa&quot;)" office:value-type="string" office:string-value="Usa">
            <text:p>Usa</text:p>
          </table:table-cell>
          <table:table-cell table:formula="of:=IF(([.C38]=&quot;&quot;)AND([.D38]=&quot;&quot;)AND([.E38]=&quot;&quot;)AND([.F3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9]=&quot;Nunca&quot;)AND([.D39]=&quot;Nunca&quot;)AND([.E39]=&quot;Nunca&quot;)AND([.F39]=&quot;Nunca&quot;);&quot;Não usa&quot;;&quot;Usa&quot;)" office:value-type="string" office:string-value="Usa">
            <text:p>Usa</text:p>
          </table:table-cell>
          <table:table-cell table:formula="of:=IF(([.C39]=&quot;&quot;)AND([.D39]=&quot;&quot;)AND([.E39]=&quot;&quot;)AND([.F3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0]=&quot;Nunca&quot;)AND([.D40]=&quot;Nunca&quot;)AND([.E40]=&quot;Nunca&quot;)AND([.F40]=&quot;Nunca&quot;);&quot;Não usa&quot;;&quot;Usa&quot;)" office:value-type="string" office:string-value="Usa">
            <text:p>Usa</text:p>
          </table:table-cell>
          <table:table-cell table:formula="of:=IF(([.C40]=&quot;&quot;)AND([.D40]=&quot;&quot;)AND([.E40]=&quot;&quot;)AND([.F4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1]=&quot;Nunca&quot;)AND([.D41]=&quot;Nunca&quot;)AND([.E41]=&quot;Nunca&quot;)AND([.F41]=&quot;Nunca&quot;);&quot;Não usa&quot;;&quot;Usa&quot;)" office:value-type="string" office:string-value="Usa">
            <text:p>Usa</text:p>
          </table:table-cell>
          <table:table-cell table:formula="of:=IF(([.C41]=&quot;&quot;)AND([.D41]=&quot;&quot;)AND([.E41]=&quot;&quot;)AND([.F4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formula="of:=IF(([.C42]=&quot;Nunca&quot;)AND([.D42]=&quot;Nunca&quot;)AND([.E42]=&quot;Nunca&quot;)AND([.F42]=&quot;Nunca&quot;);&quot;Não usa&quot;;&quot;Usa&quot;)" office:value-type="string" office:string-value="Usa">
            <text:p>Usa</text:p>
          </table:table-cell>
          <table:table-cell table:formula="of:=IF(([.C42]=&quot;&quot;)AND([.D42]=&quot;&quot;)AND([.E42]=&quot;&quot;)AND([.F4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43]=&quot;Nunca&quot;)AND([.D43]=&quot;Nunca&quot;)AND([.E43]=&quot;Nunca&quot;)AND([.F43]=&quot;Nunca&quot;);&quot;Não usa&quot;;&quot;Usa&quot;)" office:value-type="string" office:string-value="Usa">
            <text:p>Usa</text:p>
          </table:table-cell>
          <table:table-cell table:formula="of:=IF(([.C43]=&quot;&quot;)AND([.D43]=&quot;&quot;)AND([.E43]=&quot;&quot;)AND([.F4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formula="of:=IF(([.C44]=&quot;Nunca&quot;)AND([.D44]=&quot;Nunca&quot;)AND([.E44]=&quot;Nunca&quot;)AND([.F44]=&quot;Nunca&quot;);&quot;Não usa&quot;;&quot;Usa&quot;)" office:value-type="string" office:string-value="Usa">
            <text:p>Usa</text:p>
          </table:table-cell>
          <table:table-cell table:formula="of:=IF(([.C44]=&quot;&quot;)AND([.D44]=&quot;&quot;)AND([.E44]=&quot;&quot;)AND([.F4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45]=&quot;Nunca&quot;)AND([.D45]=&quot;Nunca&quot;)AND([.E45]=&quot;Nunca&quot;)AND([.F45]=&quot;Nunca&quot;);&quot;Não usa&quot;;&quot;Usa&quot;)" office:value-type="string" office:string-value="Usa">
            <text:p>Usa</text:p>
          </table:table-cell>
          <table:table-cell table:formula="of:=IF(([.C45]=&quot;&quot;)AND([.D45]=&quot;&quot;)AND([.E45]=&quot;&quot;)AND([.F4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46]=&quot;Nunca&quot;)AND([.D46]=&quot;Nunca&quot;)AND([.E46]=&quot;Nunca&quot;)AND([.F46]=&quot;Nunca&quot;);&quot;Não usa&quot;;&quot;Usa&quot;)" office:value-type="string" office:string-value="Usa">
            <text:p>Usa</text:p>
          </table:table-cell>
          <table:table-cell table:formula="of:=IF(([.C46]=&quot;&quot;)AND([.D46]=&quot;&quot;)AND([.E46]=&quot;&quot;)AND([.F4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formula="of:=IF(([.C47]=&quot;Nunca&quot;)AND([.D47]=&quot;Nunca&quot;)AND([.E47]=&quot;Nunca&quot;)AND([.F47]=&quot;Nunca&quot;);&quot;Não usa&quot;;&quot;Usa&quot;)" office:value-type="string" office:string-value="Usa">
            <text:p>Usa</text:p>
          </table:table-cell>
          <table:table-cell table:formula="of:=IF(([.C47]=&quot;&quot;)AND([.D47]=&quot;&quot;)AND([.E47]=&quot;&quot;)AND([.F4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48]=&quot;Nunca&quot;)AND([.D48]=&quot;Nunca&quot;)AND([.E48]=&quot;Nunca&quot;)AND([.F48]=&quot;Nunca&quot;);&quot;Não usa&quot;;&quot;Usa&quot;)" office:value-type="string" office:string-value="Usa">
            <text:p>Usa</text:p>
          </table:table-cell>
          <table:table-cell table:formula="of:=IF(([.C48]=&quot;&quot;)AND([.D48]=&quot;&quot;)AND([.E48]=&quot;&quot;)AND([.F4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9]=&quot;Nunca&quot;)AND([.D49]=&quot;Nunca&quot;)AND([.E49]=&quot;Nunca&quot;)AND([.F49]=&quot;Nunca&quot;);&quot;Não usa&quot;;&quot;Usa&quot;)" office:value-type="string" office:string-value="Usa">
            <text:p>Usa</text:p>
          </table:table-cell>
          <table:table-cell table:formula="of:=IF(([.C49]=&quot;&quot;)AND([.D49]=&quot;&quot;)AND([.E49]=&quot;&quot;)AND([.F4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50]=&quot;Nunca&quot;)AND([.D50]=&quot;Nunca&quot;)AND([.E50]=&quot;Nunca&quot;)AND([.F50]=&quot;Nunca&quot;);&quot;Não usa&quot;;&quot;Usa&quot;)" office:value-type="string" office:string-value="Usa">
            <text:p>Usa</text:p>
          </table:table-cell>
          <table:table-cell table:formula="of:=IF(([.C50]=&quot;&quot;)AND([.D50]=&quot;&quot;)AND([.E50]=&quot;&quot;)AND([.F5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1]=&quot;Nunca&quot;)AND([.D51]=&quot;Nunca&quot;)AND([.E51]=&quot;Nunca&quot;)AND([.F51]=&quot;Nunca&quot;);&quot;Não usa&quot;;&quot;Usa&quot;)" office:value-type="string" office:string-value="Usa">
            <text:p>Usa</text:p>
          </table:table-cell>
          <table:table-cell table:formula="of:=IF(([.C51]=&quot;&quot;)AND([.D51]=&quot;&quot;)AND([.E51]=&quot;&quot;)AND([.F5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2]=&quot;Nunca&quot;)AND([.D52]=&quot;Nunca&quot;)AND([.E52]=&quot;Nunca&quot;)AND([.F52]=&quot;Nunca&quot;);&quot;Não usa&quot;;&quot;Usa&quot;)" office:value-type="string" office:string-value="Usa">
            <text:p>Usa</text:p>
          </table:table-cell>
          <table:table-cell table:formula="of:=IF(([.C52]=&quot;&quot;)AND([.D52]=&quot;&quot;)AND([.E52]=&quot;&quot;)AND([.F5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53]=&quot;Nunca&quot;)AND([.D53]=&quot;Nunca&quot;)AND([.E53]=&quot;Nunca&quot;)AND([.F53]=&quot;Nunca&quot;);&quot;Não usa&quot;;&quot;Usa&quot;)" office:value-type="string" office:string-value="Usa">
            <text:p>Usa</text:p>
          </table:table-cell>
          <table:table-cell table:formula="of:=IF(([.C53]=&quot;&quot;)AND([.D53]=&quot;&quot;)AND([.E53]=&quot;&quot;)AND([.F5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4]=&quot;Nunca&quot;)AND([.D54]=&quot;Nunca&quot;)AND([.E54]=&quot;Nunca&quot;)AND([.F54]=&quot;Nunca&quot;);&quot;Não usa&quot;;&quot;Usa&quot;)" office:value-type="string" office:string-value="Usa">
            <text:p>Usa</text:p>
          </table:table-cell>
          <table:table-cell table:formula="of:=IF(([.C54]=&quot;&quot;)AND([.D54]=&quot;&quot;)AND([.E54]=&quot;&quot;)AND([.F5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55]=&quot;Nunca&quot;)AND([.D55]=&quot;Nunca&quot;)AND([.E55]=&quot;Nunca&quot;)AND([.F55]=&quot;Nunca&quot;);&quot;Não usa&quot;;&quot;Usa&quot;)" office:value-type="string" office:string-value="Usa">
            <text:p>Usa</text:p>
          </table:table-cell>
          <table:table-cell table:formula="of:=IF(([.C55]=&quot;&quot;)AND([.D55]=&quot;&quot;)AND([.E55]=&quot;&quot;)AND([.F5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56]=&quot;Nunca&quot;)AND([.D56]=&quot;Nunca&quot;)AND([.E56]=&quot;Nunca&quot;)AND([.F56]=&quot;Nunca&quot;);&quot;Não usa&quot;;&quot;Usa&quot;)" office:value-type="string" office:string-value="Usa">
            <text:p>Usa</text:p>
          </table:table-cell>
          <table:table-cell table:formula="of:=IF(([.C56]=&quot;&quot;)AND([.D56]=&quot;&quot;)AND([.E56]=&quot;&quot;)AND([.F5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formula="of:=IF(([.C57]=&quot;Nunca&quot;)AND([.D57]=&quot;Nunca&quot;)AND([.E57]=&quot;Nunca&quot;)AND([.F57]=&quot;Nunca&quot;);&quot;Não usa&quot;;&quot;Usa&quot;)" office:value-type="string" office:string-value="Usa">
            <text:p>Usa</text:p>
          </table:table-cell>
          <table:table-cell table:formula="of:=IF(([.C57]=&quot;&quot;)AND([.D57]=&quot;&quot;)AND([.E57]=&quot;&quot;)AND([.F5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58]=&quot;Nunca&quot;)AND([.D58]=&quot;Nunca&quot;)AND([.E58]=&quot;Nunca&quot;)AND([.F58]=&quot;Nunca&quot;);&quot;Não usa&quot;;&quot;Usa&quot;)" office:value-type="string" office:string-value="Usa">
            <text:p>Usa</text:p>
          </table:table-cell>
          <table:table-cell table:formula="of:=IF(([.C58]=&quot;&quot;)AND([.D58]=&quot;&quot;)AND([.E58]=&quot;&quot;)AND([.F5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9]=&quot;Nunca&quot;)AND([.D59]=&quot;Nunca&quot;)AND([.E59]=&quot;Nunca&quot;)AND([.F59]=&quot;Nunca&quot;);&quot;Não usa&quot;;&quot;Usa&quot;)" office:value-type="string" office:string-value="Usa">
            <text:p>Usa</text:p>
          </table:table-cell>
          <table:table-cell table:formula="of:=IF(([.C59]=&quot;&quot;)AND([.D59]=&quot;&quot;)AND([.E59]=&quot;&quot;)AND([.F5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60]=&quot;Nunca&quot;)AND([.D60]=&quot;Nunca&quot;)AND([.E60]=&quot;Nunca&quot;)AND([.F60]=&quot;Nunca&quot;);&quot;Não usa&quot;;&quot;Usa&quot;)" office:value-type="string" office:string-value="Usa">
            <text:p>Usa</text:p>
          </table:table-cell>
          <table:table-cell table:formula="of:=IF(([.C60]=&quot;&quot;)AND([.D60]=&quot;&quot;)AND([.E60]=&quot;&quot;)AND([.F6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61]=&quot;Nunca&quot;)AND([.D61]=&quot;Nunca&quot;)AND([.E61]=&quot;Nunca&quot;)AND([.F61]=&quot;Nunca&quot;);&quot;Não usa&quot;;&quot;Usa&quot;)" office:value-type="string" office:string-value="Usa">
            <text:p>Usa</text:p>
          </table:table-cell>
          <table:table-cell table:formula="of:=IF(([.C61]=&quot;&quot;)AND([.D61]=&quot;&quot;)AND([.E61]=&quot;&quot;)AND([.F6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62]=&quot;Nunca&quot;)AND([.D62]=&quot;Nunca&quot;)AND([.E62]=&quot;Nunca&quot;)AND([.F62]=&quot;Nunca&quot;);&quot;Não usa&quot;;&quot;Usa&quot;)" office:value-type="string" office:string-value="Usa">
            <text:p>Usa</text:p>
          </table:table-cell>
          <table:table-cell table:formula="of:=IF(([.C62]=&quot;&quot;)AND([.D62]=&quot;&quot;)AND([.E62]=&quot;&quot;)AND([.F6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63]=&quot;Nunca&quot;)AND([.D63]=&quot;Nunca&quot;)AND([.E63]=&quot;Nunca&quot;)AND([.F63]=&quot;Nunca&quot;);&quot;Não usa&quot;;&quot;Usa&quot;)" office:value-type="string" office:string-value="Usa">
            <text:p>Usa</text:p>
          </table:table-cell>
          <table:table-cell table:formula="of:=IF(([.C63]=&quot;&quot;)AND([.D63]=&quot;&quot;)AND([.E63]=&quot;&quot;)AND([.F6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64]=&quot;Nunca&quot;)AND([.D64]=&quot;Nunca&quot;)AND([.E64]=&quot;Nunca&quot;)AND([.F64]=&quot;Nunca&quot;);&quot;Não usa&quot;;&quot;Usa&quot;)" office:value-type="string" office:string-value="Usa">
            <text:p>Usa</text:p>
          </table:table-cell>
          <table:table-cell table:formula="of:=IF(([.C64]=&quot;&quot;)AND([.D64]=&quot;&quot;)AND([.E64]=&quot;&quot;)AND([.F6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65]=&quot;Nunca&quot;)AND([.D65]=&quot;Nunca&quot;)AND([.E65]=&quot;Nunca&quot;)AND([.F65]=&quot;Nunca&quot;);&quot;Não usa&quot;;&quot;Usa&quot;)" office:value-type="string" office:string-value="Usa">
            <text:p>Usa</text:p>
          </table:table-cell>
          <table:table-cell table:formula="of:=IF(([.C65]=&quot;&quot;)AND([.D65]=&quot;&quot;)AND([.E65]=&quot;&quot;)AND([.F6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66]=&quot;Nunca&quot;)AND([.D66]=&quot;Nunca&quot;)AND([.E66]=&quot;Nunca&quot;)AND([.F66]=&quot;Nunca&quot;);&quot;Não usa&quot;;&quot;Usa&quot;)" office:value-type="string" office:string-value="Usa">
            <text:p>Usa</text:p>
          </table:table-cell>
          <table:table-cell table:formula="of:=IF(([.C66]=&quot;&quot;)AND([.D66]=&quot;&quot;)AND([.E66]=&quot;&quot;)AND([.F6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67]=&quot;Nunca&quot;)AND([.D67]=&quot;Nunca&quot;)AND([.E67]=&quot;Nunca&quot;)AND([.F67]=&quot;Nunca&quot;);&quot;Não usa&quot;;&quot;Usa&quot;)" office:value-type="string" office:string-value="Usa">
            <text:p>Usa</text:p>
          </table:table-cell>
          <table:table-cell table:formula="of:=IF(([.C67]=&quot;&quot;)AND([.D67]=&quot;&quot;)AND([.E67]=&quot;&quot;)AND([.F6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68]=&quot;Nunca&quot;)AND([.D68]=&quot;Nunca&quot;)AND([.E68]=&quot;Nunca&quot;)AND([.F68]=&quot;Nunca&quot;);&quot;Não usa&quot;;&quot;Usa&quot;)" office:value-type="string" office:string-value="Usa">
            <text:p>Usa</text:p>
          </table:table-cell>
          <table:table-cell table:formula="of:=IF(([.C68]=&quot;&quot;)AND([.D68]=&quot;&quot;)AND([.E68]=&quot;&quot;)AND([.F6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69]=&quot;Nunca&quot;)AND([.D69]=&quot;Nunca&quot;)AND([.E69]=&quot;Nunca&quot;)AND([.F69]=&quot;Nunca&quot;);&quot;Não usa&quot;;&quot;Usa&quot;)" office:value-type="string" office:string-value="Usa">
            <text:p>Usa</text:p>
          </table:table-cell>
          <table:table-cell table:formula="of:=IF(([.C69]=&quot;&quot;)AND([.D69]=&quot;&quot;)AND([.E69]=&quot;&quot;)AND([.F6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70]=&quot;Nunca&quot;)AND([.D70]=&quot;Nunca&quot;)AND([.E70]=&quot;Nunca&quot;)AND([.F70]=&quot;Nunca&quot;);&quot;Não usa&quot;;&quot;Usa&quot;)" office:value-type="string" office:string-value="Usa">
            <text:p>Usa</text:p>
          </table:table-cell>
          <table:table-cell table:formula="of:=IF(([.C70]=&quot;&quot;)AND([.D70]=&quot;&quot;)AND([.E70]=&quot;&quot;)AND([.F7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71]=&quot;Nunca&quot;)AND([.D71]=&quot;Nunca&quot;)AND([.E71]=&quot;Nunca&quot;)AND([.F71]=&quot;Nunca&quot;);&quot;Não usa&quot;;&quot;Usa&quot;)" office:value-type="string" office:string-value="Usa">
            <text:p>Usa</text:p>
          </table:table-cell>
          <table:table-cell table:formula="of:=IF(([.C71]=&quot;&quot;)AND([.D71]=&quot;&quot;)AND([.E71]=&quot;&quot;)AND([.F7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  <table:table-cell table:formula="of:=IF(([.C72]=&quot;Nunca&quot;)AND([.D72]=&quot;Nunca&quot;)AND([.E72]=&quot;Nunca&quot;)AND([.F72]=&quot;Nunca&quot;);&quot;Não usa&quot;;&quot;Usa&quot;)" office:value-type="string" office:string-value="Usa">
            <text:p>Usa</text:p>
          </table:table-cell>
          <table:table-cell table:formula="of:=IF(([.C72]=&quot;&quot;)AND([.D72]=&quot;&quot;)AND([.E72]=&quot;&quot;)AND([.F7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  <table:table-cell table:formula="of:=IF(([.C73]=&quot;Nunca&quot;)AND([.D73]=&quot;Nunca&quot;)AND([.E73]=&quot;Nunca&quot;)AND([.F73]=&quot;Nunca&quot;);&quot;Não usa&quot;;&quot;Usa&quot;)" office:value-type="string" office:string-value="Usa">
            <text:p>Usa</text:p>
          </table:table-cell>
          <table:table-cell table:formula="of:=IF(([.C73]=&quot;&quot;)AND([.D73]=&quot;&quot;)AND([.E73]=&quot;&quot;)AND([.F7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74]=&quot;Nunca&quot;)AND([.D74]=&quot;Nunca&quot;)AND([.E74]=&quot;Nunca&quot;)AND([.F74]=&quot;Nunca&quot;);&quot;Não usa&quot;;&quot;Usa&quot;)" office:value-type="string" office:string-value="Usa">
            <text:p>Usa</text:p>
          </table:table-cell>
          <table:table-cell table:formula="of:=IF(([.C74]=&quot;&quot;)AND([.D74]=&quot;&quot;)AND([.E74]=&quot;&quot;)AND([.F7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75]=&quot;Nunca&quot;)AND([.D75]=&quot;Nunca&quot;)AND([.E75]=&quot;Nunca&quot;)AND([.F75]=&quot;Nunca&quot;);&quot;Não usa&quot;;&quot;Usa&quot;)" office:value-type="string" office:string-value="Usa">
            <text:p>Usa</text:p>
          </table:table-cell>
          <table:table-cell table:formula="of:=IF(([.C75]=&quot;&quot;)AND([.D75]=&quot;&quot;)AND([.E75]=&quot;&quot;)AND([.F7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76]=&quot;Nunca&quot;)AND([.D76]=&quot;Nunca&quot;)AND([.E76]=&quot;Nunca&quot;)AND([.F76]=&quot;Nunca&quot;);&quot;Não usa&quot;;&quot;Usa&quot;)" office:value-type="string" office:string-value="Usa">
            <text:p>Usa</text:p>
          </table:table-cell>
          <table:table-cell table:formula="of:=IF(([.C76]=&quot;&quot;)AND([.D76]=&quot;&quot;)AND([.E76]=&quot;&quot;)AND([.F7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77]=&quot;Nunca&quot;)AND([.D77]=&quot;Nunca&quot;)AND([.E77]=&quot;Nunca&quot;)AND([.F77]=&quot;Nunca&quot;);&quot;Não usa&quot;;&quot;Usa&quot;)" office:value-type="string" office:string-value="Usa">
            <text:p>Usa</text:p>
          </table:table-cell>
          <table:table-cell table:formula="of:=IF(([.C77]=&quot;&quot;)AND([.D77]=&quot;&quot;)AND([.E77]=&quot;&quot;)AND([.F7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78]=&quot;Nunca&quot;)AND([.D78]=&quot;Nunca&quot;)AND([.E78]=&quot;Nunca&quot;)AND([.F78]=&quot;Nunca&quot;);&quot;Não usa&quot;;&quot;Usa&quot;)" office:value-type="string" office:string-value="Usa">
            <text:p>Usa</text:p>
          </table:table-cell>
          <table:table-cell table:formula="of:=IF(([.C78]=&quot;&quot;)AND([.D78]=&quot;&quot;)AND([.E78]=&quot;&quot;)AND([.F7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79]=&quot;Nunca&quot;)AND([.D79]=&quot;Nunca&quot;)AND([.E79]=&quot;Nunca&quot;)AND([.F79]=&quot;Nunca&quot;);&quot;Não usa&quot;;&quot;Usa&quot;)" office:value-type="string" office:string-value="Usa">
            <text:p>Usa</text:p>
          </table:table-cell>
          <table:table-cell table:formula="of:=IF(([.C79]=&quot;&quot;)AND([.D79]=&quot;&quot;)AND([.E79]=&quot;&quot;)AND([.F7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80]=&quot;Nunca&quot;)AND([.D80]=&quot;Nunca&quot;)AND([.E80]=&quot;Nunca&quot;)AND([.F80]=&quot;Nunca&quot;);&quot;Não usa&quot;;&quot;Usa&quot;)" office:value-type="string" office:string-value="Usa">
            <text:p>Usa</text:p>
          </table:table-cell>
          <table:table-cell table:formula="of:=IF(([.C80]=&quot;&quot;)AND([.D80]=&quot;&quot;)AND([.E80]=&quot;&quot;)AND([.F8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81]=&quot;Nunca&quot;)AND([.D81]=&quot;Nunca&quot;)AND([.E81]=&quot;Nunca&quot;)AND([.F81]=&quot;Nunca&quot;);&quot;Não usa&quot;;&quot;Usa&quot;)" office:value-type="string" office:string-value="Usa">
            <text:p>Usa</text:p>
          </table:table-cell>
          <table:table-cell table:formula="of:=IF(([.C81]=&quot;&quot;)AND([.D81]=&quot;&quot;)AND([.E81]=&quot;&quot;)AND([.F8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82]=&quot;Nunca&quot;)AND([.D82]=&quot;Nunca&quot;)AND([.E82]=&quot;Nunca&quot;)AND([.F82]=&quot;Nunca&quot;);&quot;Não usa&quot;;&quot;Usa&quot;)" office:value-type="string" office:string-value="Usa">
            <text:p>Usa</text:p>
          </table:table-cell>
          <table:table-cell table:formula="of:=IF(([.C82]=&quot;&quot;)AND([.D82]=&quot;&quot;)AND([.E82]=&quot;&quot;)AND([.F8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83]=&quot;Nunca&quot;)AND([.D83]=&quot;Nunca&quot;)AND([.E83]=&quot;Nunca&quot;)AND([.F83]=&quot;Nunca&quot;);&quot;Não usa&quot;;&quot;Usa&quot;)" office:value-type="string" office:string-value="Usa">
            <text:p>Usa</text:p>
          </table:table-cell>
          <table:table-cell table:formula="of:=IF(([.C83]=&quot;&quot;)AND([.D83]=&quot;&quot;)AND([.E83]=&quot;&quot;)AND([.F8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84]=&quot;Nunca&quot;)AND([.D84]=&quot;Nunca&quot;)AND([.E84]=&quot;Nunca&quot;)AND([.F84]=&quot;Nunca&quot;);&quot;Não usa&quot;;&quot;Usa&quot;)" office:value-type="string" office:string-value="Usa">
            <text:p>Usa</text:p>
          </table:table-cell>
          <table:table-cell table:formula="of:=IF(([.C84]=&quot;&quot;)AND([.D84]=&quot;&quot;)AND([.E84]=&quot;&quot;)AND([.F8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formula="of:=IF(([.C85]=&quot;Nunca&quot;)AND([.D85]=&quot;Nunca&quot;)AND([.E85]=&quot;Nunca&quot;)AND([.F85]=&quot;Nunca&quot;);&quot;Não usa&quot;;&quot;Usa&quot;)" office:value-type="string" office:string-value="Usa">
            <text:p>Usa</text:p>
          </table:table-cell>
          <table:table-cell table:formula="of:=IF(([.C85]=&quot;&quot;)AND([.D85]=&quot;&quot;)AND([.E85]=&quot;&quot;)AND([.F8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86]=&quot;Nunca&quot;)AND([.D86]=&quot;Nunca&quot;)AND([.E86]=&quot;Nunca&quot;)AND([.F86]=&quot;Nunca&quot;);&quot;Não usa&quot;;&quot;Usa&quot;)" office:value-type="string" office:string-value="Usa">
            <text:p>Usa</text:p>
          </table:table-cell>
          <table:table-cell table:formula="of:=IF(([.C86]=&quot;&quot;)AND([.D86]=&quot;&quot;)AND([.E86]=&quot;&quot;)AND([.F8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87]=&quot;Nunca&quot;)AND([.D87]=&quot;Nunca&quot;)AND([.E87]=&quot;Nunca&quot;)AND([.F87]=&quot;Nunca&quot;);&quot;Não usa&quot;;&quot;Usa&quot;)" office:value-type="string" office:string-value="Usa">
            <text:p>Usa</text:p>
          </table:table-cell>
          <table:table-cell table:formula="of:=IF(([.C87]=&quot;&quot;)AND([.D87]=&quot;&quot;)AND([.E87]=&quot;&quot;)AND([.F8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88]=&quot;Nunca&quot;)AND([.D88]=&quot;Nunca&quot;)AND([.E88]=&quot;Nunca&quot;)AND([.F88]=&quot;Nunca&quot;);&quot;Não usa&quot;;&quot;Usa&quot;)" office:value-type="string" office:string-value="Usa">
            <text:p>Usa</text:p>
          </table:table-cell>
          <table:table-cell table:formula="of:=IF(([.C88]=&quot;&quot;)AND([.D88]=&quot;&quot;)AND([.E88]=&quot;&quot;)AND([.F8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88">
            <text:p>198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formula="of:=IF(([.C89]=&quot;Nunca&quot;)AND([.D89]=&quot;Nunca&quot;)AND([.E89]=&quot;Nunca&quot;)AND([.F89]=&quot;Nunca&quot;);&quot;Não usa&quot;;&quot;Usa&quot;)" office:value-type="string" office:string-value="Usa">
            <text:p>Usa</text:p>
          </table:table-cell>
          <table:table-cell table:formula="of:=IF(([.C89]=&quot;&quot;)AND([.D89]=&quot;&quot;)AND([.E89]=&quot;&quot;)AND([.F8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90]=&quot;Nunca&quot;)AND([.D90]=&quot;Nunca&quot;)AND([.E90]=&quot;Nunca&quot;)AND([.F90]=&quot;Nunca&quot;);&quot;Não usa&quot;;&quot;Usa&quot;)" office:value-type="string" office:string-value="Usa">
            <text:p>Usa</text:p>
          </table:table-cell>
          <table:table-cell table:formula="of:=IF(([.C90]=&quot;&quot;)AND([.D90]=&quot;&quot;)AND([.E90]=&quot;&quot;)AND([.F9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91]=&quot;Nunca&quot;)AND([.D91]=&quot;Nunca&quot;)AND([.E91]=&quot;Nunca&quot;)AND([.F91]=&quot;Nunca&quot;);&quot;Não usa&quot;;&quot;Usa&quot;)" office:value-type="string" office:string-value="Usa">
            <text:p>Usa</text:p>
          </table:table-cell>
          <table:table-cell table:formula="of:=IF(([.C91]=&quot;&quot;)AND([.D91]=&quot;&quot;)AND([.E91]=&quot;&quot;)AND([.F9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92]=&quot;Nunca&quot;)AND([.D92]=&quot;Nunca&quot;)AND([.E92]=&quot;Nunca&quot;)AND([.F92]=&quot;Nunca&quot;);&quot;Não usa&quot;;&quot;Usa&quot;)" office:value-type="string" office:string-value="Usa">
            <text:p>Usa</text:p>
          </table:table-cell>
          <table:table-cell table:formula="of:=IF(([.C92]=&quot;&quot;)AND([.D92]=&quot;&quot;)AND([.E92]=&quot;&quot;)AND([.F9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93]=&quot;Nunca&quot;)AND([.D93]=&quot;Nunca&quot;)AND([.E93]=&quot;Nunca&quot;)AND([.F93]=&quot;Nunca&quot;);&quot;Não usa&quot;;&quot;Usa&quot;)" office:value-type="string" office:string-value="Usa">
            <text:p>Usa</text:p>
          </table:table-cell>
          <table:table-cell table:formula="of:=IF(([.C93]=&quot;&quot;)AND([.D93]=&quot;&quot;)AND([.E93]=&quot;&quot;)AND([.F9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94]=&quot;Nunca&quot;)AND([.D94]=&quot;Nunca&quot;)AND([.E94]=&quot;Nunca&quot;)AND([.F94]=&quot;Nunca&quot;);&quot;Não usa&quot;;&quot;Usa&quot;)" office:value-type="string" office:string-value="Usa">
            <text:p>Usa</text:p>
          </table:table-cell>
          <table:table-cell table:formula="of:=IF(([.C94]=&quot;&quot;)AND([.D94]=&quot;&quot;)AND([.E94]=&quot;&quot;)AND([.F9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95]=&quot;Nunca&quot;)AND([.D95]=&quot;Nunca&quot;)AND([.E95]=&quot;Nunca&quot;)AND([.F95]=&quot;Nunca&quot;);&quot;Não usa&quot;;&quot;Usa&quot;)" office:value-type="string" office:string-value="Usa">
            <text:p>Usa</text:p>
          </table:table-cell>
          <table:table-cell table:formula="of:=IF(([.C95]=&quot;&quot;)AND([.D95]=&quot;&quot;)AND([.E95]=&quot;&quot;)AND([.F9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  <table:table-cell table:formula="of:=IF(([.C96]=&quot;Nunca&quot;)AND([.D96]=&quot;Nunca&quot;)AND([.E96]=&quot;Nunca&quot;)AND([.F96]=&quot;Nunca&quot;);&quot;Não usa&quot;;&quot;Usa&quot;)" office:value-type="string" office:string-value="Usa">
            <text:p>Usa</text:p>
          </table:table-cell>
          <table:table-cell table:formula="of:=IF(([.C96]=&quot;&quot;)AND([.D96]=&quot;&quot;)AND([.E96]=&quot;&quot;)AND([.F9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  <table:table-cell table:formula="of:=IF(([.C97]=&quot;Nunca&quot;)AND([.D97]=&quot;Nunca&quot;)AND([.E97]=&quot;Nunca&quot;)AND([.F97]=&quot;Nunca&quot;);&quot;Não usa&quot;;&quot;Usa&quot;)" office:value-type="string" office:string-value="Usa">
            <text:p>Usa</text:p>
          </table:table-cell>
          <table:table-cell table:formula="of:=IF(([.C97]=&quot;&quot;)AND([.D97]=&quot;&quot;)AND([.E97]=&quot;&quot;)AND([.F9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Nunca</text:p>
          </table:table-cell>
          <table:table-cell table:number-columns-repeated="2"/>
          <table:table-cell table:formula="of:=IF(([.C98]=&quot;Nunca&quot;)AND([.D98]=&quot;Nunca&quot;)AND([.E98]=&quot;Nunca&quot;)AND([.F98]=&quot;Nunca&quot;);&quot;Não usa&quot;;&quot;Usa&quot;)" office:value-type="string" office:string-value="Usa">
            <text:p>Usa</text:p>
          </table:table-cell>
          <table:table-cell table:formula="of:=IF(([.C98]=&quot;&quot;)AND([.D98]=&quot;&quot;)AND([.E98]=&quot;&quot;)AND([.F9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99]=&quot;Nunca&quot;)AND([.D99]=&quot;Nunca&quot;)AND([.E99]=&quot;Nunca&quot;)AND([.F99]=&quot;Nunca&quot;);&quot;Não usa&quot;;&quot;Usa&quot;)" office:value-type="string" office:string-value="Usa">
            <text:p>Usa</text:p>
          </table:table-cell>
          <table:table-cell table:formula="of:=IF(([.C99]=&quot;&quot;)AND([.D99]=&quot;&quot;)AND([.E99]=&quot;&quot;)AND([.F9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100]=&quot;Nunca&quot;)AND([.D100]=&quot;Nunca&quot;)AND([.E100]=&quot;Nunca&quot;)AND([.F100]=&quot;Nunca&quot;);&quot;Não usa&quot;;&quot;Usa&quot;)" office:value-type="string" office:string-value="Usa">
            <text:p>Usa</text:p>
          </table:table-cell>
          <table:table-cell table:formula="of:=IF(([.C100]=&quot;&quot;)AND([.D100]=&quot;&quot;)AND([.E100]=&quot;&quot;)AND([.F10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01]=&quot;Nunca&quot;)AND([.D101]=&quot;Nunca&quot;)AND([.E101]=&quot;Nunca&quot;)AND([.F101]=&quot;Nunca&quot;);&quot;Não usa&quot;;&quot;Usa&quot;)" office:value-type="string" office:string-value="Usa">
            <text:p>Usa</text:p>
          </table:table-cell>
          <table:table-cell table:formula="of:=IF(([.C101]=&quot;&quot;)AND([.D101]=&quot;&quot;)AND([.E101]=&quot;&quot;)AND([.F10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102]=&quot;Nunca&quot;)AND([.D102]=&quot;Nunca&quot;)AND([.E102]=&quot;Nunca&quot;)AND([.F102]=&quot;Nunca&quot;);&quot;Não usa&quot;;&quot;Usa&quot;)" office:value-type="string" office:string-value="Usa">
            <text:p>Usa</text:p>
          </table:table-cell>
          <table:table-cell table:formula="of:=IF(([.C102]=&quot;&quot;)AND([.D102]=&quot;&quot;)AND([.E102]=&quot;&quot;)AND([.F10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03]=&quot;Nunca&quot;)AND([.D103]=&quot;Nunca&quot;)AND([.E103]=&quot;Nunca&quot;)AND([.F103]=&quot;Nunca&quot;);&quot;Não usa&quot;;&quot;Usa&quot;)" office:value-type="string" office:string-value="Usa">
            <text:p>Usa</text:p>
          </table:table-cell>
          <table:table-cell table:formula="of:=IF(([.C103]=&quot;&quot;)AND([.D103]=&quot;&quot;)AND([.E103]=&quot;&quot;)AND([.F10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4">
            <text:p>3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04]=&quot;Nunca&quot;)AND([.D104]=&quot;Nunca&quot;)AND([.E104]=&quot;Nunca&quot;)AND([.F104]=&quot;Nunca&quot;);&quot;Não usa&quot;;&quot;Usa&quot;)" office:value-type="string" office:string-value="Usa">
            <text:p>Usa</text:p>
          </table:table-cell>
          <table:table-cell table:formula="of:=IF(([.C104]=&quot;&quot;)AND([.D104]=&quot;&quot;)AND([.E104]=&quot;&quot;)AND([.F10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05]=&quot;Nunca&quot;)AND([.D105]=&quot;Nunca&quot;)AND([.E105]=&quot;Nunca&quot;)AND([.F105]=&quot;Nunca&quot;);&quot;Não usa&quot;;&quot;Usa&quot;)" office:value-type="string" office:string-value="Usa">
            <text:p>Usa</text:p>
          </table:table-cell>
          <table:table-cell table:formula="of:=IF(([.C105]=&quot;&quot;)AND([.D105]=&quot;&quot;)AND([.E105]=&quot;&quot;)AND([.F10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06]=&quot;Nunca&quot;)AND([.D106]=&quot;Nunca&quot;)AND([.E106]=&quot;Nunca&quot;)AND([.F106]=&quot;Nunca&quot;);&quot;Não usa&quot;;&quot;Usa&quot;)" office:value-type="string" office:string-value="Usa">
            <text:p>Usa</text:p>
          </table:table-cell>
          <table:table-cell table:formula="of:=IF(([.C106]=&quot;&quot;)AND([.D106]=&quot;&quot;)AND([.E106]=&quot;&quot;)AND([.F10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07]=&quot;Nunca&quot;)AND([.D107]=&quot;Nunca&quot;)AND([.E107]=&quot;Nunca&quot;)AND([.F107]=&quot;Nunca&quot;);&quot;Não usa&quot;;&quot;Usa&quot;)" office:value-type="string" office:string-value="Usa">
            <text:p>Usa</text:p>
          </table:table-cell>
          <table:table-cell table:formula="of:=IF(([.C107]=&quot;&quot;)AND([.D107]=&quot;&quot;)AND([.E107]=&quot;&quot;)AND([.F10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108]=&quot;Nunca&quot;)AND([.D108]=&quot;Nunca&quot;)AND([.E108]=&quot;Nunca&quot;)AND([.F108]=&quot;Nunca&quot;);&quot;Não usa&quot;;&quot;Usa&quot;)" office:value-type="string" office:string-value="Usa">
            <text:p>Usa</text:p>
          </table:table-cell>
          <table:table-cell table:formula="of:=IF(([.C108]=&quot;&quot;)AND([.D108]=&quot;&quot;)AND([.E108]=&quot;&quot;)AND([.F10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09]=&quot;Nunca&quot;)AND([.D109]=&quot;Nunca&quot;)AND([.E109]=&quot;Nunca&quot;)AND([.F109]=&quot;Nunca&quot;);&quot;Não usa&quot;;&quot;Usa&quot;)" office:value-type="string" office:string-value="Usa">
            <text:p>Usa</text:p>
          </table:table-cell>
          <table:table-cell table:formula="of:=IF(([.C109]=&quot;&quot;)AND([.D109]=&quot;&quot;)AND([.E109]=&quot;&quot;)AND([.F10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10]=&quot;Nunca&quot;)AND([.D110]=&quot;Nunca&quot;)AND([.E110]=&quot;Nunca&quot;)AND([.F110]=&quot;Nunca&quot;);&quot;Não usa&quot;;&quot;Usa&quot;)" office:value-type="string" office:string-value="Usa">
            <text:p>Usa</text:p>
          </table:table-cell>
          <table:table-cell table:formula="of:=IF(([.C110]=&quot;&quot;)AND([.D110]=&quot;&quot;)AND([.E110]=&quot;&quot;)AND([.F11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11]=&quot;Nunca&quot;)AND([.D111]=&quot;Nunca&quot;)AND([.E111]=&quot;Nunca&quot;)AND([.F111]=&quot;Nunca&quot;);&quot;Não usa&quot;;&quot;Usa&quot;)" office:value-type="string" office:string-value="Usa">
            <text:p>Usa</text:p>
          </table:table-cell>
          <table:table-cell table:formula="of:=IF(([.C111]=&quot;&quot;)AND([.D111]=&quot;&quot;)AND([.E111]=&quot;&quot;)AND([.F11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112]=&quot;Nunca&quot;)AND([.D112]=&quot;Nunca&quot;)AND([.E112]=&quot;Nunca&quot;)AND([.F112]=&quot;Nunca&quot;);&quot;Não usa&quot;;&quot;Usa&quot;)" office:value-type="string" office:string-value="Usa">
            <text:p>Usa</text:p>
          </table:table-cell>
          <table:table-cell table:formula="of:=IF(([.C112]=&quot;&quot;)AND([.D112]=&quot;&quot;)AND([.E112]=&quot;&quot;)AND([.F11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 office:value-type="string">
            <text:p>1 a 3 vezes por semana</text:p>
          </table:table-cell>
          <table:table-cell table:number-columns-repeated="3"/>
          <table:table-cell table:formula="of:=IF(([.C113]=&quot;Nunca&quot;)AND([.D113]=&quot;Nunca&quot;)AND([.E113]=&quot;Nunca&quot;)AND([.F113]=&quot;Nunca&quot;);&quot;Não usa&quot;;&quot;Usa&quot;)" office:value-type="string" office:string-value="Usa">
            <text:p>Usa</text:p>
          </table:table-cell>
          <table:table-cell table:formula="of:=IF(([.C113]=&quot;&quot;)AND([.D113]=&quot;&quot;)AND([.E113]=&quot;&quot;)AND([.F11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114]=&quot;Nunca&quot;)AND([.D114]=&quot;Nunca&quot;)AND([.E114]=&quot;Nunca&quot;)AND([.F114]=&quot;Nunca&quot;);&quot;Não usa&quot;;&quot;Usa&quot;)" office:value-type="string" office:string-value="Usa">
            <text:p>Usa</text:p>
          </table:table-cell>
          <table:table-cell table:formula="of:=IF(([.C114]=&quot;&quot;)AND([.D114]=&quot;&quot;)AND([.E114]=&quot;&quot;)AND([.F11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Todos os dias</text:p>
          </table:table-cell>
          <table:table-cell/>
          <table:table-cell table:formula="of:=IF(([.C115]=&quot;Nunca&quot;)AND([.D115]=&quot;Nunca&quot;)AND([.E115]=&quot;Nunca&quot;)AND([.F115]=&quot;Nunca&quot;);&quot;Não usa&quot;;&quot;Usa&quot;)" office:value-type="string" office:string-value="Usa">
            <text:p>Usa</text:p>
          </table:table-cell>
          <table:table-cell table:formula="of:=IF(([.C115]=&quot;&quot;)AND([.D115]=&quot;&quot;)AND([.E115]=&quot;&quot;)AND([.F11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16]=&quot;Nunca&quot;)AND([.D116]=&quot;Nunca&quot;)AND([.E116]=&quot;Nunca&quot;)AND([.F116]=&quot;Nunca&quot;);&quot;Não usa&quot;;&quot;Usa&quot;)" office:value-type="string" office:string-value="Usa">
            <text:p>Usa</text:p>
          </table:table-cell>
          <table:table-cell table:formula="of:=IF(([.C116]=&quot;&quot;)AND([.D116]=&quot;&quot;)AND([.E116]=&quot;&quot;)AND([.F11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1 a 3 vezes por semana</text:p>
          </table:table-cell>
          <table:table-cell/>
          <table:table-cell table:formula="of:=IF(([.C117]=&quot;Nunca&quot;)AND([.D117]=&quot;Nunca&quot;)AND([.E117]=&quot;Nunca&quot;)AND([.F117]=&quot;Nunca&quot;);&quot;Não usa&quot;;&quot;Usa&quot;)" office:value-type="string" office:string-value="Usa">
            <text:p>Usa</text:p>
          </table:table-cell>
          <table:table-cell table:formula="of:=IF(([.C117]=&quot;&quot;)AND([.D117]=&quot;&quot;)AND([.E117]=&quot;&quot;)AND([.F11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18]=&quot;Nunca&quot;)AND([.D118]=&quot;Nunca&quot;)AND([.E118]=&quot;Nunca&quot;)AND([.F118]=&quot;Nunca&quot;);&quot;Não usa&quot;;&quot;Usa&quot;)" office:value-type="string" office:string-value="Usa">
            <text:p>Usa</text:p>
          </table:table-cell>
          <table:table-cell table:formula="of:=IF(([.C118]=&quot;&quot;)AND([.D118]=&quot;&quot;)AND([.E118]=&quot;&quot;)AND([.F11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119]=&quot;Nunca&quot;)AND([.D119]=&quot;Nunca&quot;)AND([.E119]=&quot;Nunca&quot;)AND([.F119]=&quot;Nunca&quot;);&quot;Não usa&quot;;&quot;Usa&quot;)" office:value-type="string" office:string-value="Usa">
            <text:p>Usa</text:p>
          </table:table-cell>
          <table:table-cell table:formula="of:=IF(([.C119]=&quot;&quot;)AND([.D119]=&quot;&quot;)AND([.E119]=&quot;&quot;)AND([.F11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20]=&quot;Nunca&quot;)AND([.D120]=&quot;Nunca&quot;)AND([.E120]=&quot;Nunca&quot;)AND([.F120]=&quot;Nunca&quot;);&quot;Não usa&quot;;&quot;Usa&quot;)" office:value-type="string" office:string-value="Usa">
            <text:p>Usa</text:p>
          </table:table-cell>
          <table:table-cell table:formula="of:=IF(([.C120]=&quot;&quot;)AND([.D120]=&quot;&quot;)AND([.E120]=&quot;&quot;)AND([.F12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21]=&quot;Nunca&quot;)AND([.D121]=&quot;Nunca&quot;)AND([.E121]=&quot;Nunca&quot;)AND([.F121]=&quot;Nunca&quot;);&quot;Não usa&quot;;&quot;Usa&quot;)" office:value-type="string" office:string-value="Usa">
            <text:p>Usa</text:p>
          </table:table-cell>
          <table:table-cell table:formula="of:=IF(([.C121]=&quot;&quot;)AND([.D121]=&quot;&quot;)AND([.E121]=&quot;&quot;)AND([.F12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122]=&quot;Nunca&quot;)AND([.D122]=&quot;Nunca&quot;)AND([.E122]=&quot;Nunca&quot;)AND([.F122]=&quot;Nunca&quot;);&quot;Não usa&quot;;&quot;Usa&quot;)" office:value-type="string" office:string-value="Usa">
            <text:p>Usa</text:p>
          </table:table-cell>
          <table:table-cell table:formula="of:=IF(([.C122]=&quot;&quot;)AND([.D122]=&quot;&quot;)AND([.E122]=&quot;&quot;)AND([.F12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formula="of:=IF(([.C123]=&quot;Nunca&quot;)AND([.D123]=&quot;Nunca&quot;)AND([.E123]=&quot;Nunca&quot;)AND([.F123]=&quot;Nunca&quot;);&quot;Não usa&quot;;&quot;Usa&quot;)" office:value-type="string" office:string-value="Usa">
            <text:p>Usa</text:p>
          </table:table-cell>
          <table:table-cell table:formula="of:=IF(([.C123]=&quot;&quot;)AND([.D123]=&quot;&quot;)AND([.E123]=&quot;&quot;)AND([.F12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124]=&quot;Nunca&quot;)AND([.D124]=&quot;Nunca&quot;)AND([.E124]=&quot;Nunca&quot;)AND([.F124]=&quot;Nunca&quot;);&quot;Não usa&quot;;&quot;Usa&quot;)" office:value-type="string" office:string-value="Usa">
            <text:p>Usa</text:p>
          </table:table-cell>
          <table:table-cell table:formula="of:=IF(([.C124]=&quot;&quot;)AND([.D124]=&quot;&quot;)AND([.E124]=&quot;&quot;)AND([.F12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125]=&quot;Nunca&quot;)AND([.D125]=&quot;Nunca&quot;)AND([.E125]=&quot;Nunca&quot;)AND([.F125]=&quot;Nunca&quot;);&quot;Não usa&quot;;&quot;Usa&quot;)" office:value-type="string" office:string-value="Usa">
            <text:p>Usa</text:p>
          </table:table-cell>
          <table:table-cell table:formula="of:=IF(([.C125]=&quot;&quot;)AND([.D125]=&quot;&quot;)AND([.E125]=&quot;&quot;)AND([.F12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odos os dias</text:p>
          </table:table-cell>
          <table:table-cell table:number-columns-repeated="2"/>
          <table:table-cell table:formula="of:=IF(([.C126]=&quot;Nunca&quot;)AND([.D126]=&quot;Nunca&quot;)AND([.E126]=&quot;Nunca&quot;)AND([.F126]=&quot;Nunca&quot;);&quot;Não usa&quot;;&quot;Usa&quot;)" office:value-type="string" office:string-value="Usa">
            <text:p>Usa</text:p>
          </table:table-cell>
          <table:table-cell table:formula="of:=IF(([.C126]=&quot;&quot;)AND([.D126]=&quot;&quot;)AND([.E126]=&quot;&quot;)AND([.F12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27]=&quot;Nunca&quot;)AND([.D127]=&quot;Nunca&quot;)AND([.E127]=&quot;Nunca&quot;)AND([.F127]=&quot;Nunca&quot;);&quot;Não usa&quot;;&quot;Usa&quot;)" office:value-type="string" office:string-value="Usa">
            <text:p>Usa</text:p>
          </table:table-cell>
          <table:table-cell table:formula="of:=IF(([.C127]=&quot;&quot;)AND([.D127]=&quot;&quot;)AND([.E127]=&quot;&quot;)AND([.F12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28]=&quot;Nunca&quot;)AND([.D128]=&quot;Nunca&quot;)AND([.E128]=&quot;Nunca&quot;)AND([.F128]=&quot;Nunca&quot;);&quot;Não usa&quot;;&quot;Usa&quot;)" office:value-type="string" office:string-value="Usa">
            <text:p>Usa</text:p>
          </table:table-cell>
          <table:table-cell table:formula="of:=IF(([.C128]=&quot;&quot;)AND([.D128]=&quot;&quot;)AND([.E128]=&quot;&quot;)AND([.F12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29]=&quot;Nunca&quot;)AND([.D129]=&quot;Nunca&quot;)AND([.E129]=&quot;Nunca&quot;)AND([.F129]=&quot;Nunca&quot;);&quot;Não usa&quot;;&quot;Usa&quot;)" office:value-type="string" office:string-value="Usa">
            <text:p>Usa</text:p>
          </table:table-cell>
          <table:table-cell table:formula="of:=IF(([.C129]=&quot;&quot;)AND([.D129]=&quot;&quot;)AND([.E129]=&quot;&quot;)AND([.F12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30]=&quot;Nunca&quot;)AND([.D130]=&quot;Nunca&quot;)AND([.E130]=&quot;Nunca&quot;)AND([.F130]=&quot;Nunca&quot;);&quot;Não usa&quot;;&quot;Usa&quot;)" office:value-type="string" office:string-value="Usa">
            <text:p>Usa</text:p>
          </table:table-cell>
          <table:table-cell table:formula="of:=IF(([.C130]=&quot;&quot;)AND([.D130]=&quot;&quot;)AND([.E130]=&quot;&quot;)AND([.F13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31]=&quot;Nunca&quot;)AND([.D131]=&quot;Nunca&quot;)AND([.E131]=&quot;Nunca&quot;)AND([.F131]=&quot;Nunca&quot;);&quot;Não usa&quot;;&quot;Usa&quot;)" office:value-type="string" office:string-value="Usa">
            <text:p>Usa</text:p>
          </table:table-cell>
          <table:table-cell table:formula="of:=IF(([.C131]=&quot;&quot;)AND([.D131]=&quot;&quot;)AND([.E131]=&quot;&quot;)AND([.F13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">
            <text:p>2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132]=&quot;Nunca&quot;)AND([.D132]=&quot;Nunca&quot;)AND([.E132]=&quot;Nunca&quot;)AND([.F132]=&quot;Nunca&quot;);&quot;Não usa&quot;;&quot;Usa&quot;)" office:value-type="string" office:string-value="Usa">
            <text:p>Usa</text:p>
          </table:table-cell>
          <table:table-cell table:formula="of:=IF(([.C132]=&quot;&quot;)AND([.D132]=&quot;&quot;)AND([.E132]=&quot;&quot;)AND([.F13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33]=&quot;Nunca&quot;)AND([.D133]=&quot;Nunca&quot;)AND([.E133]=&quot;Nunca&quot;)AND([.F133]=&quot;Nunca&quot;);&quot;Não usa&quot;;&quot;Usa&quot;)" office:value-type="string" office:string-value="Usa">
            <text:p>Usa</text:p>
          </table:table-cell>
          <table:table-cell table:formula="of:=IF(([.C133]=&quot;&quot;)AND([.D133]=&quot;&quot;)AND([.E133]=&quot;&quot;)AND([.F13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34]=&quot;Nunca&quot;)AND([.D134]=&quot;Nunca&quot;)AND([.E134]=&quot;Nunca&quot;)AND([.F134]=&quot;Nunca&quot;);&quot;Não usa&quot;;&quot;Usa&quot;)" office:value-type="string" office:string-value="Usa">
            <text:p>Usa</text:p>
          </table:table-cell>
          <table:table-cell table:formula="of:=IF(([.C134]=&quot;&quot;)AND([.D134]=&quot;&quot;)AND([.E134]=&quot;&quot;)AND([.F13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135]=&quot;Nunca&quot;)AND([.D135]=&quot;Nunca&quot;)AND([.E135]=&quot;Nunca&quot;)AND([.F135]=&quot;Nunca&quot;);&quot;Não usa&quot;;&quot;Usa&quot;)" office:value-type="string" office:string-value="Usa">
            <text:p>Usa</text:p>
          </table:table-cell>
          <table:table-cell table:formula="of:=IF(([.C135]=&quot;&quot;)AND([.D135]=&quot;&quot;)AND([.E135]=&quot;&quot;)AND([.F13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36]=&quot;Nunca&quot;)AND([.D136]=&quot;Nunca&quot;)AND([.E136]=&quot;Nunca&quot;)AND([.F136]=&quot;Nunca&quot;);&quot;Não usa&quot;;&quot;Usa&quot;)" office:value-type="string" office:string-value="Usa">
            <text:p>Usa</text:p>
          </table:table-cell>
          <table:table-cell table:formula="of:=IF(([.C136]=&quot;&quot;)AND([.D136]=&quot;&quot;)AND([.E136]=&quot;&quot;)AND([.F13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137]=&quot;Nunca&quot;)AND([.D137]=&quot;Nunca&quot;)AND([.E137]=&quot;Nunca&quot;)AND([.F137]=&quot;Nunca&quot;);&quot;Não usa&quot;;&quot;Usa&quot;)" office:value-type="string" office:string-value="Usa">
            <text:p>Usa</text:p>
          </table:table-cell>
          <table:table-cell table:formula="of:=IF(([.C137]=&quot;&quot;)AND([.D137]=&quot;&quot;)AND([.E137]=&quot;&quot;)AND([.F13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138]=&quot;Nunca&quot;)AND([.D138]=&quot;Nunca&quot;)AND([.E138]=&quot;Nunca&quot;)AND([.F138]=&quot;Nunca&quot;);&quot;Não usa&quot;;&quot;Usa&quot;)" office:value-type="string" office:string-value="Usa">
            <text:p>Usa</text:p>
          </table:table-cell>
          <table:table-cell table:formula="of:=IF(([.C138]=&quot;&quot;)AND([.D138]=&quot;&quot;)AND([.E138]=&quot;&quot;)AND([.F13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39]=&quot;Nunca&quot;)AND([.D139]=&quot;Nunca&quot;)AND([.E139]=&quot;Nunca&quot;)AND([.F139]=&quot;Nunca&quot;);&quot;Não usa&quot;;&quot;Usa&quot;)" office:value-type="string" office:string-value="Usa">
            <text:p>Usa</text:p>
          </table:table-cell>
          <table:table-cell table:formula="of:=IF(([.C139]=&quot;&quot;)AND([.D139]=&quot;&quot;)AND([.E139]=&quot;&quot;)AND([.F13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40]=&quot;Nunca&quot;)AND([.D140]=&quot;Nunca&quot;)AND([.E140]=&quot;Nunca&quot;)AND([.F140]=&quot;Nunca&quot;);&quot;Não usa&quot;;&quot;Usa&quot;)" office:value-type="string" office:string-value="Usa">
            <text:p>Usa</text:p>
          </table:table-cell>
          <table:table-cell table:formula="of:=IF(([.C140]=&quot;&quot;)AND([.D140]=&quot;&quot;)AND([.E140]=&quot;&quot;)AND([.F14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141]=&quot;Nunca&quot;)AND([.D141]=&quot;Nunca&quot;)AND([.E141]=&quot;Nunca&quot;)AND([.F141]=&quot;Nunca&quot;);&quot;Não usa&quot;;&quot;Usa&quot;)" office:value-type="string" office:string-value="Usa">
            <text:p>Usa</text:p>
          </table:table-cell>
          <table:table-cell table:formula="of:=IF(([.C141]=&quot;&quot;)AND([.D141]=&quot;&quot;)AND([.E141]=&quot;&quot;)AND([.F14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42]=&quot;Nunca&quot;)AND([.D142]=&quot;Nunca&quot;)AND([.E142]=&quot;Nunca&quot;)AND([.F142]=&quot;Nunca&quot;);&quot;Não usa&quot;;&quot;Usa&quot;)" office:value-type="string" office:string-value="Usa">
            <text:p>Usa</text:p>
          </table:table-cell>
          <table:table-cell table:formula="of:=IF(([.C142]=&quot;&quot;)AND([.D142]=&quot;&quot;)AND([.E142]=&quot;&quot;)AND([.F14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43]=&quot;Nunca&quot;)AND([.D143]=&quot;Nunca&quot;)AND([.E143]=&quot;Nunca&quot;)AND([.F143]=&quot;Nunca&quot;);&quot;Não usa&quot;;&quot;Usa&quot;)" office:value-type="string" office:string-value="Usa">
            <text:p>Usa</text:p>
          </table:table-cell>
          <table:table-cell table:formula="of:=IF(([.C143]=&quot;&quot;)AND([.D143]=&quot;&quot;)AND([.E143]=&quot;&quot;)AND([.F14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144]=&quot;Nunca&quot;)AND([.D144]=&quot;Nunca&quot;)AND([.E144]=&quot;Nunca&quot;)AND([.F144]=&quot;Nunca&quot;);&quot;Não usa&quot;;&quot;Usa&quot;)" office:value-type="string" office:string-value="Usa">
            <text:p>Usa</text:p>
          </table:table-cell>
          <table:table-cell table:formula="of:=IF(([.C144]=&quot;&quot;)AND([.D144]=&quot;&quot;)AND([.E144]=&quot;&quot;)AND([.F14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145]=&quot;Nunca&quot;)AND([.D145]=&quot;Nunca&quot;)AND([.E145]=&quot;Nunca&quot;)AND([.F145]=&quot;Nunca&quot;);&quot;Não usa&quot;;&quot;Usa&quot;)" office:value-type="string" office:string-value="Usa">
            <text:p>Usa</text:p>
          </table:table-cell>
          <table:table-cell table:formula="of:=IF(([.C145]=&quot;&quot;)AND([.D145]=&quot;&quot;)AND([.E145]=&quot;&quot;)AND([.F14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46]=&quot;Nunca&quot;)AND([.D146]=&quot;Nunca&quot;)AND([.E146]=&quot;Nunca&quot;)AND([.F146]=&quot;Nunca&quot;);&quot;Não usa&quot;;&quot;Usa&quot;)" office:value-type="string" office:string-value="Usa">
            <text:p>Usa</text:p>
          </table:table-cell>
          <table:table-cell table:formula="of:=IF(([.C146]=&quot;&quot;)AND([.D146]=&quot;&quot;)AND([.E146]=&quot;&quot;)AND([.F14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147]=&quot;Nunca&quot;)AND([.D147]=&quot;Nunca&quot;)AND([.E147]=&quot;Nunca&quot;)AND([.F147]=&quot;Nunca&quot;);&quot;Não usa&quot;;&quot;Usa&quot;)" office:value-type="string" office:string-value="Usa">
            <text:p>Usa</text:p>
          </table:table-cell>
          <table:table-cell table:formula="of:=IF(([.C147]=&quot;&quot;)AND([.D147]=&quot;&quot;)AND([.E147]=&quot;&quot;)AND([.F14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148]=&quot;Nunca&quot;)AND([.D148]=&quot;Nunca&quot;)AND([.E148]=&quot;Nunca&quot;)AND([.F148]=&quot;Nunca&quot;);&quot;Não usa&quot;;&quot;Usa&quot;)" office:value-type="string" office:string-value="Usa">
            <text:p>Usa</text:p>
          </table:table-cell>
          <table:table-cell table:formula="of:=IF(([.C148]=&quot;&quot;)AND([.D148]=&quot;&quot;)AND([.E148]=&quot;&quot;)AND([.F14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49]=&quot;Nunca&quot;)AND([.D149]=&quot;Nunca&quot;)AND([.E149]=&quot;Nunca&quot;)AND([.F149]=&quot;Nunca&quot;);&quot;Não usa&quot;;&quot;Usa&quot;)" office:value-type="string" office:string-value="Usa">
            <text:p>Usa</text:p>
          </table:table-cell>
          <table:table-cell table:formula="of:=IF(([.C149]=&quot;&quot;)AND([.D149]=&quot;&quot;)AND([.E149]=&quot;&quot;)AND([.F14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50]=&quot;Nunca&quot;)AND([.D150]=&quot;Nunca&quot;)AND([.E150]=&quot;Nunca&quot;)AND([.F150]=&quot;Nunca&quot;);&quot;Não usa&quot;;&quot;Usa&quot;)" office:value-type="string" office:string-value="Usa">
            <text:p>Usa</text:p>
          </table:table-cell>
          <table:table-cell table:formula="of:=IF(([.C150]=&quot;&quot;)AND([.D150]=&quot;&quot;)AND([.E150]=&quot;&quot;)AND([.F15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51]=&quot;Nunca&quot;)AND([.D151]=&quot;Nunca&quot;)AND([.E151]=&quot;Nunca&quot;)AND([.F151]=&quot;Nunca&quot;);&quot;Não usa&quot;;&quot;Usa&quot;)" office:value-type="string" office:string-value="Usa">
            <text:p>Usa</text:p>
          </table:table-cell>
          <table:table-cell table:formula="of:=IF(([.C151]=&quot;&quot;)AND([.D151]=&quot;&quot;)AND([.E151]=&quot;&quot;)AND([.F15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formula="of:=IF(([.C152]=&quot;Nunca&quot;)AND([.D152]=&quot;Nunca&quot;)AND([.E152]=&quot;Nunca&quot;)AND([.F152]=&quot;Nunca&quot;);&quot;Não usa&quot;;&quot;Usa&quot;)" office:value-type="string" office:string-value="Usa">
            <text:p>Usa</text:p>
          </table:table-cell>
          <table:table-cell table:formula="of:=IF(([.C152]=&quot;&quot;)AND([.D152]=&quot;&quot;)AND([.E152]=&quot;&quot;)AND([.F15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53]=&quot;Nunca&quot;)AND([.D153]=&quot;Nunca&quot;)AND([.E153]=&quot;Nunca&quot;)AND([.F153]=&quot;Nunca&quot;);&quot;Não usa&quot;;&quot;Usa&quot;)" office:value-type="string" office:string-value="Usa">
            <text:p>Usa</text:p>
          </table:table-cell>
          <table:table-cell table:formula="of:=IF(([.C153]=&quot;&quot;)AND([.D153]=&quot;&quot;)AND([.E153]=&quot;&quot;)AND([.F15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54]=&quot;Nunca&quot;)AND([.D154]=&quot;Nunca&quot;)AND([.E154]=&quot;Nunca&quot;)AND([.F154]=&quot;Nunca&quot;);&quot;Não usa&quot;;&quot;Usa&quot;)" office:value-type="string" office:string-value="Usa">
            <text:p>Usa</text:p>
          </table:table-cell>
          <table:table-cell table:formula="of:=IF(([.C154]=&quot;&quot;)AND([.D154]=&quot;&quot;)AND([.E154]=&quot;&quot;)AND([.F15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155]=&quot;Nunca&quot;)AND([.D155]=&quot;Nunca&quot;)AND([.E155]=&quot;Nunca&quot;)AND([.F155]=&quot;Nunca&quot;);&quot;Não usa&quot;;&quot;Usa&quot;)" office:value-type="string" office:string-value="Usa">
            <text:p>Usa</text:p>
          </table:table-cell>
          <table:table-cell table:formula="of:=IF(([.C155]=&quot;&quot;)AND([.D155]=&quot;&quot;)AND([.E155]=&quot;&quot;)AND([.F15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156]=&quot;Nunca&quot;)AND([.D156]=&quot;Nunca&quot;)AND([.E156]=&quot;Nunca&quot;)AND([.F156]=&quot;Nunca&quot;);&quot;Não usa&quot;;&quot;Usa&quot;)" office:value-type="string" office:string-value="Usa">
            <text:p>Usa</text:p>
          </table:table-cell>
          <table:table-cell table:formula="of:=IF(([.C156]=&quot;&quot;)AND([.D156]=&quot;&quot;)AND([.E156]=&quot;&quot;)AND([.F15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57]=&quot;Nunca&quot;)AND([.D157]=&quot;Nunca&quot;)AND([.E157]=&quot;Nunca&quot;)AND([.F157]=&quot;Nunca&quot;);&quot;Não usa&quot;;&quot;Usa&quot;)" office:value-type="string" office:string-value="Usa">
            <text:p>Usa</text:p>
          </table:table-cell>
          <table:table-cell table:formula="of:=IF(([.C157]=&quot;&quot;)AND([.D157]=&quot;&quot;)AND([.E157]=&quot;&quot;)AND([.F15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58]=&quot;Nunca&quot;)AND([.D158]=&quot;Nunca&quot;)AND([.E158]=&quot;Nunca&quot;)AND([.F158]=&quot;Nunca&quot;);&quot;Não usa&quot;;&quot;Usa&quot;)" office:value-type="string" office:string-value="Usa">
            <text:p>Usa</text:p>
          </table:table-cell>
          <table:table-cell table:formula="of:=IF(([.C158]=&quot;&quot;)AND([.D158]=&quot;&quot;)AND([.E158]=&quot;&quot;)AND([.F15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159]=&quot;Nunca&quot;)AND([.D159]=&quot;Nunca&quot;)AND([.E159]=&quot;Nunca&quot;)AND([.F159]=&quot;Nunca&quot;);&quot;Não usa&quot;;&quot;Usa&quot;)" office:value-type="string" office:string-value="Usa">
            <text:p>Usa</text:p>
          </table:table-cell>
          <table:table-cell table:formula="of:=IF(([.C159]=&quot;&quot;)AND([.D159]=&quot;&quot;)AND([.E159]=&quot;&quot;)AND([.F15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160]=&quot;Nunca&quot;)AND([.D160]=&quot;Nunca&quot;)AND([.E160]=&quot;Nunca&quot;)AND([.F160]=&quot;Nunca&quot;);&quot;Não usa&quot;;&quot;Usa&quot;)" office:value-type="string" office:string-value="Usa">
            <text:p>Usa</text:p>
          </table:table-cell>
          <table:table-cell table:formula="of:=IF(([.C160]=&quot;&quot;)AND([.D160]=&quot;&quot;)AND([.E160]=&quot;&quot;)AND([.F16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61]=&quot;Nunca&quot;)AND([.D161]=&quot;Nunca&quot;)AND([.E161]=&quot;Nunca&quot;)AND([.F161]=&quot;Nunca&quot;);&quot;Não usa&quot;;&quot;Usa&quot;)" office:value-type="string" office:string-value="Usa">
            <text:p>Usa</text:p>
          </table:table-cell>
          <table:table-cell table:formula="of:=IF(([.C161]=&quot;&quot;)AND([.D161]=&quot;&quot;)AND([.E161]=&quot;&quot;)AND([.F16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162]=&quot;Nunca&quot;)AND([.D162]=&quot;Nunca&quot;)AND([.E162]=&quot;Nunca&quot;)AND([.F162]=&quot;Nunca&quot;);&quot;Não usa&quot;;&quot;Usa&quot;)" office:value-type="string" office:string-value="Usa">
            <text:p>Usa</text:p>
          </table:table-cell>
          <table:table-cell table:formula="of:=IF(([.C162]=&quot;&quot;)AND([.D162]=&quot;&quot;)AND([.E162]=&quot;&quot;)AND([.F16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163]=&quot;Nunca&quot;)AND([.D163]=&quot;Nunca&quot;)AND([.E163]=&quot;Nunca&quot;)AND([.F163]=&quot;Nunca&quot;);&quot;Não usa&quot;;&quot;Usa&quot;)" office:value-type="string" office:string-value="Usa">
            <text:p>Usa</text:p>
          </table:table-cell>
          <table:table-cell table:formula="of:=IF(([.C163]=&quot;&quot;)AND([.D163]=&quot;&quot;)AND([.E163]=&quot;&quot;)AND([.F16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64]=&quot;Nunca&quot;)AND([.D164]=&quot;Nunca&quot;)AND([.E164]=&quot;Nunca&quot;)AND([.F164]=&quot;Nunca&quot;);&quot;Não usa&quot;;&quot;Usa&quot;)" office:value-type="string" office:string-value="Usa">
            <text:p>Usa</text:p>
          </table:table-cell>
          <table:table-cell table:formula="of:=IF(([.C164]=&quot;&quot;)AND([.D164]=&quot;&quot;)AND([.E164]=&quot;&quot;)AND([.F16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165]=&quot;Nunca&quot;)AND([.D165]=&quot;Nunca&quot;)AND([.E165]=&quot;Nunca&quot;)AND([.F165]=&quot;Nunca&quot;);&quot;Não usa&quot;;&quot;Usa&quot;)" office:value-type="string" office:string-value="Usa">
            <text:p>Usa</text:p>
          </table:table-cell>
          <table:table-cell table:formula="of:=IF(([.C165]=&quot;&quot;)AND([.D165]=&quot;&quot;)AND([.E165]=&quot;&quot;)AND([.F16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66]=&quot;Nunca&quot;)AND([.D166]=&quot;Nunca&quot;)AND([.E166]=&quot;Nunca&quot;)AND([.F166]=&quot;Nunca&quot;);&quot;Não usa&quot;;&quot;Usa&quot;)" office:value-type="string" office:string-value="Usa">
            <text:p>Usa</text:p>
          </table:table-cell>
          <table:table-cell table:formula="of:=IF(([.C166]=&quot;&quot;)AND([.D166]=&quot;&quot;)AND([.E166]=&quot;&quot;)AND([.F16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167]=&quot;Nunca&quot;)AND([.D167]=&quot;Nunca&quot;)AND([.E167]=&quot;Nunca&quot;)AND([.F167]=&quot;Nunca&quot;);&quot;Não usa&quot;;&quot;Usa&quot;)" office:value-type="string" office:string-value="Usa">
            <text:p>Usa</text:p>
          </table:table-cell>
          <table:table-cell table:formula="of:=IF(([.C167]=&quot;&quot;)AND([.D167]=&quot;&quot;)AND([.E167]=&quot;&quot;)AND([.F16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68]=&quot;Nunca&quot;)AND([.D168]=&quot;Nunca&quot;)AND([.E168]=&quot;Nunca&quot;)AND([.F168]=&quot;Nunca&quot;);&quot;Não usa&quot;;&quot;Usa&quot;)" office:value-type="string" office:string-value="Usa">
            <text:p>Usa</text:p>
          </table:table-cell>
          <table:table-cell table:formula="of:=IF(([.C168]=&quot;&quot;)AND([.D168]=&quot;&quot;)AND([.E168]=&quot;&quot;)AND([.F16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169]=&quot;Nunca&quot;)AND([.D169]=&quot;Nunca&quot;)AND([.E169]=&quot;Nunca&quot;)AND([.F169]=&quot;Nunca&quot;);&quot;Não usa&quot;;&quot;Usa&quot;)" office:value-type="string" office:string-value="Usa">
            <text:p>Usa</text:p>
          </table:table-cell>
          <table:table-cell table:formula="of:=IF(([.C169]=&quot;&quot;)AND([.D169]=&quot;&quot;)AND([.E169]=&quot;&quot;)AND([.F16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170]=&quot;Nunca&quot;)AND([.D170]=&quot;Nunca&quot;)AND([.E170]=&quot;Nunca&quot;)AND([.F170]=&quot;Nunca&quot;);&quot;Não usa&quot;;&quot;Usa&quot;)" office:value-type="string" office:string-value="Usa">
            <text:p>Usa</text:p>
          </table:table-cell>
          <table:table-cell table:formula="of:=IF(([.C170]=&quot;&quot;)AND([.D170]=&quot;&quot;)AND([.E170]=&quot;&quot;)AND([.F17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71]=&quot;Nunca&quot;)AND([.D171]=&quot;Nunca&quot;)AND([.E171]=&quot;Nunca&quot;)AND([.F171]=&quot;Nunca&quot;);&quot;Não usa&quot;;&quot;Usa&quot;)" office:value-type="string" office:string-value="Usa">
            <text:p>Usa</text:p>
          </table:table-cell>
          <table:table-cell table:formula="of:=IF(([.C171]=&quot;&quot;)AND([.D171]=&quot;&quot;)AND([.E171]=&quot;&quot;)AND([.F17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172]=&quot;Nunca&quot;)AND([.D172]=&quot;Nunca&quot;)AND([.E172]=&quot;Nunca&quot;)AND([.F172]=&quot;Nunca&quot;);&quot;Não usa&quot;;&quot;Usa&quot;)" office:value-type="string" office:string-value="Usa">
            <text:p>Usa</text:p>
          </table:table-cell>
          <table:table-cell table:formula="of:=IF(([.C172]=&quot;&quot;)AND([.D172]=&quot;&quot;)AND([.E172]=&quot;&quot;)AND([.F17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173]=&quot;Nunca&quot;)AND([.D173]=&quot;Nunca&quot;)AND([.E173]=&quot;Nunca&quot;)AND([.F173]=&quot;Nunca&quot;);&quot;Não usa&quot;;&quot;Usa&quot;)" office:value-type="string" office:string-value="Usa">
            <text:p>Usa</text:p>
          </table:table-cell>
          <table:table-cell table:formula="of:=IF(([.C173]=&quot;&quot;)AND([.D173]=&quot;&quot;)AND([.E173]=&quot;&quot;)AND([.F17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De vez em quando</text:p>
          </table:table-cell>
          <table:table-cell table:formula="of:=IF(([.C174]=&quot;Nunca&quot;)AND([.D174]=&quot;Nunca&quot;)AND([.E174]=&quot;Nunca&quot;)AND([.F174]=&quot;Nunca&quot;);&quot;Não usa&quot;;&quot;Usa&quot;)" office:value-type="string" office:string-value="Usa">
            <text:p>Usa</text:p>
          </table:table-cell>
          <table:table-cell table:formula="of:=IF(([.C174]=&quot;&quot;)AND([.D174]=&quot;&quot;)AND([.E174]=&quot;&quot;)AND([.F17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75]=&quot;Nunca&quot;)AND([.D175]=&quot;Nunca&quot;)AND([.E175]=&quot;Nunca&quot;)AND([.F175]=&quot;Nunca&quot;);&quot;Não usa&quot;;&quot;Usa&quot;)" office:value-type="string" office:string-value="Usa">
            <text:p>Usa</text:p>
          </table:table-cell>
          <table:table-cell table:formula="of:=IF(([.C175]=&quot;&quot;)AND([.D175]=&quot;&quot;)AND([.E175]=&quot;&quot;)AND([.F17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6">
            <text:p>16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176]=&quot;Nunca&quot;)AND([.D176]=&quot;Nunca&quot;)AND([.E176]=&quot;Nunca&quot;)AND([.F176]=&quot;Nunca&quot;);&quot;Não usa&quot;;&quot;Usa&quot;)" office:value-type="string" office:string-value="Usa">
            <text:p>Usa</text:p>
          </table:table-cell>
          <table:table-cell table:formula="of:=IF(([.C176]=&quot;&quot;)AND([.D176]=&quot;&quot;)AND([.E176]=&quot;&quot;)AND([.F17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77]=&quot;Nunca&quot;)AND([.D177]=&quot;Nunca&quot;)AND([.E177]=&quot;Nunca&quot;)AND([.F177]=&quot;Nunca&quot;);&quot;Não usa&quot;;&quot;Usa&quot;)" office:value-type="string" office:string-value="Usa">
            <text:p>Usa</text:p>
          </table:table-cell>
          <table:table-cell table:formula="of:=IF(([.C177]=&quot;&quot;)AND([.D177]=&quot;&quot;)AND([.E177]=&quot;&quot;)AND([.F17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178]=&quot;Nunca&quot;)AND([.D178]=&quot;Nunca&quot;)AND([.E178]=&quot;Nunca&quot;)AND([.F178]=&quot;Nunca&quot;);&quot;Não usa&quot;;&quot;Usa&quot;)" office:value-type="string" office:string-value="Usa">
            <text:p>Usa</text:p>
          </table:table-cell>
          <table:table-cell table:formula="of:=IF(([.C178]=&quot;&quot;)AND([.D178]=&quot;&quot;)AND([.E178]=&quot;&quot;)AND([.F17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79]=&quot;Nunca&quot;)AND([.D179]=&quot;Nunca&quot;)AND([.E179]=&quot;Nunca&quot;)AND([.F179]=&quot;Nunca&quot;);&quot;Não usa&quot;;&quot;Usa&quot;)" office:value-type="string" office:string-value="Usa">
            <text:p>Usa</text:p>
          </table:table-cell>
          <table:table-cell table:formula="of:=IF(([.C179]=&quot;&quot;)AND([.D179]=&quot;&quot;)AND([.E179]=&quot;&quot;)AND([.F17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80]=&quot;Nunca&quot;)AND([.D180]=&quot;Nunca&quot;)AND([.E180]=&quot;Nunca&quot;)AND([.F180]=&quot;Nunca&quot;);&quot;Não usa&quot;;&quot;Usa&quot;)" office:value-type="string" office:string-value="Usa">
            <text:p>Usa</text:p>
          </table:table-cell>
          <table:table-cell table:formula="of:=IF(([.C180]=&quot;&quot;)AND([.D180]=&quot;&quot;)AND([.E180]=&quot;&quot;)AND([.F18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181]=&quot;Nunca&quot;)AND([.D181]=&quot;Nunca&quot;)AND([.E181]=&quot;Nunca&quot;)AND([.F181]=&quot;Nunca&quot;);&quot;Não usa&quot;;&quot;Usa&quot;)" office:value-type="string" office:string-value="Usa">
            <text:p>Usa</text:p>
          </table:table-cell>
          <table:table-cell table:formula="of:=IF(([.C181]=&quot;&quot;)AND([.D181]=&quot;&quot;)AND([.E181]=&quot;&quot;)AND([.F18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182]=&quot;Nunca&quot;)AND([.D182]=&quot;Nunca&quot;)AND([.E182]=&quot;Nunca&quot;)AND([.F182]=&quot;Nunca&quot;);&quot;Não usa&quot;;&quot;Usa&quot;)" office:value-type="string" office:string-value="Usa">
            <text:p>Usa</text:p>
          </table:table-cell>
          <table:table-cell table:formula="of:=IF(([.C182]=&quot;&quot;)AND([.D182]=&quot;&quot;)AND([.E182]=&quot;&quot;)AND([.F18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183]=&quot;Nunca&quot;)AND([.D183]=&quot;Nunca&quot;)AND([.E183]=&quot;Nunca&quot;)AND([.F183]=&quot;Nunca&quot;);&quot;Não usa&quot;;&quot;Usa&quot;)" office:value-type="string" office:string-value="Usa">
            <text:p>Usa</text:p>
          </table:table-cell>
          <table:table-cell table:formula="of:=IF(([.C183]=&quot;&quot;)AND([.D183]=&quot;&quot;)AND([.E183]=&quot;&quot;)AND([.F18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De vez em quando</text:p>
          </table:table-cell>
          <table:table-cell table:formula="of:=IF(([.C184]=&quot;Nunca&quot;)AND([.D184]=&quot;Nunca&quot;)AND([.E184]=&quot;Nunca&quot;)AND([.F184]=&quot;Nunca&quot;);&quot;Não usa&quot;;&quot;Usa&quot;)" office:value-type="string" office:string-value="Usa">
            <text:p>Usa</text:p>
          </table:table-cell>
          <table:table-cell table:formula="of:=IF(([.C184]=&quot;&quot;)AND([.D184]=&quot;&quot;)AND([.E184]=&quot;&quot;)AND([.F18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185]=&quot;Nunca&quot;)AND([.D185]=&quot;Nunca&quot;)AND([.E185]=&quot;Nunca&quot;)AND([.F185]=&quot;Nunca&quot;);&quot;Não usa&quot;;&quot;Usa&quot;)" office:value-type="string" office:string-value="Usa">
            <text:p>Usa</text:p>
          </table:table-cell>
          <table:table-cell table:formula="of:=IF(([.C185]=&quot;&quot;)AND([.D185]=&quot;&quot;)AND([.E185]=&quot;&quot;)AND([.F18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186]=&quot;Nunca&quot;)AND([.D186]=&quot;Nunca&quot;)AND([.E186]=&quot;Nunca&quot;)AND([.F186]=&quot;Nunca&quot;);&quot;Não usa&quot;;&quot;Usa&quot;)" office:value-type="string" office:string-value="Usa">
            <text:p>Usa</text:p>
          </table:table-cell>
          <table:table-cell table:formula="of:=IF(([.C186]=&quot;&quot;)AND([.D186]=&quot;&quot;)AND([.E186]=&quot;&quot;)AND([.F18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87]=&quot;Nunca&quot;)AND([.D187]=&quot;Nunca&quot;)AND([.E187]=&quot;Nunca&quot;)AND([.F187]=&quot;Nunca&quot;);&quot;Não usa&quot;;&quot;Usa&quot;)" office:value-type="string" office:string-value="Usa">
            <text:p>Usa</text:p>
          </table:table-cell>
          <table:table-cell table:formula="of:=IF(([.C187]=&quot;&quot;)AND([.D187]=&quot;&quot;)AND([.E187]=&quot;&quot;)AND([.F18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188]=&quot;Nunca&quot;)AND([.D188]=&quot;Nunca&quot;)AND([.E188]=&quot;Nunca&quot;)AND([.F188]=&quot;Nunca&quot;);&quot;Não usa&quot;;&quot;Usa&quot;)" office:value-type="string" office:string-value="Usa">
            <text:p>Usa</text:p>
          </table:table-cell>
          <table:table-cell table:formula="of:=IF(([.C188]=&quot;&quot;)AND([.D188]=&quot;&quot;)AND([.E188]=&quot;&quot;)AND([.F18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189]=&quot;Nunca&quot;)AND([.D189]=&quot;Nunca&quot;)AND([.E189]=&quot;Nunca&quot;)AND([.F189]=&quot;Nunca&quot;);&quot;Não usa&quot;;&quot;Usa&quot;)" office:value-type="string" office:string-value="Usa">
            <text:p>Usa</text:p>
          </table:table-cell>
          <table:table-cell table:formula="of:=IF(([.C189]=&quot;&quot;)AND([.D189]=&quot;&quot;)AND([.E189]=&quot;&quot;)AND([.F18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190]=&quot;Nunca&quot;)AND([.D190]=&quot;Nunca&quot;)AND([.E190]=&quot;Nunca&quot;)AND([.F190]=&quot;Nunca&quot;);&quot;Não usa&quot;;&quot;Usa&quot;)" office:value-type="string" office:string-value="Usa">
            <text:p>Usa</text:p>
          </table:table-cell>
          <table:table-cell table:formula="of:=IF(([.C190]=&quot;&quot;)AND([.D190]=&quot;&quot;)AND([.E190]=&quot;&quot;)AND([.F19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91]=&quot;Nunca&quot;)AND([.D191]=&quot;Nunca&quot;)AND([.E191]=&quot;Nunca&quot;)AND([.F191]=&quot;Nunca&quot;);&quot;Não usa&quot;;&quot;Usa&quot;)" office:value-type="string" office:string-value="Usa">
            <text:p>Usa</text:p>
          </table:table-cell>
          <table:table-cell table:formula="of:=IF(([.C191]=&quot;&quot;)AND([.D191]=&quot;&quot;)AND([.E191]=&quot;&quot;)AND([.F19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192]=&quot;Nunca&quot;)AND([.D192]=&quot;Nunca&quot;)AND([.E192]=&quot;Nunca&quot;)AND([.F192]=&quot;Nunca&quot;);&quot;Não usa&quot;;&quot;Usa&quot;)" office:value-type="string" office:string-value="Usa">
            <text:p>Usa</text:p>
          </table:table-cell>
          <table:table-cell table:formula="of:=IF(([.C192]=&quot;&quot;)AND([.D192]=&quot;&quot;)AND([.E192]=&quot;&quot;)AND([.F19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193]=&quot;Nunca&quot;)AND([.D193]=&quot;Nunca&quot;)AND([.E193]=&quot;Nunca&quot;)AND([.F193]=&quot;Nunca&quot;);&quot;Não usa&quot;;&quot;Usa&quot;)" office:value-type="string" office:string-value="Usa">
            <text:p>Usa</text:p>
          </table:table-cell>
          <table:table-cell table:formula="of:=IF(([.C193]=&quot;&quot;)AND([.D193]=&quot;&quot;)AND([.E193]=&quot;&quot;)AND([.F19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Nunca</text:p>
          </table:table-cell>
          <table:table-cell table:formula="of:=IF(([.C194]=&quot;Nunca&quot;)AND([.D194]=&quot;Nunca&quot;)AND([.E194]=&quot;Nunca&quot;)AND([.F194]=&quot;Nunca&quot;);&quot;Não usa&quot;;&quot;Usa&quot;)" office:value-type="string" office:string-value="Usa">
            <text:p>Usa</text:p>
          </table:table-cell>
          <table:table-cell table:formula="of:=IF(([.C194]=&quot;&quot;)AND([.D194]=&quot;&quot;)AND([.E194]=&quot;&quot;)AND([.F19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195]=&quot;Nunca&quot;)AND([.D195]=&quot;Nunca&quot;)AND([.E195]=&quot;Nunca&quot;)AND([.F195]=&quot;Nunca&quot;);&quot;Não usa&quot;;&quot;Usa&quot;)" office:value-type="string" office:string-value="Usa">
            <text:p>Usa</text:p>
          </table:table-cell>
          <table:table-cell table:formula="of:=IF(([.C195]=&quot;&quot;)AND([.D195]=&quot;&quot;)AND([.E195]=&quot;&quot;)AND([.F19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196]=&quot;Nunca&quot;)AND([.D196]=&quot;Nunca&quot;)AND([.E196]=&quot;Nunca&quot;)AND([.F196]=&quot;Nunca&quot;);&quot;Não usa&quot;;&quot;Usa&quot;)" office:value-type="string" office:string-value="Usa">
            <text:p>Usa</text:p>
          </table:table-cell>
          <table:table-cell table:formula="of:=IF(([.C196]=&quot;&quot;)AND([.D196]=&quot;&quot;)AND([.E196]=&quot;&quot;)AND([.F19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">
            <text:p>13</text:p>
          </table:table-cell>
          <table:table-cell office:value-type="string">
            <text:p>De vez em quando</text:p>
          </table:table-cell>
          <table:table-cell table:number-columns-repeated="3"/>
          <table:table-cell table:formula="of:=IF(([.C197]=&quot;Nunca&quot;)AND([.D197]=&quot;Nunca&quot;)AND([.E197]=&quot;Nunca&quot;)AND([.F197]=&quot;Nunca&quot;);&quot;Não usa&quot;;&quot;Usa&quot;)" office:value-type="string" office:string-value="Usa">
            <text:p>Usa</text:p>
          </table:table-cell>
          <table:table-cell table:formula="of:=IF(([.C197]=&quot;&quot;)AND([.D197]=&quot;&quot;)AND([.E197]=&quot;&quot;)AND([.F19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198]=&quot;Nunca&quot;)AND([.D198]=&quot;Nunca&quot;)AND([.E198]=&quot;Nunca&quot;)AND([.F198]=&quot;Nunca&quot;);&quot;Não usa&quot;;&quot;Usa&quot;)" office:value-type="string" office:string-value="Usa">
            <text:p>Usa</text:p>
          </table:table-cell>
          <table:table-cell table:formula="of:=IF(([.C198]=&quot;&quot;)AND([.D198]=&quot;&quot;)AND([.E198]=&quot;&quot;)AND([.F19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199]=&quot;Nunca&quot;)AND([.D199]=&quot;Nunca&quot;)AND([.E199]=&quot;Nunca&quot;)AND([.F199]=&quot;Nunca&quot;);&quot;Não usa&quot;;&quot;Usa&quot;)" office:value-type="string" office:string-value="Usa">
            <text:p>Usa</text:p>
          </table:table-cell>
          <table:table-cell table:formula="of:=IF(([.C199]=&quot;&quot;)AND([.D199]=&quot;&quot;)AND([.E199]=&quot;&quot;)AND([.F19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formula="of:=IF(([.C200]=&quot;Nunca&quot;)AND([.D200]=&quot;Nunca&quot;)AND([.E200]=&quot;Nunca&quot;)AND([.F200]=&quot;Nunca&quot;);&quot;Não usa&quot;;&quot;Usa&quot;)" office:value-type="string" office:string-value="Usa">
            <text:p>Usa</text:p>
          </table:table-cell>
          <table:table-cell table:formula="of:=IF(([.C200]=&quot;&quot;)AND([.D200]=&quot;&quot;)AND([.E200]=&quot;&quot;)AND([.F20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201]=&quot;Nunca&quot;)AND([.D201]=&quot;Nunca&quot;)AND([.E201]=&quot;Nunca&quot;)AND([.F201]=&quot;Nunca&quot;);&quot;Não usa&quot;;&quot;Usa&quot;)" office:value-type="string" office:string-value="Usa">
            <text:p>Usa</text:p>
          </table:table-cell>
          <table:table-cell table:formula="of:=IF(([.C201]=&quot;&quot;)AND([.D201]=&quot;&quot;)AND([.E201]=&quot;&quot;)AND([.F20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02]=&quot;Nunca&quot;)AND([.D202]=&quot;Nunca&quot;)AND([.E202]=&quot;Nunca&quot;)AND([.F202]=&quot;Nunca&quot;);&quot;Não usa&quot;;&quot;Usa&quot;)" office:value-type="string" office:string-value="Usa">
            <text:p>Usa</text:p>
          </table:table-cell>
          <table:table-cell table:formula="of:=IF(([.C202]=&quot;&quot;)AND([.D202]=&quot;&quot;)AND([.E202]=&quot;&quot;)AND([.F20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03]=&quot;Nunca&quot;)AND([.D203]=&quot;Nunca&quot;)AND([.E203]=&quot;Nunca&quot;)AND([.F203]=&quot;Nunca&quot;);&quot;Não usa&quot;;&quot;Usa&quot;)" office:value-type="string" office:string-value="Usa">
            <text:p>Usa</text:p>
          </table:table-cell>
          <table:table-cell table:formula="of:=IF(([.C203]=&quot;&quot;)AND([.D203]=&quot;&quot;)AND([.E203]=&quot;&quot;)AND([.F20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204]=&quot;Nunca&quot;)AND([.D204]=&quot;Nunca&quot;)AND([.E204]=&quot;Nunca&quot;)AND([.F204]=&quot;Nunca&quot;);&quot;Não usa&quot;;&quot;Usa&quot;)" office:value-type="string" office:string-value="Usa">
            <text:p>Usa</text:p>
          </table:table-cell>
          <table:table-cell table:formula="of:=IF(([.C204]=&quot;&quot;)AND([.D204]=&quot;&quot;)AND([.E204]=&quot;&quot;)AND([.F20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205]=&quot;Nunca&quot;)AND([.D205]=&quot;Nunca&quot;)AND([.E205]=&quot;Nunca&quot;)AND([.F205]=&quot;Nunca&quot;);&quot;Não usa&quot;;&quot;Usa&quot;)" office:value-type="string" office:string-value="Usa">
            <text:p>Usa</text:p>
          </table:table-cell>
          <table:table-cell table:formula="of:=IF(([.C205]=&quot;&quot;)AND([.D205]=&quot;&quot;)AND([.E205]=&quot;&quot;)AND([.F20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206]=&quot;Nunca&quot;)AND([.D206]=&quot;Nunca&quot;)AND([.E206]=&quot;Nunca&quot;)AND([.F206]=&quot;Nunca&quot;);&quot;Não usa&quot;;&quot;Usa&quot;)" office:value-type="string" office:string-value="Usa">
            <text:p>Usa</text:p>
          </table:table-cell>
          <table:table-cell table:formula="of:=IF(([.C206]=&quot;&quot;)AND([.D206]=&quot;&quot;)AND([.E206]=&quot;&quot;)AND([.F20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Nunca</text:p>
          </table:table-cell>
          <table:table-cell table:formula="of:=IF(([.C207]=&quot;Nunca&quot;)AND([.D207]=&quot;Nunca&quot;)AND([.E207]=&quot;Nunca&quot;)AND([.F207]=&quot;Nunca&quot;);&quot;Não usa&quot;;&quot;Usa&quot;)" office:value-type="string" office:string-value="Não usa">
            <text:p>Não usa</text:p>
          </table:table-cell>
          <table:table-cell table:formula="of:=IF(([.C207]=&quot;&quot;)AND([.D207]=&quot;&quot;)AND([.E207]=&quot;&quot;)AND([.F20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208]=&quot;Nunca&quot;)AND([.D208]=&quot;Nunca&quot;)AND([.E208]=&quot;Nunca&quot;)AND([.F208]=&quot;Nunca&quot;);&quot;Não usa&quot;;&quot;Usa&quot;)" office:value-type="string" office:string-value="Usa">
            <text:p>Usa</text:p>
          </table:table-cell>
          <table:table-cell table:formula="of:=IF(([.C208]=&quot;&quot;)AND([.D208]=&quot;&quot;)AND([.E208]=&quot;&quot;)AND([.F20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09]=&quot;Nunca&quot;)AND([.D209]=&quot;Nunca&quot;)AND([.E209]=&quot;Nunca&quot;)AND([.F209]=&quot;Nunca&quot;);&quot;Não usa&quot;;&quot;Usa&quot;)" office:value-type="string" office:string-value="Usa">
            <text:p>Usa</text:p>
          </table:table-cell>
          <table:table-cell table:formula="of:=IF(([.C209]=&quot;&quot;)AND([.D209]=&quot;&quot;)AND([.E209]=&quot;&quot;)AND([.F20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210]=&quot;Nunca&quot;)AND([.D210]=&quot;Nunca&quot;)AND([.E210]=&quot;Nunca&quot;)AND([.F210]=&quot;Nunca&quot;);&quot;Não usa&quot;;&quot;Usa&quot;)" office:value-type="string" office:string-value="Usa">
            <text:p>Usa</text:p>
          </table:table-cell>
          <table:table-cell table:formula="of:=IF(([.C210]=&quot;&quot;)AND([.D210]=&quot;&quot;)AND([.E210]=&quot;&quot;)AND([.F21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11]=&quot;Nunca&quot;)AND([.D211]=&quot;Nunca&quot;)AND([.E211]=&quot;Nunca&quot;)AND([.F211]=&quot;Nunca&quot;);&quot;Não usa&quot;;&quot;Usa&quot;)" office:value-type="string" office:string-value="Usa">
            <text:p>Usa</text:p>
          </table:table-cell>
          <table:table-cell table:formula="of:=IF(([.C211]=&quot;&quot;)AND([.D211]=&quot;&quot;)AND([.E211]=&quot;&quot;)AND([.F21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12]=&quot;Nunca&quot;)AND([.D212]=&quot;Nunca&quot;)AND([.E212]=&quot;Nunca&quot;)AND([.F212]=&quot;Nunca&quot;);&quot;Não usa&quot;;&quot;Usa&quot;)" office:value-type="string" office:string-value="Usa">
            <text:p>Usa</text:p>
          </table:table-cell>
          <table:table-cell table:formula="of:=IF(([.C212]=&quot;&quot;)AND([.D212]=&quot;&quot;)AND([.E212]=&quot;&quot;)AND([.F21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table:formula="of:=IF(([.C213]=&quot;Nunca&quot;)AND([.D213]=&quot;Nunca&quot;)AND([.E213]=&quot;Nunca&quot;)AND([.F213]=&quot;Nunca&quot;);&quot;Não usa&quot;;&quot;Usa&quot;)" office:value-type="string" office:string-value="Usa">
            <text:p>Usa</text:p>
          </table:table-cell>
          <table:table-cell table:formula="of:=IF(([.C213]=&quot;&quot;)AND([.D213]=&quot;&quot;)AND([.E213]=&quot;&quot;)AND([.F21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1 a 3 vezes por semana</text:p>
          </table:table-cell>
          <table:table-cell/>
          <table:table-cell table:formula="of:=IF(([.C214]=&quot;Nunca&quot;)AND([.D214]=&quot;Nunca&quot;)AND([.E214]=&quot;Nunca&quot;)AND([.F214]=&quot;Nunca&quot;);&quot;Não usa&quot;;&quot;Usa&quot;)" office:value-type="string" office:string-value="Usa">
            <text:p>Usa</text:p>
          </table:table-cell>
          <table:table-cell table:formula="of:=IF(([.C214]=&quot;&quot;)AND([.D214]=&quot;&quot;)AND([.E214]=&quot;&quot;)AND([.F21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formula="of:=IF(([.C215]=&quot;Nunca&quot;)AND([.D215]=&quot;Nunca&quot;)AND([.E215]=&quot;Nunca&quot;)AND([.F215]=&quot;Nunca&quot;);&quot;Não usa&quot;;&quot;Usa&quot;)" office:value-type="string" office:string-value="Usa">
            <text:p>Usa</text:p>
          </table:table-cell>
          <table:table-cell table:formula="of:=IF(([.C215]=&quot;&quot;)AND([.D215]=&quot;&quot;)AND([.E215]=&quot;&quot;)AND([.F21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16]=&quot;Nunca&quot;)AND([.D216]=&quot;Nunca&quot;)AND([.E216]=&quot;Nunca&quot;)AND([.F216]=&quot;Nunca&quot;);&quot;Não usa&quot;;&quot;Usa&quot;)" office:value-type="string" office:string-value="Usa">
            <text:p>Usa</text:p>
          </table:table-cell>
          <table:table-cell table:formula="of:=IF(([.C216]=&quot;&quot;)AND([.D216]=&quot;&quot;)AND([.E216]=&quot;&quot;)AND([.F21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17]=&quot;Nunca&quot;)AND([.D217]=&quot;Nunca&quot;)AND([.E217]=&quot;Nunca&quot;)AND([.F217]=&quot;Nunca&quot;);&quot;Não usa&quot;;&quot;Usa&quot;)" office:value-type="string" office:string-value="Usa">
            <text:p>Usa</text:p>
          </table:table-cell>
          <table:table-cell table:formula="of:=IF(([.C217]=&quot;&quot;)AND([.D217]=&quot;&quot;)AND([.E217]=&quot;&quot;)AND([.F21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218]=&quot;Nunca&quot;)AND([.D218]=&quot;Nunca&quot;)AND([.E218]=&quot;Nunca&quot;)AND([.F218]=&quot;Nunca&quot;);&quot;Não usa&quot;;&quot;Usa&quot;)" office:value-type="string" office:string-value="Usa">
            <text:p>Usa</text:p>
          </table:table-cell>
          <table:table-cell table:formula="of:=IF(([.C218]=&quot;&quot;)AND([.D218]=&quot;&quot;)AND([.E218]=&quot;&quot;)AND([.F21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19]=&quot;Nunca&quot;)AND([.D219]=&quot;Nunca&quot;)AND([.E219]=&quot;Nunca&quot;)AND([.F219]=&quot;Nunca&quot;);&quot;Não usa&quot;;&quot;Usa&quot;)" office:value-type="string" office:string-value="Usa">
            <text:p>Usa</text:p>
          </table:table-cell>
          <table:table-cell table:formula="of:=IF(([.C219]=&quot;&quot;)AND([.D219]=&quot;&quot;)AND([.E219]=&quot;&quot;)AND([.F21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220]=&quot;Nunca&quot;)AND([.D220]=&quot;Nunca&quot;)AND([.E220]=&quot;Nunca&quot;)AND([.F220]=&quot;Nunca&quot;);&quot;Não usa&quot;;&quot;Usa&quot;)" office:value-type="string" office:string-value="Usa">
            <text:p>Usa</text:p>
          </table:table-cell>
          <table:table-cell table:formula="of:=IF(([.C220]=&quot;&quot;)AND([.D220]=&quot;&quot;)AND([.E220]=&quot;&quot;)AND([.F22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21]=&quot;Nunca&quot;)AND([.D221]=&quot;Nunca&quot;)AND([.E221]=&quot;Nunca&quot;)AND([.F221]=&quot;Nunca&quot;);&quot;Não usa&quot;;&quot;Usa&quot;)" office:value-type="string" office:string-value="Usa">
            <text:p>Usa</text:p>
          </table:table-cell>
          <table:table-cell table:formula="of:=IF(([.C221]=&quot;&quot;)AND([.D221]=&quot;&quot;)AND([.E221]=&quot;&quot;)AND([.F22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22]=&quot;Nunca&quot;)AND([.D222]=&quot;Nunca&quot;)AND([.E222]=&quot;Nunca&quot;)AND([.F222]=&quot;Nunca&quot;);&quot;Não usa&quot;;&quot;Usa&quot;)" office:value-type="string" office:string-value="Usa">
            <text:p>Usa</text:p>
          </table:table-cell>
          <table:table-cell table:formula="of:=IF(([.C222]=&quot;&quot;)AND([.D222]=&quot;&quot;)AND([.E222]=&quot;&quot;)AND([.F22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23]=&quot;Nunca&quot;)AND([.D223]=&quot;Nunca&quot;)AND([.E223]=&quot;Nunca&quot;)AND([.F223]=&quot;Nunca&quot;);&quot;Não usa&quot;;&quot;Usa&quot;)" office:value-type="string" office:string-value="Usa">
            <text:p>Usa</text:p>
          </table:table-cell>
          <table:table-cell table:formula="of:=IF(([.C223]=&quot;&quot;)AND([.D223]=&quot;&quot;)AND([.E223]=&quot;&quot;)AND([.F22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24]=&quot;Nunca&quot;)AND([.D224]=&quot;Nunca&quot;)AND([.E224]=&quot;Nunca&quot;)AND([.F224]=&quot;Nunca&quot;);&quot;Não usa&quot;;&quot;Usa&quot;)" office:value-type="string" office:string-value="Usa">
            <text:p>Usa</text:p>
          </table:table-cell>
          <table:table-cell table:formula="of:=IF(([.C224]=&quot;&quot;)AND([.D224]=&quot;&quot;)AND([.E224]=&quot;&quot;)AND([.F22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225]=&quot;Nunca&quot;)AND([.D225]=&quot;Nunca&quot;)AND([.E225]=&quot;Nunca&quot;)AND([.F225]=&quot;Nunca&quot;);&quot;Não usa&quot;;&quot;Usa&quot;)" office:value-type="string" office:string-value="Usa">
            <text:p>Usa</text:p>
          </table:table-cell>
          <table:table-cell table:formula="of:=IF(([.C225]=&quot;&quot;)AND([.D225]=&quot;&quot;)AND([.E225]=&quot;&quot;)AND([.F22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26]=&quot;Nunca&quot;)AND([.D226]=&quot;Nunca&quot;)AND([.E226]=&quot;Nunca&quot;)AND([.F226]=&quot;Nunca&quot;);&quot;Não usa&quot;;&quot;Usa&quot;)" office:value-type="string" office:string-value="Usa">
            <text:p>Usa</text:p>
          </table:table-cell>
          <table:table-cell table:formula="of:=IF(([.C226]=&quot;&quot;)AND([.D226]=&quot;&quot;)AND([.E226]=&quot;&quot;)AND([.F22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6">
            <text:p>16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27]=&quot;Nunca&quot;)AND([.D227]=&quot;Nunca&quot;)AND([.E227]=&quot;Nunca&quot;)AND([.F227]=&quot;Nunca&quot;);&quot;Não usa&quot;;&quot;Usa&quot;)" office:value-type="string" office:string-value="Usa">
            <text:p>Usa</text:p>
          </table:table-cell>
          <table:table-cell table:formula="of:=IF(([.C227]=&quot;&quot;)AND([.D227]=&quot;&quot;)AND([.E227]=&quot;&quot;)AND([.F22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formula="of:=IF(([.C228]=&quot;Nunca&quot;)AND([.D228]=&quot;Nunca&quot;)AND([.E228]=&quot;Nunca&quot;)AND([.F228]=&quot;Nunca&quot;);&quot;Não usa&quot;;&quot;Usa&quot;)" office:value-type="string" office:string-value="Usa">
            <text:p>Usa</text:p>
          </table:table-cell>
          <table:table-cell table:formula="of:=IF(([.C228]=&quot;&quot;)AND([.D228]=&quot;&quot;)AND([.E228]=&quot;&quot;)AND([.F22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29]=&quot;Nunca&quot;)AND([.D229]=&quot;Nunca&quot;)AND([.E229]=&quot;Nunca&quot;)AND([.F229]=&quot;Nunca&quot;);&quot;Não usa&quot;;&quot;Usa&quot;)" office:value-type="string" office:string-value="Usa">
            <text:p>Usa</text:p>
          </table:table-cell>
          <table:table-cell table:formula="of:=IF(([.C229]=&quot;&quot;)AND([.D229]=&quot;&quot;)AND([.E229]=&quot;&quot;)AND([.F22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30]=&quot;Nunca&quot;)AND([.D230]=&quot;Nunca&quot;)AND([.E230]=&quot;Nunca&quot;)AND([.F230]=&quot;Nunca&quot;);&quot;Não usa&quot;;&quot;Usa&quot;)" office:value-type="string" office:string-value="Usa">
            <text:p>Usa</text:p>
          </table:table-cell>
          <table:table-cell table:formula="of:=IF(([.C230]=&quot;&quot;)AND([.D230]=&quot;&quot;)AND([.E230]=&quot;&quot;)AND([.F23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31]=&quot;Nunca&quot;)AND([.D231]=&quot;Nunca&quot;)AND([.E231]=&quot;Nunca&quot;)AND([.F231]=&quot;Nunca&quot;);&quot;Não usa&quot;;&quot;Usa&quot;)" office:value-type="string" office:string-value="Usa">
            <text:p>Usa</text:p>
          </table:table-cell>
          <table:table-cell table:formula="of:=IF(([.C231]=&quot;&quot;)AND([.D231]=&quot;&quot;)AND([.E231]=&quot;&quot;)AND([.F23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32]=&quot;Nunca&quot;)AND([.D232]=&quot;Nunca&quot;)AND([.E232]=&quot;Nunca&quot;)AND([.F232]=&quot;Nunca&quot;);&quot;Não usa&quot;;&quot;Usa&quot;)" office:value-type="string" office:string-value="Usa">
            <text:p>Usa</text:p>
          </table:table-cell>
          <table:table-cell table:formula="of:=IF(([.C232]=&quot;&quot;)AND([.D232]=&quot;&quot;)AND([.E232]=&quot;&quot;)AND([.F23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odos os dias</text:p>
          </table:table-cell>
          <table:table-cell table:number-columns-repeated="2"/>
          <table:table-cell table:formula="of:=IF(([.C233]=&quot;Nunca&quot;)AND([.D233]=&quot;Nunca&quot;)AND([.E233]=&quot;Nunca&quot;)AND([.F233]=&quot;Nunca&quot;);&quot;Não usa&quot;;&quot;Usa&quot;)" office:value-type="string" office:string-value="Usa">
            <text:p>Usa</text:p>
          </table:table-cell>
          <table:table-cell table:formula="of:=IF(([.C233]=&quot;&quot;)AND([.D233]=&quot;&quot;)AND([.E233]=&quot;&quot;)AND([.F23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34]=&quot;Nunca&quot;)AND([.D234]=&quot;Nunca&quot;)AND([.E234]=&quot;Nunca&quot;)AND([.F234]=&quot;Nunca&quot;);&quot;Não usa&quot;;&quot;Usa&quot;)" office:value-type="string" office:string-value="Usa">
            <text:p>Usa</text:p>
          </table:table-cell>
          <table:table-cell table:formula="of:=IF(([.C234]=&quot;&quot;)AND([.D234]=&quot;&quot;)AND([.E234]=&quot;&quot;)AND([.F23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35]=&quot;Nunca&quot;)AND([.D235]=&quot;Nunca&quot;)AND([.E235]=&quot;Nunca&quot;)AND([.F235]=&quot;Nunca&quot;);&quot;Não usa&quot;;&quot;Usa&quot;)" office:value-type="string" office:string-value="Usa">
            <text:p>Usa</text:p>
          </table:table-cell>
          <table:table-cell table:formula="of:=IF(([.C235]=&quot;&quot;)AND([.D235]=&quot;&quot;)AND([.E235]=&quot;&quot;)AND([.F23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36]=&quot;Nunca&quot;)AND([.D236]=&quot;Nunca&quot;)AND([.E236]=&quot;Nunca&quot;)AND([.F236]=&quot;Nunca&quot;);&quot;Não usa&quot;;&quot;Usa&quot;)" office:value-type="string" office:string-value="Usa">
            <text:p>Usa</text:p>
          </table:table-cell>
          <table:table-cell table:formula="of:=IF(([.C236]=&quot;&quot;)AND([.D236]=&quot;&quot;)AND([.E236]=&quot;&quot;)AND([.F23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37]=&quot;Nunca&quot;)AND([.D237]=&quot;Nunca&quot;)AND([.E237]=&quot;Nunca&quot;)AND([.F237]=&quot;Nunca&quot;);&quot;Não usa&quot;;&quot;Usa&quot;)" office:value-type="string" office:string-value="Usa">
            <text:p>Usa</text:p>
          </table:table-cell>
          <table:table-cell table:formula="of:=IF(([.C237]=&quot;&quot;)AND([.D237]=&quot;&quot;)AND([.E237]=&quot;&quot;)AND([.F23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238]=&quot;Nunca&quot;)AND([.D238]=&quot;Nunca&quot;)AND([.E238]=&quot;Nunca&quot;)AND([.F238]=&quot;Nunca&quot;);&quot;Não usa&quot;;&quot;Usa&quot;)" office:value-type="string" office:string-value="Usa">
            <text:p>Usa</text:p>
          </table:table-cell>
          <table:table-cell table:formula="of:=IF(([.C238]=&quot;&quot;)AND([.D238]=&quot;&quot;)AND([.E238]=&quot;&quot;)AND([.F23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39]=&quot;Nunca&quot;)AND([.D239]=&quot;Nunca&quot;)AND([.E239]=&quot;Nunca&quot;)AND([.F239]=&quot;Nunca&quot;);&quot;Não usa&quot;;&quot;Usa&quot;)" office:value-type="string" office:string-value="Usa">
            <text:p>Usa</text:p>
          </table:table-cell>
          <table:table-cell table:formula="of:=IF(([.C239]=&quot;&quot;)AND([.D239]=&quot;&quot;)AND([.E239]=&quot;&quot;)AND([.F23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40]=&quot;Nunca&quot;)AND([.D240]=&quot;Nunca&quot;)AND([.E240]=&quot;Nunca&quot;)AND([.F240]=&quot;Nunca&quot;);&quot;Não usa&quot;;&quot;Usa&quot;)" office:value-type="string" office:string-value="Usa">
            <text:p>Usa</text:p>
          </table:table-cell>
          <table:table-cell table:formula="of:=IF(([.C240]=&quot;&quot;)AND([.D240]=&quot;&quot;)AND([.E240]=&quot;&quot;)AND([.F24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41]=&quot;Nunca&quot;)AND([.D241]=&quot;Nunca&quot;)AND([.E241]=&quot;Nunca&quot;)AND([.F241]=&quot;Nunca&quot;);&quot;Não usa&quot;;&quot;Usa&quot;)" office:value-type="string" office:string-value="Usa">
            <text:p>Usa</text:p>
          </table:table-cell>
          <table:table-cell table:formula="of:=IF(([.C241]=&quot;&quot;)AND([.D241]=&quot;&quot;)AND([.E241]=&quot;&quot;)AND([.F24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42]=&quot;Nunca&quot;)AND([.D242]=&quot;Nunca&quot;)AND([.E242]=&quot;Nunca&quot;)AND([.F242]=&quot;Nunca&quot;);&quot;Não usa&quot;;&quot;Usa&quot;)" office:value-type="string" office:string-value="Usa">
            <text:p>Usa</text:p>
          </table:table-cell>
          <table:table-cell table:formula="of:=IF(([.C242]=&quot;&quot;)AND([.D242]=&quot;&quot;)AND([.E242]=&quot;&quot;)AND([.F24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243]=&quot;Nunca&quot;)AND([.D243]=&quot;Nunca&quot;)AND([.E243]=&quot;Nunca&quot;)AND([.F243]=&quot;Nunca&quot;);&quot;Não usa&quot;;&quot;Usa&quot;)" office:value-type="string" office:string-value="Usa">
            <text:p>Usa</text:p>
          </table:table-cell>
          <table:table-cell table:formula="of:=IF(([.C243]=&quot;&quot;)AND([.D243]=&quot;&quot;)AND([.E243]=&quot;&quot;)AND([.F24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244]=&quot;Nunca&quot;)AND([.D244]=&quot;Nunca&quot;)AND([.E244]=&quot;Nunca&quot;)AND([.F244]=&quot;Nunca&quot;);&quot;Não usa&quot;;&quot;Usa&quot;)" office:value-type="string" office:string-value="Usa">
            <text:p>Usa</text:p>
          </table:table-cell>
          <table:table-cell table:formula="of:=IF(([.C244]=&quot;&quot;)AND([.D244]=&quot;&quot;)AND([.E244]=&quot;&quot;)AND([.F24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45]=&quot;Nunca&quot;)AND([.D245]=&quot;Nunca&quot;)AND([.E245]=&quot;Nunca&quot;)AND([.F245]=&quot;Nunca&quot;);&quot;Não usa&quot;;&quot;Usa&quot;)" office:value-type="string" office:string-value="Usa">
            <text:p>Usa</text:p>
          </table:table-cell>
          <table:table-cell table:formula="of:=IF(([.C245]=&quot;&quot;)AND([.D245]=&quot;&quot;)AND([.E245]=&quot;&quot;)AND([.F24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246]=&quot;Nunca&quot;)AND([.D246]=&quot;Nunca&quot;)AND([.E246]=&quot;Nunca&quot;)AND([.F246]=&quot;Nunca&quot;);&quot;Não usa&quot;;&quot;Usa&quot;)" office:value-type="string" office:string-value="Usa">
            <text:p>Usa</text:p>
          </table:table-cell>
          <table:table-cell table:formula="of:=IF(([.C246]=&quot;&quot;)AND([.D246]=&quot;&quot;)AND([.E246]=&quot;&quot;)AND([.F24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 vez em quando</text:p>
          </table:table-cell>
          <table:table-cell table:number-columns-repeated="2"/>
          <table:table-cell table:formula="of:=IF(([.C247]=&quot;Nunca&quot;)AND([.D247]=&quot;Nunca&quot;)AND([.E247]=&quot;Nunca&quot;)AND([.F247]=&quot;Nunca&quot;);&quot;Não usa&quot;;&quot;Usa&quot;)" office:value-type="string" office:string-value="Usa">
            <text:p>Usa</text:p>
          </table:table-cell>
          <table:table-cell table:formula="of:=IF(([.C247]=&quot;&quot;)AND([.D247]=&quot;&quot;)AND([.E247]=&quot;&quot;)AND([.F24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48]=&quot;Nunca&quot;)AND([.D248]=&quot;Nunca&quot;)AND([.E248]=&quot;Nunca&quot;)AND([.F248]=&quot;Nunca&quot;);&quot;Não usa&quot;;&quot;Usa&quot;)" office:value-type="string" office:string-value="Usa">
            <text:p>Usa</text:p>
          </table:table-cell>
          <table:table-cell table:formula="of:=IF(([.C248]=&quot;&quot;)AND([.D248]=&quot;&quot;)AND([.E248]=&quot;&quot;)AND([.F24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249]=&quot;Nunca&quot;)AND([.D249]=&quot;Nunca&quot;)AND([.E249]=&quot;Nunca&quot;)AND([.F249]=&quot;Nunca&quot;);&quot;Não usa&quot;;&quot;Usa&quot;)" office:value-type="string" office:string-value="Usa">
            <text:p>Usa</text:p>
          </table:table-cell>
          <table:table-cell table:formula="of:=IF(([.C249]=&quot;&quot;)AND([.D249]=&quot;&quot;)AND([.E249]=&quot;&quot;)AND([.F24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">
            <text:p>10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50]=&quot;Nunca&quot;)AND([.D250]=&quot;Nunca&quot;)AND([.E250]=&quot;Nunca&quot;)AND([.F250]=&quot;Nunca&quot;);&quot;Não usa&quot;;&quot;Usa&quot;)" office:value-type="string" office:string-value="Usa">
            <text:p>Usa</text:p>
          </table:table-cell>
          <table:table-cell table:formula="of:=IF(([.C250]=&quot;&quot;)AND([.D250]=&quot;&quot;)AND([.E250]=&quot;&quot;)AND([.F25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51]=&quot;Nunca&quot;)AND([.D251]=&quot;Nunca&quot;)AND([.E251]=&quot;Nunca&quot;)AND([.F251]=&quot;Nunca&quot;);&quot;Não usa&quot;;&quot;Usa&quot;)" office:value-type="string" office:string-value="Usa">
            <text:p>Usa</text:p>
          </table:table-cell>
          <table:table-cell table:formula="of:=IF(([.C251]=&quot;&quot;)AND([.D251]=&quot;&quot;)AND([.E251]=&quot;&quot;)AND([.F25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252]=&quot;Nunca&quot;)AND([.D252]=&quot;Nunca&quot;)AND([.E252]=&quot;Nunca&quot;)AND([.F252]=&quot;Nunca&quot;);&quot;Não usa&quot;;&quot;Usa&quot;)" office:value-type="string" office:string-value="Usa">
            <text:p>Usa</text:p>
          </table:table-cell>
          <table:table-cell table:formula="of:=IF(([.C252]=&quot;&quot;)AND([.D252]=&quot;&quot;)AND([.E252]=&quot;&quot;)AND([.F25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53]=&quot;Nunca&quot;)AND([.D253]=&quot;Nunca&quot;)AND([.E253]=&quot;Nunca&quot;)AND([.F253]=&quot;Nunca&quot;);&quot;Não usa&quot;;&quot;Usa&quot;)" office:value-type="string" office:string-value="Usa">
            <text:p>Usa</text:p>
          </table:table-cell>
          <table:table-cell table:formula="of:=IF(([.C253]=&quot;&quot;)AND([.D253]=&quot;&quot;)AND([.E253]=&quot;&quot;)AND([.F25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254]=&quot;Nunca&quot;)AND([.D254]=&quot;Nunca&quot;)AND([.E254]=&quot;Nunca&quot;)AND([.F254]=&quot;Nunca&quot;);&quot;Não usa&quot;;&quot;Usa&quot;)" office:value-type="string" office:string-value="Usa">
            <text:p>Usa</text:p>
          </table:table-cell>
          <table:table-cell table:formula="of:=IF(([.C254]=&quot;&quot;)AND([.D254]=&quot;&quot;)AND([.E254]=&quot;&quot;)AND([.F25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55]=&quot;Nunca&quot;)AND([.D255]=&quot;Nunca&quot;)AND([.E255]=&quot;Nunca&quot;)AND([.F255]=&quot;Nunca&quot;);&quot;Não usa&quot;;&quot;Usa&quot;)" office:value-type="string" office:string-value="Usa">
            <text:p>Usa</text:p>
          </table:table-cell>
          <table:table-cell table:formula="of:=IF(([.C255]=&quot;&quot;)AND([.D255]=&quot;&quot;)AND([.E255]=&quot;&quot;)AND([.F25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56]=&quot;Nunca&quot;)AND([.D256]=&quot;Nunca&quot;)AND([.E256]=&quot;Nunca&quot;)AND([.F256]=&quot;Nunca&quot;);&quot;Não usa&quot;;&quot;Usa&quot;)" office:value-type="string" office:string-value="Usa">
            <text:p>Usa</text:p>
          </table:table-cell>
          <table:table-cell table:formula="of:=IF(([.C256]=&quot;&quot;)AND([.D256]=&quot;&quot;)AND([.E256]=&quot;&quot;)AND([.F25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57]=&quot;Nunca&quot;)AND([.D257]=&quot;Nunca&quot;)AND([.E257]=&quot;Nunca&quot;)AND([.F257]=&quot;Nunca&quot;);&quot;Não usa&quot;;&quot;Usa&quot;)" office:value-type="string" office:string-value="Usa">
            <text:p>Usa</text:p>
          </table:table-cell>
          <table:table-cell table:formula="of:=IF(([.C257]=&quot;&quot;)AND([.D257]=&quot;&quot;)AND([.E257]=&quot;&quot;)AND([.F25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58]=&quot;Nunca&quot;)AND([.D258]=&quot;Nunca&quot;)AND([.E258]=&quot;Nunca&quot;)AND([.F258]=&quot;Nunca&quot;);&quot;Não usa&quot;;&quot;Usa&quot;)" office:value-type="string" office:string-value="Usa">
            <text:p>Usa</text:p>
          </table:table-cell>
          <table:table-cell table:formula="of:=IF(([.C258]=&quot;&quot;)AND([.D258]=&quot;&quot;)AND([.E258]=&quot;&quot;)AND([.F25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259]=&quot;Nunca&quot;)AND([.D259]=&quot;Nunca&quot;)AND([.E259]=&quot;Nunca&quot;)AND([.F259]=&quot;Nunca&quot;);&quot;Não usa&quot;;&quot;Usa&quot;)" office:value-type="string" office:string-value="Usa">
            <text:p>Usa</text:p>
          </table:table-cell>
          <table:table-cell table:formula="of:=IF(([.C259]=&quot;&quot;)AND([.D259]=&quot;&quot;)AND([.E259]=&quot;&quot;)AND([.F25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60]=&quot;Nunca&quot;)AND([.D260]=&quot;Nunca&quot;)AND([.E260]=&quot;Nunca&quot;)AND([.F260]=&quot;Nunca&quot;);&quot;Não usa&quot;;&quot;Usa&quot;)" office:value-type="string" office:string-value="Usa">
            <text:p>Usa</text:p>
          </table:table-cell>
          <table:table-cell table:formula="of:=IF(([.C260]=&quot;&quot;)AND([.D260]=&quot;&quot;)AND([.E260]=&quot;&quot;)AND([.F26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61]=&quot;Nunca&quot;)AND([.D261]=&quot;Nunca&quot;)AND([.E261]=&quot;Nunca&quot;)AND([.F261]=&quot;Nunca&quot;);&quot;Não usa&quot;;&quot;Usa&quot;)" office:value-type="string" office:string-value="Usa">
            <text:p>Usa</text:p>
          </table:table-cell>
          <table:table-cell table:formula="of:=IF(([.C261]=&quot;&quot;)AND([.D261]=&quot;&quot;)AND([.E261]=&quot;&quot;)AND([.F26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262]=&quot;Nunca&quot;)AND([.D262]=&quot;Nunca&quot;)AND([.E262]=&quot;Nunca&quot;)AND([.F262]=&quot;Nunca&quot;);&quot;Não usa&quot;;&quot;Usa&quot;)" office:value-type="string" office:string-value="Usa">
            <text:p>Usa</text:p>
          </table:table-cell>
          <table:table-cell table:formula="of:=IF(([.C262]=&quot;&quot;)AND([.D262]=&quot;&quot;)AND([.E262]=&quot;&quot;)AND([.F26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63]=&quot;Nunca&quot;)AND([.D263]=&quot;Nunca&quot;)AND([.E263]=&quot;Nunca&quot;)AND([.F263]=&quot;Nunca&quot;);&quot;Não usa&quot;;&quot;Usa&quot;)" office:value-type="string" office:string-value="Usa">
            <text:p>Usa</text:p>
          </table:table-cell>
          <table:table-cell table:formula="of:=IF(([.C263]=&quot;&quot;)AND([.D263]=&quot;&quot;)AND([.E263]=&quot;&quot;)AND([.F26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64]=&quot;Nunca&quot;)AND([.D264]=&quot;Nunca&quot;)AND([.E264]=&quot;Nunca&quot;)AND([.F264]=&quot;Nunca&quot;);&quot;Não usa&quot;;&quot;Usa&quot;)" office:value-type="string" office:string-value="Usa">
            <text:p>Usa</text:p>
          </table:table-cell>
          <table:table-cell table:formula="of:=IF(([.C264]=&quot;&quot;)AND([.D264]=&quot;&quot;)AND([.E264]=&quot;&quot;)AND([.F26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65]=&quot;Nunca&quot;)AND([.D265]=&quot;Nunca&quot;)AND([.E265]=&quot;Nunca&quot;)AND([.F265]=&quot;Nunca&quot;);&quot;Não usa&quot;;&quot;Usa&quot;)" office:value-type="string" office:string-value="Usa">
            <text:p>Usa</text:p>
          </table:table-cell>
          <table:table-cell table:formula="of:=IF(([.C265]=&quot;&quot;)AND([.D265]=&quot;&quot;)AND([.E265]=&quot;&quot;)AND([.F26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266]=&quot;Nunca&quot;)AND([.D266]=&quot;Nunca&quot;)AND([.E266]=&quot;Nunca&quot;)AND([.F266]=&quot;Nunca&quot;);&quot;Não usa&quot;;&quot;Usa&quot;)" office:value-type="string" office:string-value="Usa">
            <text:p>Usa</text:p>
          </table:table-cell>
          <table:table-cell table:formula="of:=IF(([.C266]=&quot;&quot;)AND([.D266]=&quot;&quot;)AND([.E266]=&quot;&quot;)AND([.F26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267]=&quot;Nunca&quot;)AND([.D267]=&quot;Nunca&quot;)AND([.E267]=&quot;Nunca&quot;)AND([.F267]=&quot;Nunca&quot;);&quot;Não usa&quot;;&quot;Usa&quot;)" office:value-type="string" office:string-value="Usa">
            <text:p>Usa</text:p>
          </table:table-cell>
          <table:table-cell table:formula="of:=IF(([.C267]=&quot;&quot;)AND([.D267]=&quot;&quot;)AND([.E267]=&quot;&quot;)AND([.F26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268]=&quot;Nunca&quot;)AND([.D268]=&quot;Nunca&quot;)AND([.E268]=&quot;Nunca&quot;)AND([.F268]=&quot;Nunca&quot;);&quot;Não usa&quot;;&quot;Usa&quot;)" office:value-type="string" office:string-value="Usa">
            <text:p>Usa</text:p>
          </table:table-cell>
          <table:table-cell table:formula="of:=IF(([.C268]=&quot;&quot;)AND([.D268]=&quot;&quot;)AND([.E268]=&quot;&quot;)AND([.F26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69]=&quot;Nunca&quot;)AND([.D269]=&quot;Nunca&quot;)AND([.E269]=&quot;Nunca&quot;)AND([.F269]=&quot;Nunca&quot;);&quot;Não usa&quot;;&quot;Usa&quot;)" office:value-type="string" office:string-value="Usa">
            <text:p>Usa</text:p>
          </table:table-cell>
          <table:table-cell table:formula="of:=IF(([.C269]=&quot;&quot;)AND([.D269]=&quot;&quot;)AND([.E269]=&quot;&quot;)AND([.F26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70]=&quot;Nunca&quot;)AND([.D270]=&quot;Nunca&quot;)AND([.E270]=&quot;Nunca&quot;)AND([.F270]=&quot;Nunca&quot;);&quot;Não usa&quot;;&quot;Usa&quot;)" office:value-type="string" office:string-value="Usa">
            <text:p>Usa</text:p>
          </table:table-cell>
          <table:table-cell table:formula="of:=IF(([.C270]=&quot;&quot;)AND([.D270]=&quot;&quot;)AND([.E270]=&quot;&quot;)AND([.F27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71]=&quot;Nunca&quot;)AND([.D271]=&quot;Nunca&quot;)AND([.E271]=&quot;Nunca&quot;)AND([.F271]=&quot;Nunca&quot;);&quot;Não usa&quot;;&quot;Usa&quot;)" office:value-type="string" office:string-value="Usa">
            <text:p>Usa</text:p>
          </table:table-cell>
          <table:table-cell table:formula="of:=IF(([.C271]=&quot;&quot;)AND([.D271]=&quot;&quot;)AND([.E271]=&quot;&quot;)AND([.F27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72]=&quot;Nunca&quot;)AND([.D272]=&quot;Nunca&quot;)AND([.E272]=&quot;Nunca&quot;)AND([.F272]=&quot;Nunca&quot;);&quot;Não usa&quot;;&quot;Usa&quot;)" office:value-type="string" office:string-value="Usa">
            <text:p>Usa</text:p>
          </table:table-cell>
          <table:table-cell table:formula="of:=IF(([.C272]=&quot;&quot;)AND([.D272]=&quot;&quot;)AND([.E272]=&quot;&quot;)AND([.F27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73]=&quot;Nunca&quot;)AND([.D273]=&quot;Nunca&quot;)AND([.E273]=&quot;Nunca&quot;)AND([.F273]=&quot;Nunca&quot;);&quot;Não usa&quot;;&quot;Usa&quot;)" office:value-type="string" office:string-value="Usa">
            <text:p>Usa</text:p>
          </table:table-cell>
          <table:table-cell table:formula="of:=IF(([.C273]=&quot;&quot;)AND([.D273]=&quot;&quot;)AND([.E273]=&quot;&quot;)AND([.F27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string">
            <text:p>1 a 3 vezes por semana</text:p>
          </table:table-cell>
          <table:table-cell table:number-columns-repeated="3"/>
          <table:table-cell table:formula="of:=IF(([.C274]=&quot;Nunca&quot;)AND([.D274]=&quot;Nunca&quot;)AND([.E274]=&quot;Nunca&quot;)AND([.F274]=&quot;Nunca&quot;);&quot;Não usa&quot;;&quot;Usa&quot;)" office:value-type="string" office:string-value="Usa">
            <text:p>Usa</text:p>
          </table:table-cell>
          <table:table-cell table:formula="of:=IF(([.C274]=&quot;&quot;)AND([.D274]=&quot;&quot;)AND([.E274]=&quot;&quot;)AND([.F27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75]=&quot;Nunca&quot;)AND([.D275]=&quot;Nunca&quot;)AND([.E275]=&quot;Nunca&quot;)AND([.F275]=&quot;Nunca&quot;);&quot;Não usa&quot;;&quot;Usa&quot;)" office:value-type="string" office:string-value="Usa">
            <text:p>Usa</text:p>
          </table:table-cell>
          <table:table-cell table:formula="of:=IF(([.C275]=&quot;&quot;)AND([.D275]=&quot;&quot;)AND([.E275]=&quot;&quot;)AND([.F27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76]=&quot;Nunca&quot;)AND([.D276]=&quot;Nunca&quot;)AND([.E276]=&quot;Nunca&quot;)AND([.F276]=&quot;Nunca&quot;);&quot;Não usa&quot;;&quot;Usa&quot;)" office:value-type="string" office:string-value="Usa">
            <text:p>Usa</text:p>
          </table:table-cell>
          <table:table-cell table:formula="of:=IF(([.C276]=&quot;&quot;)AND([.D276]=&quot;&quot;)AND([.E276]=&quot;&quot;)AND([.F27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77]=&quot;Nunca&quot;)AND([.D277]=&quot;Nunca&quot;)AND([.E277]=&quot;Nunca&quot;)AND([.F277]=&quot;Nunca&quot;);&quot;Não usa&quot;;&quot;Usa&quot;)" office:value-type="string" office:string-value="Usa">
            <text:p>Usa</text:p>
          </table:table-cell>
          <table:table-cell table:formula="of:=IF(([.C277]=&quot;&quot;)AND([.D277]=&quot;&quot;)AND([.E277]=&quot;&quot;)AND([.F27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  <table:table-cell table:formula="of:=IF(([.C278]=&quot;Nunca&quot;)AND([.D278]=&quot;Nunca&quot;)AND([.E278]=&quot;Nunca&quot;)AND([.F278]=&quot;Nunca&quot;);&quot;Não usa&quot;;&quot;Usa&quot;)" office:value-type="string" office:string-value="Usa">
            <text:p>Usa</text:p>
          </table:table-cell>
          <table:table-cell table:formula="of:=IF(([.C278]=&quot;&quot;)AND([.D278]=&quot;&quot;)AND([.E278]=&quot;&quot;)AND([.F27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279]=&quot;Nunca&quot;)AND([.D279]=&quot;Nunca&quot;)AND([.E279]=&quot;Nunca&quot;)AND([.F279]=&quot;Nunca&quot;);&quot;Não usa&quot;;&quot;Usa&quot;)" office:value-type="string" office:string-value="Usa">
            <text:p>Usa</text:p>
          </table:table-cell>
          <table:table-cell table:formula="of:=IF(([.C279]=&quot;&quot;)AND([.D279]=&quot;&quot;)AND([.E279]=&quot;&quot;)AND([.F27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">
            <text:p>4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80]=&quot;Nunca&quot;)AND([.D280]=&quot;Nunca&quot;)AND([.E280]=&quot;Nunca&quot;)AND([.F280]=&quot;Nunca&quot;);&quot;Não usa&quot;;&quot;Usa&quot;)" office:value-type="string" office:string-value="Usa">
            <text:p>Usa</text:p>
          </table:table-cell>
          <table:table-cell table:formula="of:=IF(([.C280]=&quot;&quot;)AND([.D280]=&quot;&quot;)AND([.E280]=&quot;&quot;)AND([.F28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281]=&quot;Nunca&quot;)AND([.D281]=&quot;Nunca&quot;)AND([.E281]=&quot;Nunca&quot;)AND([.F281]=&quot;Nunca&quot;);&quot;Não usa&quot;;&quot;Usa&quot;)" office:value-type="string" office:string-value="Usa">
            <text:p>Usa</text:p>
          </table:table-cell>
          <table:table-cell table:formula="of:=IF(([.C281]=&quot;&quot;)AND([.D281]=&quot;&quot;)AND([.E281]=&quot;&quot;)AND([.F28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formula="of:=IF(([.C282]=&quot;Nunca&quot;)AND([.D282]=&quot;Nunca&quot;)AND([.E282]=&quot;Nunca&quot;)AND([.F282]=&quot;Nunca&quot;);&quot;Não usa&quot;;&quot;Usa&quot;)" office:value-type="string" office:string-value="Usa">
            <text:p>Usa</text:p>
          </table:table-cell>
          <table:table-cell table:formula="of:=IF(([.C282]=&quot;&quot;)AND([.D282]=&quot;&quot;)AND([.E282]=&quot;&quot;)AND([.F28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83]=&quot;Nunca&quot;)AND([.D283]=&quot;Nunca&quot;)AND([.E283]=&quot;Nunca&quot;)AND([.F283]=&quot;Nunca&quot;);&quot;Não usa&quot;;&quot;Usa&quot;)" office:value-type="string" office:string-value="Usa">
            <text:p>Usa</text:p>
          </table:table-cell>
          <table:table-cell table:formula="of:=IF(([.C283]=&quot;&quot;)AND([.D283]=&quot;&quot;)AND([.E283]=&quot;&quot;)AND([.F28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/>
          <table:table-cell table:formula="of:=IF(([.C284]=&quot;Nunca&quot;)AND([.D284]=&quot;Nunca&quot;)AND([.E284]=&quot;Nunca&quot;)AND([.F284]=&quot;Nunca&quot;);&quot;Não usa&quot;;&quot;Usa&quot;)" office:value-type="string" office:string-value="Usa">
            <text:p>Usa</text:p>
          </table:table-cell>
          <table:table-cell table:formula="of:=IF(([.C284]=&quot;&quot;)AND([.D284]=&quot;&quot;)AND([.E284]=&quot;&quot;)AND([.F28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3"/>
          <table:table-cell table:formula="of:=IF(([.C285]=&quot;Nunca&quot;)AND([.D285]=&quot;Nunca&quot;)AND([.E285]=&quot;Nunca&quot;)AND([.F285]=&quot;Nunca&quot;);&quot;Não usa&quot;;&quot;Usa&quot;)" office:value-type="string" office:string-value="Usa">
            <text:p>Usa</text:p>
          </table:table-cell>
          <table:table-cell table:formula="of:=IF(([.C285]=&quot;&quot;)AND([.D285]=&quot;&quot;)AND([.E285]=&quot;&quot;)AND([.F28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86]=&quot;Nunca&quot;)AND([.D286]=&quot;Nunca&quot;)AND([.E286]=&quot;Nunca&quot;)AND([.F286]=&quot;Nunca&quot;);&quot;Não usa&quot;;&quot;Usa&quot;)" office:value-type="string" office:string-value="Usa">
            <text:p>Usa</text:p>
          </table:table-cell>
          <table:table-cell table:formula="of:=IF(([.C286]=&quot;&quot;)AND([.D286]=&quot;&quot;)AND([.E286]=&quot;&quot;)AND([.F28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87]=&quot;Nunca&quot;)AND([.D287]=&quot;Nunca&quot;)AND([.E287]=&quot;Nunca&quot;)AND([.F287]=&quot;Nunca&quot;);&quot;Não usa&quot;;&quot;Usa&quot;)" office:value-type="string" office:string-value="Usa">
            <text:p>Usa</text:p>
          </table:table-cell>
          <table:table-cell table:formula="of:=IF(([.C287]=&quot;&quot;)AND([.D287]=&quot;&quot;)AND([.E287]=&quot;&quot;)AND([.F28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88]=&quot;Nunca&quot;)AND([.D288]=&quot;Nunca&quot;)AND([.E288]=&quot;Nunca&quot;)AND([.F288]=&quot;Nunca&quot;);&quot;Não usa&quot;;&quot;Usa&quot;)" office:value-type="string" office:string-value="Usa">
            <text:p>Usa</text:p>
          </table:table-cell>
          <table:table-cell table:formula="of:=IF(([.C288]=&quot;&quot;)AND([.D288]=&quot;&quot;)AND([.E288]=&quot;&quot;)AND([.F28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289]=&quot;Nunca&quot;)AND([.D289]=&quot;Nunca&quot;)AND([.E289]=&quot;Nunca&quot;)AND([.F289]=&quot;Nunca&quot;);&quot;Não usa&quot;;&quot;Usa&quot;)" office:value-type="string" office:string-value="Usa">
            <text:p>Usa</text:p>
          </table:table-cell>
          <table:table-cell table:formula="of:=IF(([.C289]=&quot;&quot;)AND([.D289]=&quot;&quot;)AND([.E289]=&quot;&quot;)AND([.F28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1 a 3 vezes por semana</text:p>
          </table:table-cell>
          <table:table-cell/>
          <table:table-cell table:formula="of:=IF(([.C290]=&quot;Nunca&quot;)AND([.D290]=&quot;Nunca&quot;)AND([.E290]=&quot;Nunca&quot;)AND([.F290]=&quot;Nunca&quot;);&quot;Não usa&quot;;&quot;Usa&quot;)" office:value-type="string" office:string-value="Usa">
            <text:p>Usa</text:p>
          </table:table-cell>
          <table:table-cell table:formula="of:=IF(([.C290]=&quot;&quot;)AND([.D290]=&quot;&quot;)AND([.E290]=&quot;&quot;)AND([.F29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7">
            <text:p>37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91]=&quot;Nunca&quot;)AND([.D291]=&quot;Nunca&quot;)AND([.E291]=&quot;Nunca&quot;)AND([.F291]=&quot;Nunca&quot;);&quot;Não usa&quot;;&quot;Usa&quot;)" office:value-type="string" office:string-value="Usa">
            <text:p>Usa</text:p>
          </table:table-cell>
          <table:table-cell table:formula="of:=IF(([.C291]=&quot;&quot;)AND([.D291]=&quot;&quot;)AND([.E291]=&quot;&quot;)AND([.F29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92]=&quot;Nunca&quot;)AND([.D292]=&quot;Nunca&quot;)AND([.E292]=&quot;Nunca&quot;)AND([.F292]=&quot;Nunca&quot;);&quot;Não usa&quot;;&quot;Usa&quot;)" office:value-type="string" office:string-value="Usa">
            <text:p>Usa</text:p>
          </table:table-cell>
          <table:table-cell table:formula="of:=IF(([.C292]=&quot;&quot;)AND([.D292]=&quot;&quot;)AND([.E292]=&quot;&quot;)AND([.F29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93]=&quot;Nunca&quot;)AND([.D293]=&quot;Nunca&quot;)AND([.E293]=&quot;Nunca&quot;)AND([.F293]=&quot;Nunca&quot;);&quot;Não usa&quot;;&quot;Usa&quot;)" office:value-type="string" office:string-value="Usa">
            <text:p>Usa</text:p>
          </table:table-cell>
          <table:table-cell table:formula="of:=IF(([.C293]=&quot;&quot;)AND([.D293]=&quot;&quot;)AND([.E293]=&quot;&quot;)AND([.F29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1 a 3 vezes por semana</text:p>
          </table:table-cell>
          <table:table-cell/>
          <table:table-cell table:formula="of:=IF(([.C294]=&quot;Nunca&quot;)AND([.D294]=&quot;Nunca&quot;)AND([.E294]=&quot;Nunca&quot;)AND([.F294]=&quot;Nunca&quot;);&quot;Não usa&quot;;&quot;Usa&quot;)" office:value-type="string" office:string-value="Usa">
            <text:p>Usa</text:p>
          </table:table-cell>
          <table:table-cell table:formula="of:=IF(([.C294]=&quot;&quot;)AND([.D294]=&quot;&quot;)AND([.E294]=&quot;&quot;)AND([.F29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4">
            <text:p>4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295]=&quot;Nunca&quot;)AND([.D295]=&quot;Nunca&quot;)AND([.E295]=&quot;Nunca&quot;)AND([.F295]=&quot;Nunca&quot;);&quot;Não usa&quot;;&quot;Usa&quot;)" office:value-type="string" office:string-value="Usa">
            <text:p>Usa</text:p>
          </table:table-cell>
          <table:table-cell table:formula="of:=IF(([.C295]=&quot;&quot;)AND([.D295]=&quot;&quot;)AND([.E295]=&quot;&quot;)AND([.F29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table:formula="of:=IF(([.C296]=&quot;Nunca&quot;)AND([.D296]=&quot;Nunca&quot;)AND([.E296]=&quot;Nunca&quot;)AND([.F296]=&quot;Nunca&quot;);&quot;Não usa&quot;;&quot;Usa&quot;)" office:value-type="string" office:string-value="Usa">
            <text:p>Usa</text:p>
          </table:table-cell>
          <table:table-cell table:formula="of:=IF(([.C296]=&quot;&quot;)AND([.D296]=&quot;&quot;)AND([.E296]=&quot;&quot;)AND([.F29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97]=&quot;Nunca&quot;)AND([.D297]=&quot;Nunca&quot;)AND([.E297]=&quot;Nunca&quot;)AND([.F297]=&quot;Nunca&quot;);&quot;Não usa&quot;;&quot;Usa&quot;)" office:value-type="string" office:string-value="Usa">
            <text:p>Usa</text:p>
          </table:table-cell>
          <table:table-cell table:formula="of:=IF(([.C297]=&quot;&quot;)AND([.D297]=&quot;&quot;)AND([.E297]=&quot;&quot;)AND([.F29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298]=&quot;Nunca&quot;)AND([.D298]=&quot;Nunca&quot;)AND([.E298]=&quot;Nunca&quot;)AND([.F298]=&quot;Nunca&quot;);&quot;Não usa&quot;;&quot;Usa&quot;)" office:value-type="string" office:string-value="Usa">
            <text:p>Usa</text:p>
          </table:table-cell>
          <table:table-cell table:formula="of:=IF(([.C298]=&quot;&quot;)AND([.D298]=&quot;&quot;)AND([.E298]=&quot;&quot;)AND([.F29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299]=&quot;Nunca&quot;)AND([.D299]=&quot;Nunca&quot;)AND([.E299]=&quot;Nunca&quot;)AND([.F299]=&quot;Nunca&quot;);&quot;Não usa&quot;;&quot;Usa&quot;)" office:value-type="string" office:string-value="Usa">
            <text:p>Usa</text:p>
          </table:table-cell>
          <table:table-cell table:formula="of:=IF(([.C299]=&quot;&quot;)AND([.D299]=&quot;&quot;)AND([.E299]=&quot;&quot;)AND([.F29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00]=&quot;Nunca&quot;)AND([.D300]=&quot;Nunca&quot;)AND([.E300]=&quot;Nunca&quot;)AND([.F300]=&quot;Nunca&quot;);&quot;Não usa&quot;;&quot;Usa&quot;)" office:value-type="string" office:string-value="Usa">
            <text:p>Usa</text:p>
          </table:table-cell>
          <table:table-cell table:formula="of:=IF(([.C300]=&quot;&quot;)AND([.D300]=&quot;&quot;)AND([.E300]=&quot;&quot;)AND([.F30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301]=&quot;Nunca&quot;)AND([.D301]=&quot;Nunca&quot;)AND([.E301]=&quot;Nunca&quot;)AND([.F301]=&quot;Nunca&quot;);&quot;Não usa&quot;;&quot;Usa&quot;)" office:value-type="string" office:string-value="Usa">
            <text:p>Usa</text:p>
          </table:table-cell>
          <table:table-cell table:formula="of:=IF(([.C301]=&quot;&quot;)AND([.D301]=&quot;&quot;)AND([.E301]=&quot;&quot;)AND([.F30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table:formula="of:=IF(([.C302]=&quot;Nunca&quot;)AND([.D302]=&quot;Nunca&quot;)AND([.E302]=&quot;Nunca&quot;)AND([.F302]=&quot;Nunca&quot;);&quot;Não usa&quot;;&quot;Usa&quot;)" office:value-type="string" office:string-value="Usa">
            <text:p>Usa</text:p>
          </table:table-cell>
          <table:table-cell table:formula="of:=IF(([.C302]=&quot;&quot;)AND([.D302]=&quot;&quot;)AND([.E302]=&quot;&quot;)AND([.F30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03]=&quot;Nunca&quot;)AND([.D303]=&quot;Nunca&quot;)AND([.E303]=&quot;Nunca&quot;)AND([.F303]=&quot;Nunca&quot;);&quot;Não usa&quot;;&quot;Usa&quot;)" office:value-type="string" office:string-value="Usa">
            <text:p>Usa</text:p>
          </table:table-cell>
          <table:table-cell table:formula="of:=IF(([.C303]=&quot;&quot;)AND([.D303]=&quot;&quot;)AND([.E303]=&quot;&quot;)AND([.F30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304]=&quot;Nunca&quot;)AND([.D304]=&quot;Nunca&quot;)AND([.E304]=&quot;Nunca&quot;)AND([.F304]=&quot;Nunca&quot;);&quot;Não usa&quot;;&quot;Usa&quot;)" office:value-type="string" office:string-value="Usa">
            <text:p>Usa</text:p>
          </table:table-cell>
          <table:table-cell table:formula="of:=IF(([.C304]=&quot;&quot;)AND([.D304]=&quot;&quot;)AND([.E304]=&quot;&quot;)AND([.F30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305]=&quot;Nunca&quot;)AND([.D305]=&quot;Nunca&quot;)AND([.E305]=&quot;Nunca&quot;)AND([.F305]=&quot;Nunca&quot;);&quot;Não usa&quot;;&quot;Usa&quot;)" office:value-type="string" office:string-value="Usa">
            <text:p>Usa</text:p>
          </table:table-cell>
          <table:table-cell table:formula="of:=IF(([.C305]=&quot;&quot;)AND([.D305]=&quot;&quot;)AND([.E305]=&quot;&quot;)AND([.F30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06]=&quot;Nunca&quot;)AND([.D306]=&quot;Nunca&quot;)AND([.E306]=&quot;Nunca&quot;)AND([.F306]=&quot;Nunca&quot;);&quot;Não usa&quot;;&quot;Usa&quot;)" office:value-type="string" office:string-value="Usa">
            <text:p>Usa</text:p>
          </table:table-cell>
          <table:table-cell table:formula="of:=IF(([.C306]=&quot;&quot;)AND([.D306]=&quot;&quot;)AND([.E306]=&quot;&quot;)AND([.F30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307]=&quot;Nunca&quot;)AND([.D307]=&quot;Nunca&quot;)AND([.E307]=&quot;Nunca&quot;)AND([.F307]=&quot;Nunca&quot;);&quot;Não usa&quot;;&quot;Usa&quot;)" office:value-type="string" office:string-value="Usa">
            <text:p>Usa</text:p>
          </table:table-cell>
          <table:table-cell table:formula="of:=IF(([.C307]=&quot;&quot;)AND([.D307]=&quot;&quot;)AND([.E307]=&quot;&quot;)AND([.F30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08]=&quot;Nunca&quot;)AND([.D308]=&quot;Nunca&quot;)AND([.E308]=&quot;Nunca&quot;)AND([.F308]=&quot;Nunca&quot;);&quot;Não usa&quot;;&quot;Usa&quot;)" office:value-type="string" office:string-value="Usa">
            <text:p>Usa</text:p>
          </table:table-cell>
          <table:table-cell table:formula="of:=IF(([.C308]=&quot;&quot;)AND([.D308]=&quot;&quot;)AND([.E308]=&quot;&quot;)AND([.F30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/>
          <table:table-cell table:formula="of:=IF(([.C309]=&quot;Nunca&quot;)AND([.D309]=&quot;Nunca&quot;)AND([.E309]=&quot;Nunca&quot;)AND([.F309]=&quot;Nunca&quot;);&quot;Não usa&quot;;&quot;Usa&quot;)" office:value-type="string" office:string-value="Usa">
            <text:p>Usa</text:p>
          </table:table-cell>
          <table:table-cell table:formula="of:=IF(([.C309]=&quot;&quot;)AND([.D309]=&quot;&quot;)AND([.E309]=&quot;&quot;)AND([.F30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10]=&quot;Nunca&quot;)AND([.D310]=&quot;Nunca&quot;)AND([.E310]=&quot;Nunca&quot;)AND([.F310]=&quot;Nunca&quot;);&quot;Não usa&quot;;&quot;Usa&quot;)" office:value-type="string" office:string-value="Usa">
            <text:p>Usa</text:p>
          </table:table-cell>
          <table:table-cell table:formula="of:=IF(([.C310]=&quot;&quot;)AND([.D310]=&quot;&quot;)AND([.E310]=&quot;&quot;)AND([.F31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311]=&quot;Nunca&quot;)AND([.D311]=&quot;Nunca&quot;)AND([.E311]=&quot;Nunca&quot;)AND([.F311]=&quot;Nunca&quot;);&quot;Não usa&quot;;&quot;Usa&quot;)" office:value-type="string" office:string-value="Usa">
            <text:p>Usa</text:p>
          </table:table-cell>
          <table:table-cell table:formula="of:=IF(([.C311]=&quot;&quot;)AND([.D311]=&quot;&quot;)AND([.E311]=&quot;&quot;)AND([.F31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312]=&quot;Nunca&quot;)AND([.D312]=&quot;Nunca&quot;)AND([.E312]=&quot;Nunca&quot;)AND([.F312]=&quot;Nunca&quot;);&quot;Não usa&quot;;&quot;Usa&quot;)" office:value-type="string" office:string-value="Usa">
            <text:p>Usa</text:p>
          </table:table-cell>
          <table:table-cell table:formula="of:=IF(([.C312]=&quot;&quot;)AND([.D312]=&quot;&quot;)AND([.E312]=&quot;&quot;)AND([.F31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13]=&quot;Nunca&quot;)AND([.D313]=&quot;Nunca&quot;)AND([.E313]=&quot;Nunca&quot;)AND([.F313]=&quot;Nunca&quot;);&quot;Não usa&quot;;&quot;Usa&quot;)" office:value-type="string" office:string-value="Usa">
            <text:p>Usa</text:p>
          </table:table-cell>
          <table:table-cell table:formula="of:=IF(([.C313]=&quot;&quot;)AND([.D313]=&quot;&quot;)AND([.E313]=&quot;&quot;)AND([.F31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14]=&quot;Nunca&quot;)AND([.D314]=&quot;Nunca&quot;)AND([.E314]=&quot;Nunca&quot;)AND([.F314]=&quot;Nunca&quot;);&quot;Não usa&quot;;&quot;Usa&quot;)" office:value-type="string" office:string-value="Usa">
            <text:p>Usa</text:p>
          </table:table-cell>
          <table:table-cell table:formula="of:=IF(([.C314]=&quot;&quot;)AND([.D314]=&quot;&quot;)AND([.E314]=&quot;&quot;)AND([.F31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15]=&quot;Nunca&quot;)AND([.D315]=&quot;Nunca&quot;)AND([.E315]=&quot;Nunca&quot;)AND([.F315]=&quot;Nunca&quot;);&quot;Não usa&quot;;&quot;Usa&quot;)" office:value-type="string" office:string-value="Usa">
            <text:p>Usa</text:p>
          </table:table-cell>
          <table:table-cell table:formula="of:=IF(([.C315]=&quot;&quot;)AND([.D315]=&quot;&quot;)AND([.E315]=&quot;&quot;)AND([.F31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16]=&quot;Nunca&quot;)AND([.D316]=&quot;Nunca&quot;)AND([.E316]=&quot;Nunca&quot;)AND([.F316]=&quot;Nunca&quot;);&quot;Não usa&quot;;&quot;Usa&quot;)" office:value-type="string" office:string-value="Usa">
            <text:p>Usa</text:p>
          </table:table-cell>
          <table:table-cell table:formula="of:=IF(([.C316]=&quot;&quot;)AND([.D316]=&quot;&quot;)AND([.E316]=&quot;&quot;)AND([.F31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17]=&quot;Nunca&quot;)AND([.D317]=&quot;Nunca&quot;)AND([.E317]=&quot;Nunca&quot;)AND([.F317]=&quot;Nunca&quot;);&quot;Não usa&quot;;&quot;Usa&quot;)" office:value-type="string" office:string-value="Usa">
            <text:p>Usa</text:p>
          </table:table-cell>
          <table:table-cell table:formula="of:=IF(([.C317]=&quot;&quot;)AND([.D317]=&quot;&quot;)AND([.E317]=&quot;&quot;)AND([.F31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318]=&quot;Nunca&quot;)AND([.D318]=&quot;Nunca&quot;)AND([.E318]=&quot;Nunca&quot;)AND([.F318]=&quot;Nunca&quot;);&quot;Não usa&quot;;&quot;Usa&quot;)" office:value-type="string" office:string-value="Usa">
            <text:p>Usa</text:p>
          </table:table-cell>
          <table:table-cell table:formula="of:=IF(([.C318]=&quot;&quot;)AND([.D318]=&quot;&quot;)AND([.E318]=&quot;&quot;)AND([.F31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19]=&quot;Nunca&quot;)AND([.D319]=&quot;Nunca&quot;)AND([.E319]=&quot;Nunca&quot;)AND([.F319]=&quot;Nunca&quot;);&quot;Não usa&quot;;&quot;Usa&quot;)" office:value-type="string" office:string-value="Usa">
            <text:p>Usa</text:p>
          </table:table-cell>
          <table:table-cell table:formula="of:=IF(([.C319]=&quot;&quot;)AND([.D319]=&quot;&quot;)AND([.E319]=&quot;&quot;)AND([.F31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20]=&quot;Nunca&quot;)AND([.D320]=&quot;Nunca&quot;)AND([.E320]=&quot;Nunca&quot;)AND([.F320]=&quot;Nunca&quot;);&quot;Não usa&quot;;&quot;Usa&quot;)" office:value-type="string" office:string-value="Usa">
            <text:p>Usa</text:p>
          </table:table-cell>
          <table:table-cell table:formula="of:=IF(([.C320]=&quot;&quot;)AND([.D320]=&quot;&quot;)AND([.E320]=&quot;&quot;)AND([.F32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21]=&quot;Nunca&quot;)AND([.D321]=&quot;Nunca&quot;)AND([.E321]=&quot;Nunca&quot;)AND([.F321]=&quot;Nunca&quot;);&quot;Não usa&quot;;&quot;Usa&quot;)" office:value-type="string" office:string-value="Usa">
            <text:p>Usa</text:p>
          </table:table-cell>
          <table:table-cell table:formula="of:=IF(([.C321]=&quot;&quot;)AND([.D321]=&quot;&quot;)AND([.E321]=&quot;&quot;)AND([.F32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22]=&quot;Nunca&quot;)AND([.D322]=&quot;Nunca&quot;)AND([.E322]=&quot;Nunca&quot;)AND([.F322]=&quot;Nunca&quot;);&quot;Não usa&quot;;&quot;Usa&quot;)" office:value-type="string" office:string-value="Usa">
            <text:p>Usa</text:p>
          </table:table-cell>
          <table:table-cell table:formula="of:=IF(([.C322]=&quot;&quot;)AND([.D322]=&quot;&quot;)AND([.E322]=&quot;&quot;)AND([.F32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23]=&quot;Nunca&quot;)AND([.D323]=&quot;Nunca&quot;)AND([.E323]=&quot;Nunca&quot;)AND([.F323]=&quot;Nunca&quot;);&quot;Não usa&quot;;&quot;Usa&quot;)" office:value-type="string" office:string-value="Usa">
            <text:p>Usa</text:p>
          </table:table-cell>
          <table:table-cell table:formula="of:=IF(([.C323]=&quot;&quot;)AND([.D323]=&quot;&quot;)AND([.E323]=&quot;&quot;)AND([.F32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24]=&quot;Nunca&quot;)AND([.D324]=&quot;Nunca&quot;)AND([.E324]=&quot;Nunca&quot;)AND([.F324]=&quot;Nunca&quot;);&quot;Não usa&quot;;&quot;Usa&quot;)" office:value-type="string" office:string-value="Usa">
            <text:p>Usa</text:p>
          </table:table-cell>
          <table:table-cell table:formula="of:=IF(([.C324]=&quot;&quot;)AND([.D324]=&quot;&quot;)AND([.E324]=&quot;&quot;)AND([.F32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1 a 3 vezes por semana</text:p>
          </table:table-cell>
          <table:table-cell/>
          <table:table-cell table:formula="of:=IF(([.C325]=&quot;Nunca&quot;)AND([.D325]=&quot;Nunca&quot;)AND([.E325]=&quot;Nunca&quot;)AND([.F325]=&quot;Nunca&quot;);&quot;Não usa&quot;;&quot;Usa&quot;)" office:value-type="string" office:string-value="Usa">
            <text:p>Usa</text:p>
          </table:table-cell>
          <table:table-cell table:formula="of:=IF(([.C325]=&quot;&quot;)AND([.D325]=&quot;&quot;)AND([.E325]=&quot;&quot;)AND([.F32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e vez em quando</text:p>
          </table:table-cell>
          <table:table-cell/>
          <table:table-cell table:formula="of:=IF(([.C326]=&quot;Nunca&quot;)AND([.D326]=&quot;Nunca&quot;)AND([.E326]=&quot;Nunca&quot;)AND([.F326]=&quot;Nunca&quot;);&quot;Não usa&quot;;&quot;Usa&quot;)" office:value-type="string" office:string-value="Usa">
            <text:p>Usa</text:p>
          </table:table-cell>
          <table:table-cell table:formula="of:=IF(([.C326]=&quot;&quot;)AND([.D326]=&quot;&quot;)AND([.E326]=&quot;&quot;)AND([.F32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327]=&quot;Nunca&quot;)AND([.D327]=&quot;Nunca&quot;)AND([.E327]=&quot;Nunca&quot;)AND([.F327]=&quot;Nunca&quot;);&quot;Não usa&quot;;&quot;Usa&quot;)" office:value-type="string" office:string-value="Usa">
            <text:p>Usa</text:p>
          </table:table-cell>
          <table:table-cell table:formula="of:=IF(([.C327]=&quot;&quot;)AND([.D327]=&quot;&quot;)AND([.E327]=&quot;&quot;)AND([.F32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formula="of:=IF(([.C328]=&quot;Nunca&quot;)AND([.D328]=&quot;Nunca&quot;)AND([.E328]=&quot;Nunca&quot;)AND([.F328]=&quot;Nunca&quot;);&quot;Não usa&quot;;&quot;Usa&quot;)" office:value-type="string" office:string-value="Usa">
            <text:p>Usa</text:p>
          </table:table-cell>
          <table:table-cell table:formula="of:=IF(([.C328]=&quot;&quot;)AND([.D328]=&quot;&quot;)AND([.E328]=&quot;&quot;)AND([.F32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  <table:table-cell table:formula="of:=IF(([.C329]=&quot;Nunca&quot;)AND([.D329]=&quot;Nunca&quot;)AND([.E329]=&quot;Nunca&quot;)AND([.F329]=&quot;Nunca&quot;);&quot;Não usa&quot;;&quot;Usa&quot;)" office:value-type="string" office:string-value="Usa">
            <text:p>Usa</text:p>
          </table:table-cell>
          <table:table-cell table:formula="of:=IF(([.C329]=&quot;&quot;)AND([.D329]=&quot;&quot;)AND([.E329]=&quot;&quot;)AND([.F32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30]=&quot;Nunca&quot;)AND([.D330]=&quot;Nunca&quot;)AND([.E330]=&quot;Nunca&quot;)AND([.F330]=&quot;Nunca&quot;);&quot;Não usa&quot;;&quot;Usa&quot;)" office:value-type="string" office:string-value="Usa">
            <text:p>Usa</text:p>
          </table:table-cell>
          <table:table-cell table:formula="of:=IF(([.C330]=&quot;&quot;)AND([.D330]=&quot;&quot;)AND([.E330]=&quot;&quot;)AND([.F33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31]=&quot;Nunca&quot;)AND([.D331]=&quot;Nunca&quot;)AND([.E331]=&quot;Nunca&quot;)AND([.F331]=&quot;Nunca&quot;);&quot;Não usa&quot;;&quot;Usa&quot;)" office:value-type="string" office:string-value="Usa">
            <text:p>Usa</text:p>
          </table:table-cell>
          <table:table-cell table:formula="of:=IF(([.C331]=&quot;&quot;)AND([.D331]=&quot;&quot;)AND([.E331]=&quot;&quot;)AND([.F33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/>
          <table:table-cell table:number-columns-repeated="2"/>
          <table:table-cell office:value-type="string">
            <text:p>1 a 3 vezes por semana</text:p>
          </table:table-cell>
          <table:table-cell/>
          <table:table-cell table:formula="of:=IF(([.C332]=&quot;Nunca&quot;)AND([.D332]=&quot;Nunca&quot;)AND([.E332]=&quot;Nunca&quot;)AND([.F332]=&quot;Nunca&quot;);&quot;Não usa&quot;;&quot;Usa&quot;)" office:value-type="string" office:string-value="Usa">
            <text:p>Usa</text:p>
          </table:table-cell>
          <table:table-cell table:formula="of:=IF(([.C332]=&quot;&quot;)AND([.D332]=&quot;&quot;)AND([.E332]=&quot;&quot;)AND([.F33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33]=&quot;Nunca&quot;)AND([.D333]=&quot;Nunca&quot;)AND([.E333]=&quot;Nunca&quot;)AND([.F333]=&quot;Nunca&quot;);&quot;Não usa&quot;;&quot;Usa&quot;)" office:value-type="string" office:string-value="Usa">
            <text:p>Usa</text:p>
          </table:table-cell>
          <table:table-cell table:formula="of:=IF(([.C333]=&quot;&quot;)AND([.D333]=&quot;&quot;)AND([.E333]=&quot;&quot;)AND([.F33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34]=&quot;Nunca&quot;)AND([.D334]=&quot;Nunca&quot;)AND([.E334]=&quot;Nunca&quot;)AND([.F334]=&quot;Nunca&quot;);&quot;Não usa&quot;;&quot;Usa&quot;)" office:value-type="string" office:string-value="Usa">
            <text:p>Usa</text:p>
          </table:table-cell>
          <table:table-cell table:formula="of:=IF(([.C334]=&quot;&quot;)AND([.D334]=&quot;&quot;)AND([.E334]=&quot;&quot;)AND([.F33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2">
            <text:p>2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  <table:table-cell table:formula="of:=IF(([.C335]=&quot;Nunca&quot;)AND([.D335]=&quot;Nunca&quot;)AND([.E335]=&quot;Nunca&quot;)AND([.F335]=&quot;Nunca&quot;);&quot;Não usa&quot;;&quot;Usa&quot;)" office:value-type="string" office:string-value="Usa">
            <text:p>Usa</text:p>
          </table:table-cell>
          <table:table-cell table:formula="of:=IF(([.C335]=&quot;&quot;)AND([.D335]=&quot;&quot;)AND([.E335]=&quot;&quot;)AND([.F33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36]=&quot;Nunca&quot;)AND([.D336]=&quot;Nunca&quot;)AND([.E336]=&quot;Nunca&quot;)AND([.F336]=&quot;Nunca&quot;);&quot;Não usa&quot;;&quot;Usa&quot;)" office:value-type="string" office:string-value="Usa">
            <text:p>Usa</text:p>
          </table:table-cell>
          <table:table-cell table:formula="of:=IF(([.C336]=&quot;&quot;)AND([.D336]=&quot;&quot;)AND([.E336]=&quot;&quot;)AND([.F33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337]=&quot;Nunca&quot;)AND([.D337]=&quot;Nunca&quot;)AND([.E337]=&quot;Nunca&quot;)AND([.F337]=&quot;Nunca&quot;);&quot;Não usa&quot;;&quot;Usa&quot;)" office:value-type="string" office:string-value="Usa">
            <text:p>Usa</text:p>
          </table:table-cell>
          <table:table-cell table:formula="of:=IF(([.C337]=&quot;&quot;)AND([.D337]=&quot;&quot;)AND([.E337]=&quot;&quot;)AND([.F33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338]=&quot;Nunca&quot;)AND([.D338]=&quot;Nunca&quot;)AND([.E338]=&quot;Nunca&quot;)AND([.F338]=&quot;Nunca&quot;);&quot;Não usa&quot;;&quot;Usa&quot;)" office:value-type="string" office:string-value="Usa">
            <text:p>Usa</text:p>
          </table:table-cell>
          <table:table-cell table:formula="of:=IF(([.C338]=&quot;&quot;)AND([.D338]=&quot;&quot;)AND([.E338]=&quot;&quot;)AND([.F33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39]=&quot;Nunca&quot;)AND([.D339]=&quot;Nunca&quot;)AND([.E339]=&quot;Nunca&quot;)AND([.F339]=&quot;Nunca&quot;);&quot;Não usa&quot;;&quot;Usa&quot;)" office:value-type="string" office:string-value="Usa">
            <text:p>Usa</text:p>
          </table:table-cell>
          <table:table-cell table:formula="of:=IF(([.C339]=&quot;&quot;)AND([.D339]=&quot;&quot;)AND([.E339]=&quot;&quot;)AND([.F33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340]=&quot;Nunca&quot;)AND([.D340]=&quot;Nunca&quot;)AND([.E340]=&quot;Nunca&quot;)AND([.F340]=&quot;Nunca&quot;);&quot;Não usa&quot;;&quot;Usa&quot;)" office:value-type="string" office:string-value="Usa">
            <text:p>Usa</text:p>
          </table:table-cell>
          <table:table-cell table:formula="of:=IF(([.C340]=&quot;&quot;)AND([.D340]=&quot;&quot;)AND([.E340]=&quot;&quot;)AND([.F34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formula="of:=IF(([.C341]=&quot;Nunca&quot;)AND([.D341]=&quot;Nunca&quot;)AND([.E341]=&quot;Nunca&quot;)AND([.F341]=&quot;Nunca&quot;);&quot;Não usa&quot;;&quot;Usa&quot;)" office:value-type="string" office:string-value="Usa">
            <text:p>Usa</text:p>
          </table:table-cell>
          <table:table-cell table:formula="of:=IF(([.C341]=&quot;&quot;)AND([.D341]=&quot;&quot;)AND([.E341]=&quot;&quot;)AND([.F34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formula="of:=IF(([.C342]=&quot;Nunca&quot;)AND([.D342]=&quot;Nunca&quot;)AND([.E342]=&quot;Nunca&quot;)AND([.F342]=&quot;Nunca&quot;);&quot;Não usa&quot;;&quot;Usa&quot;)" office:value-type="string" office:string-value="Usa">
            <text:p>Usa</text:p>
          </table:table-cell>
          <table:table-cell table:formula="of:=IF(([.C342]=&quot;&quot;)AND([.D342]=&quot;&quot;)AND([.E342]=&quot;&quot;)AND([.F34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/>
          <table:table-cell table:formula="of:=IF(([.C343]=&quot;Nunca&quot;)AND([.D343]=&quot;Nunca&quot;)AND([.E343]=&quot;Nunca&quot;)AND([.F343]=&quot;Nunca&quot;);&quot;Não usa&quot;;&quot;Usa&quot;)" office:value-type="string" office:string-value="Usa">
            <text:p>Usa</text:p>
          </table:table-cell>
          <table:table-cell table:formula="of:=IF(([.C343]=&quot;&quot;)AND([.D343]=&quot;&quot;)AND([.E343]=&quot;&quot;)AND([.F34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">
            <text:p>6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344]=&quot;Nunca&quot;)AND([.D344]=&quot;Nunca&quot;)AND([.E344]=&quot;Nunca&quot;)AND([.F344]=&quot;Nunca&quot;);&quot;Não usa&quot;;&quot;Usa&quot;)" office:value-type="string" office:string-value="Usa">
            <text:p>Usa</text:p>
          </table:table-cell>
          <table:table-cell table:formula="of:=IF(([.C344]=&quot;&quot;)AND([.D344]=&quot;&quot;)AND([.E344]=&quot;&quot;)AND([.F34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formula="of:=IF(([.C345]=&quot;Nunca&quot;)AND([.D345]=&quot;Nunca&quot;)AND([.E345]=&quot;Nunca&quot;)AND([.F345]=&quot;Nunca&quot;);&quot;Não usa&quot;;&quot;Usa&quot;)" office:value-type="string" office:string-value="Usa">
            <text:p>Usa</text:p>
          </table:table-cell>
          <table:table-cell table:formula="of:=IF(([.C345]=&quot;&quot;)AND([.D345]=&quot;&quot;)AND([.E345]=&quot;&quot;)AND([.F34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346]=&quot;Nunca&quot;)AND([.D346]=&quot;Nunca&quot;)AND([.E346]=&quot;Nunca&quot;)AND([.F346]=&quot;Nunca&quot;);&quot;Não usa&quot;;&quot;Usa&quot;)" office:value-type="string" office:string-value="Usa">
            <text:p>Usa</text:p>
          </table:table-cell>
          <table:table-cell table:formula="of:=IF(([.C346]=&quot;&quot;)AND([.D346]=&quot;&quot;)AND([.E346]=&quot;&quot;)AND([.F34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0">
            <text:p>50</text:p>
          </table:table-cell>
          <table:table-cell office:value-type="string">
            <text:p>De vez em quando</text:p>
          </table:table-cell>
          <table:table-cell table:number-columns-repeated="3"/>
          <table:table-cell table:formula="of:=IF(([.C347]=&quot;Nunca&quot;)AND([.D347]=&quot;Nunca&quot;)AND([.E347]=&quot;Nunca&quot;)AND([.F347]=&quot;Nunca&quot;);&quot;Não usa&quot;;&quot;Usa&quot;)" office:value-type="string" office:string-value="Usa">
            <text:p>Usa</text:p>
          </table:table-cell>
          <table:table-cell table:formula="of:=IF(([.C347]=&quot;&quot;)AND([.D347]=&quot;&quot;)AND([.E347]=&quot;&quot;)AND([.F34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De vez em quando</text:p>
          </table:table-cell>
          <table:table-cell/>
          <table:table-cell table:formula="of:=IF(([.C348]=&quot;Nunca&quot;)AND([.D348]=&quot;Nunca&quot;)AND([.E348]=&quot;Nunca&quot;)AND([.F348]=&quot;Nunca&quot;);&quot;Não usa&quot;;&quot;Usa&quot;)" office:value-type="string" office:string-value="Usa">
            <text:p>Usa</text:p>
          </table:table-cell>
          <table:table-cell table:formula="of:=IF(([.C348]=&quot;&quot;)AND([.D348]=&quot;&quot;)AND([.E348]=&quot;&quot;)AND([.F34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349]=&quot;Nunca&quot;)AND([.D349]=&quot;Nunca&quot;)AND([.E349]=&quot;Nunca&quot;)AND([.F349]=&quot;Nunca&quot;);&quot;Não usa&quot;;&quot;Usa&quot;)" office:value-type="string" office:string-value="Usa">
            <text:p>Usa</text:p>
          </table:table-cell>
          <table:table-cell table:formula="of:=IF(([.C349]=&quot;&quot;)AND([.D349]=&quot;&quot;)AND([.E349]=&quot;&quot;)AND([.F34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350]=&quot;Nunca&quot;)AND([.D350]=&quot;Nunca&quot;)AND([.E350]=&quot;Nunca&quot;)AND([.F350]=&quot;Nunca&quot;);&quot;Não usa&quot;;&quot;Usa&quot;)" office:value-type="string" office:string-value="Usa">
            <text:p>Usa</text:p>
          </table:table-cell>
          <table:table-cell table:formula="of:=IF(([.C350]=&quot;&quot;)AND([.D350]=&quot;&quot;)AND([.E350]=&quot;&quot;)AND([.F35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string">
            <text:p>De vez em quando</text:p>
          </table:table-cell>
          <table:table-cell table:number-columns-repeated="3"/>
          <table:table-cell table:formula="of:=IF(([.C351]=&quot;Nunca&quot;)AND([.D351]=&quot;Nunca&quot;)AND([.E351]=&quot;Nunca&quot;)AND([.F351]=&quot;Nunca&quot;);&quot;Não usa&quot;;&quot;Usa&quot;)" office:value-type="string" office:string-value="Usa">
            <text:p>Usa</text:p>
          </table:table-cell>
          <table:table-cell table:formula="of:=IF(([.C351]=&quot;&quot;)AND([.D351]=&quot;&quot;)AND([.E351]=&quot;&quot;)AND([.F35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352]=&quot;Nunca&quot;)AND([.D352]=&quot;Nunca&quot;)AND([.E352]=&quot;Nunca&quot;)AND([.F352]=&quot;Nunca&quot;);&quot;Não usa&quot;;&quot;Usa&quot;)" office:value-type="string" office:string-value="Usa">
            <text:p>Usa</text:p>
          </table:table-cell>
          <table:table-cell table:formula="of:=IF(([.C352]=&quot;&quot;)AND([.D352]=&quot;&quot;)AND([.E352]=&quot;&quot;)AND([.F35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formula="of:=IF(([.C353]=&quot;Nunca&quot;)AND([.D353]=&quot;Nunca&quot;)AND([.E353]=&quot;Nunca&quot;)AND([.F353]=&quot;Nunca&quot;);&quot;Não usa&quot;;&quot;Usa&quot;)" office:value-type="string" office:string-value="Usa">
            <text:p>Usa</text:p>
          </table:table-cell>
          <table:table-cell table:formula="of:=IF(([.C353]=&quot;&quot;)AND([.D353]=&quot;&quot;)AND([.E353]=&quot;&quot;)AND([.F35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54]=&quot;Nunca&quot;)AND([.D354]=&quot;Nunca&quot;)AND([.E354]=&quot;Nunca&quot;)AND([.F354]=&quot;Nunca&quot;);&quot;Não usa&quot;;&quot;Usa&quot;)" office:value-type="string" office:string-value="Usa">
            <text:p>Usa</text:p>
          </table:table-cell>
          <table:table-cell table:formula="of:=IF(([.C354]=&quot;&quot;)AND([.D354]=&quot;&quot;)AND([.E354]=&quot;&quot;)AND([.F35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355]=&quot;Nunca&quot;)AND([.D355]=&quot;Nunca&quot;)AND([.E355]=&quot;Nunca&quot;)AND([.F355]=&quot;Nunca&quot;);&quot;Não usa&quot;;&quot;Usa&quot;)" office:value-type="string" office:string-value="Usa">
            <text:p>Usa</text:p>
          </table:table-cell>
          <table:table-cell table:formula="of:=IF(([.C355]=&quot;&quot;)AND([.D355]=&quot;&quot;)AND([.E355]=&quot;&quot;)AND([.F35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56]=&quot;Nunca&quot;)AND([.D356]=&quot;Nunca&quot;)AND([.E356]=&quot;Nunca&quot;)AND([.F356]=&quot;Nunca&quot;);&quot;Não usa&quot;;&quot;Usa&quot;)" office:value-type="string" office:string-value="Usa">
            <text:p>Usa</text:p>
          </table:table-cell>
          <table:table-cell table:formula="of:=IF(([.C356]=&quot;&quot;)AND([.D356]=&quot;&quot;)AND([.E356]=&quot;&quot;)AND([.F35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357]=&quot;Nunca&quot;)AND([.D357]=&quot;Nunca&quot;)AND([.E357]=&quot;Nunca&quot;)AND([.F357]=&quot;Nunca&quot;);&quot;Não usa&quot;;&quot;Usa&quot;)" office:value-type="string" office:string-value="Usa">
            <text:p>Usa</text:p>
          </table:table-cell>
          <table:table-cell table:formula="of:=IF(([.C357]=&quot;&quot;)AND([.D357]=&quot;&quot;)AND([.E357]=&quot;&quot;)AND([.F35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358]=&quot;Nunca&quot;)AND([.D358]=&quot;Nunca&quot;)AND([.E358]=&quot;Nunca&quot;)AND([.F358]=&quot;Nunca&quot;);&quot;Não usa&quot;;&quot;Usa&quot;)" office:value-type="string" office:string-value="Usa">
            <text:p>Usa</text:p>
          </table:table-cell>
          <table:table-cell table:formula="of:=IF(([.C358]=&quot;&quot;)AND([.D358]=&quot;&quot;)AND([.E358]=&quot;&quot;)AND([.F35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359]=&quot;Nunca&quot;)AND([.D359]=&quot;Nunca&quot;)AND([.E359]=&quot;Nunca&quot;)AND([.F359]=&quot;Nunca&quot;);&quot;Não usa&quot;;&quot;Usa&quot;)" office:value-type="string" office:string-value="Usa">
            <text:p>Usa</text:p>
          </table:table-cell>
          <table:table-cell table:formula="of:=IF(([.C359]=&quot;&quot;)AND([.D359]=&quot;&quot;)AND([.E359]=&quot;&quot;)AND([.F35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0">
            <text:p>3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60]=&quot;Nunca&quot;)AND([.D360]=&quot;Nunca&quot;)AND([.E360]=&quot;Nunca&quot;)AND([.F360]=&quot;Nunca&quot;);&quot;Não usa&quot;;&quot;Usa&quot;)" office:value-type="string" office:string-value="Usa">
            <text:p>Usa</text:p>
          </table:table-cell>
          <table:table-cell table:formula="of:=IF(([.C360]=&quot;&quot;)AND([.D360]=&quot;&quot;)AND([.E360]=&quot;&quot;)AND([.F36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61]=&quot;Nunca&quot;)AND([.D361]=&quot;Nunca&quot;)AND([.E361]=&quot;Nunca&quot;)AND([.F361]=&quot;Nunca&quot;);&quot;Não usa&quot;;&quot;Usa&quot;)" office:value-type="string" office:string-value="Usa">
            <text:p>Usa</text:p>
          </table:table-cell>
          <table:table-cell table:formula="of:=IF(([.C361]=&quot;&quot;)AND([.D361]=&quot;&quot;)AND([.E361]=&quot;&quot;)AND([.F36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62]=&quot;Nunca&quot;)AND([.D362]=&quot;Nunca&quot;)AND([.E362]=&quot;Nunca&quot;)AND([.F362]=&quot;Nunca&quot;);&quot;Não usa&quot;;&quot;Usa&quot;)" office:value-type="string" office:string-value="Usa">
            <text:p>Usa</text:p>
          </table:table-cell>
          <table:table-cell table:formula="of:=IF(([.C362]=&quot;&quot;)AND([.D362]=&quot;&quot;)AND([.E362]=&quot;&quot;)AND([.F36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/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63]=&quot;Nunca&quot;)AND([.D363]=&quot;Nunca&quot;)AND([.E363]=&quot;Nunca&quot;)AND([.F363]=&quot;Nunca&quot;);&quot;Não usa&quot;;&quot;Usa&quot;)" office:value-type="string" office:string-value="Usa">
            <text:p>Usa</text:p>
          </table:table-cell>
          <table:table-cell table:formula="of:=IF(([.C363]=&quot;&quot;)AND([.D363]=&quot;&quot;)AND([.E363]=&quot;&quot;)AND([.F36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  <table:table-cell table:formula="of:=IF(([.C364]=&quot;Nunca&quot;)AND([.D364]=&quot;Nunca&quot;)AND([.E364]=&quot;Nunca&quot;)AND([.F364]=&quot;Nunca&quot;);&quot;Não usa&quot;;&quot;Usa&quot;)" office:value-type="string" office:string-value="Usa">
            <text:p>Usa</text:p>
          </table:table-cell>
          <table:table-cell table:formula="of:=IF(([.C364]=&quot;&quot;)AND([.D364]=&quot;&quot;)AND([.E364]=&quot;&quot;)AND([.F36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365]=&quot;Nunca&quot;)AND([.D365]=&quot;Nunca&quot;)AND([.E365]=&quot;Nunca&quot;)AND([.F365]=&quot;Nunca&quot;);&quot;Não usa&quot;;&quot;Usa&quot;)" office:value-type="string" office:string-value="Usa">
            <text:p>Usa</text:p>
          </table:table-cell>
          <table:table-cell table:formula="of:=IF(([.C365]=&quot;&quot;)AND([.D365]=&quot;&quot;)AND([.E365]=&quot;&quot;)AND([.F36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366]=&quot;Nunca&quot;)AND([.D366]=&quot;Nunca&quot;)AND([.E366]=&quot;Nunca&quot;)AND([.F366]=&quot;Nunca&quot;);&quot;Não usa&quot;;&quot;Usa&quot;)" office:value-type="string" office:string-value="Usa">
            <text:p>Usa</text:p>
          </table:table-cell>
          <table:table-cell table:formula="of:=IF(([.C366]=&quot;&quot;)AND([.D366]=&quot;&quot;)AND([.E366]=&quot;&quot;)AND([.F36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67]=&quot;Nunca&quot;)AND([.D367]=&quot;Nunca&quot;)AND([.E367]=&quot;Nunca&quot;)AND([.F367]=&quot;Nunca&quot;);&quot;Não usa&quot;;&quot;Usa&quot;)" office:value-type="string" office:string-value="Usa">
            <text:p>Usa</text:p>
          </table:table-cell>
          <table:table-cell table:formula="of:=IF(([.C367]=&quot;&quot;)AND([.D367]=&quot;&quot;)AND([.E367]=&quot;&quot;)AND([.F36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368]=&quot;Nunca&quot;)AND([.D368]=&quot;Nunca&quot;)AND([.E368]=&quot;Nunca&quot;)AND([.F368]=&quot;Nunca&quot;);&quot;Não usa&quot;;&quot;Usa&quot;)" office:value-type="string" office:string-value="Usa">
            <text:p>Usa</text:p>
          </table:table-cell>
          <table:table-cell table:formula="of:=IF(([.C368]=&quot;&quot;)AND([.D368]=&quot;&quot;)AND([.E368]=&quot;&quot;)AND([.F36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69]=&quot;Nunca&quot;)AND([.D369]=&quot;Nunca&quot;)AND([.E369]=&quot;Nunca&quot;)AND([.F369]=&quot;Nunca&quot;);&quot;Não usa&quot;;&quot;Usa&quot;)" office:value-type="string" office:string-value="Usa">
            <text:p>Usa</text:p>
          </table:table-cell>
          <table:table-cell table:formula="of:=IF(([.C369]=&quot;&quot;)AND([.D369]=&quot;&quot;)AND([.E369]=&quot;&quot;)AND([.F36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370]=&quot;Nunca&quot;)AND([.D370]=&quot;Nunca&quot;)AND([.E370]=&quot;Nunca&quot;)AND([.F370]=&quot;Nunca&quot;);&quot;Não usa&quot;;&quot;Usa&quot;)" office:value-type="string" office:string-value="Usa">
            <text:p>Usa</text:p>
          </table:table-cell>
          <table:table-cell table:formula="of:=IF(([.C370]=&quot;&quot;)AND([.D370]=&quot;&quot;)AND([.E370]=&quot;&quot;)AND([.F37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1">
            <text:p>3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formula="of:=IF(([.C371]=&quot;Nunca&quot;)AND([.D371]=&quot;Nunca&quot;)AND([.E371]=&quot;Nunca&quot;)AND([.F371]=&quot;Nunca&quot;);&quot;Não usa&quot;;&quot;Usa&quot;)" office:value-type="string" office:string-value="Usa">
            <text:p>Usa</text:p>
          </table:table-cell>
          <table:table-cell table:formula="of:=IF(([.C371]=&quot;&quot;)AND([.D371]=&quot;&quot;)AND([.E371]=&quot;&quot;)AND([.F37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/>
          <table:table-cell table:number-columns-repeated="4" office:value-type="string">
            <text:p>Nunca</text:p>
          </table:table-cell>
          <table:table-cell table:formula="of:=IF(([.C372]=&quot;Nunca&quot;)AND([.D372]=&quot;Nunca&quot;)AND([.E372]=&quot;Nunca&quot;)AND([.F372]=&quot;Nunca&quot;);&quot;Não usa&quot;;&quot;Usa&quot;)" office:value-type="string" office:string-value="Não usa">
            <text:p>Não usa</text:p>
          </table:table-cell>
          <table:table-cell table:formula="of:=IF(([.C372]=&quot;&quot;)AND([.D372]=&quot;&quot;)AND([.E372]=&quot;&quot;)AND([.F37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373]=&quot;Nunca&quot;)AND([.D373]=&quot;Nunca&quot;)AND([.E373]=&quot;Nunca&quot;)AND([.F373]=&quot;Nunca&quot;);&quot;Não usa&quot;;&quot;Usa&quot;)" office:value-type="string" office:string-value="Usa">
            <text:p>Usa</text:p>
          </table:table-cell>
          <table:table-cell table:formula="of:=IF(([.C373]=&quot;&quot;)AND([.D373]=&quot;&quot;)AND([.E373]=&quot;&quot;)AND([.F37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formula="of:=IF(([.C374]=&quot;Nunca&quot;)AND([.D374]=&quot;Nunca&quot;)AND([.E374]=&quot;Nunca&quot;)AND([.F374]=&quot;Nunca&quot;);&quot;Não usa&quot;;&quot;Usa&quot;)" office:value-type="string" office:string-value="Usa">
            <text:p>Usa</text:p>
          </table:table-cell>
          <table:table-cell table:formula="of:=IF(([.C374]=&quot;&quot;)AND([.D374]=&quot;&quot;)AND([.E374]=&quot;&quot;)AND([.F37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75]=&quot;Nunca&quot;)AND([.D375]=&quot;Nunca&quot;)AND([.E375]=&quot;Nunca&quot;)AND([.F375]=&quot;Nunca&quot;);&quot;Não usa&quot;;&quot;Usa&quot;)" office:value-type="string" office:string-value="Usa">
            <text:p>Usa</text:p>
          </table:table-cell>
          <table:table-cell table:formula="of:=IF(([.C375]=&quot;&quot;)AND([.D375]=&quot;&quot;)AND([.E375]=&quot;&quot;)AND([.F37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376]=&quot;Nunca&quot;)AND([.D376]=&quot;Nunca&quot;)AND([.E376]=&quot;Nunca&quot;)AND([.F376]=&quot;Nunca&quot;);&quot;Não usa&quot;;&quot;Usa&quot;)" office:value-type="string" office:string-value="Usa">
            <text:p>Usa</text:p>
          </table:table-cell>
          <table:table-cell table:formula="of:=IF(([.C376]=&quot;&quot;)AND([.D376]=&quot;&quot;)AND([.E376]=&quot;&quot;)AND([.F37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377]=&quot;Nunca&quot;)AND([.D377]=&quot;Nunca&quot;)AND([.E377]=&quot;Nunca&quot;)AND([.F377]=&quot;Nunca&quot;);&quot;Não usa&quot;;&quot;Usa&quot;)" office:value-type="string" office:string-value="Usa">
            <text:p>Usa</text:p>
          </table:table-cell>
          <table:table-cell table:formula="of:=IF(([.C377]=&quot;&quot;)AND([.D377]=&quot;&quot;)AND([.E377]=&quot;&quot;)AND([.F37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0">
            <text:p>40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378]=&quot;Nunca&quot;)AND([.D378]=&quot;Nunca&quot;)AND([.E378]=&quot;Nunca&quot;)AND([.F378]=&quot;Nunca&quot;);&quot;Não usa&quot;;&quot;Usa&quot;)" office:value-type="string" office:string-value="Usa">
            <text:p>Usa</text:p>
          </table:table-cell>
          <table:table-cell table:formula="of:=IF(([.C378]=&quot;&quot;)AND([.D378]=&quot;&quot;)AND([.E378]=&quot;&quot;)AND([.F37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7">
            <text:p>1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379]=&quot;Nunca&quot;)AND([.D379]=&quot;Nunca&quot;)AND([.E379]=&quot;Nunca&quot;)AND([.F379]=&quot;Nunca&quot;);&quot;Não usa&quot;;&quot;Usa&quot;)" office:value-type="string" office:string-value="Usa">
            <text:p>Usa</text:p>
          </table:table-cell>
          <table:table-cell table:formula="of:=IF(([.C379]=&quot;&quot;)AND([.D379]=&quot;&quot;)AND([.E379]=&quot;&quot;)AND([.F37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80]=&quot;Nunca&quot;)AND([.D380]=&quot;Nunca&quot;)AND([.E380]=&quot;Nunca&quot;)AND([.F380]=&quot;Nunca&quot;);&quot;Não usa&quot;;&quot;Usa&quot;)" office:value-type="string" office:string-value="Usa">
            <text:p>Usa</text:p>
          </table:table-cell>
          <table:table-cell table:formula="of:=IF(([.C380]=&quot;&quot;)AND([.D380]=&quot;&quot;)AND([.E380]=&quot;&quot;)AND([.F38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381]=&quot;Nunca&quot;)AND([.D381]=&quot;Nunca&quot;)AND([.E381]=&quot;Nunca&quot;)AND([.F381]=&quot;Nunca&quot;);&quot;Não usa&quot;;&quot;Usa&quot;)" office:value-type="string" office:string-value="Usa">
            <text:p>Usa</text:p>
          </table:table-cell>
          <table:table-cell table:formula="of:=IF(([.C381]=&quot;&quot;)AND([.D381]=&quot;&quot;)AND([.E381]=&quot;&quot;)AND([.F38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382]=&quot;Nunca&quot;)AND([.D382]=&quot;Nunca&quot;)AND([.E382]=&quot;Nunca&quot;)AND([.F382]=&quot;Nunca&quot;);&quot;Não usa&quot;;&quot;Usa&quot;)" office:value-type="string" office:string-value="Usa">
            <text:p>Usa</text:p>
          </table:table-cell>
          <table:table-cell table:formula="of:=IF(([.C382]=&quot;&quot;)AND([.D382]=&quot;&quot;)AND([.E382]=&quot;&quot;)AND([.F38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83]=&quot;Nunca&quot;)AND([.D383]=&quot;Nunca&quot;)AND([.E383]=&quot;Nunca&quot;)AND([.F383]=&quot;Nunca&quot;);&quot;Não usa&quot;;&quot;Usa&quot;)" office:value-type="string" office:string-value="Usa">
            <text:p>Usa</text:p>
          </table:table-cell>
          <table:table-cell table:formula="of:=IF(([.C383]=&quot;&quot;)AND([.D383]=&quot;&quot;)AND([.E383]=&quot;&quot;)AND([.F38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384]=&quot;Nunca&quot;)AND([.D384]=&quot;Nunca&quot;)AND([.E384]=&quot;Nunca&quot;)AND([.F384]=&quot;Nunca&quot;);&quot;Não usa&quot;;&quot;Usa&quot;)" office:value-type="string" office:string-value="Usa">
            <text:p>Usa</text:p>
          </table:table-cell>
          <table:table-cell table:formula="of:=IF(([.C384]=&quot;&quot;)AND([.D384]=&quot;&quot;)AND([.E384]=&quot;&quot;)AND([.F38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85]=&quot;Nunca&quot;)AND([.D385]=&quot;Nunca&quot;)AND([.E385]=&quot;Nunca&quot;)AND([.F385]=&quot;Nunca&quot;);&quot;Não usa&quot;;&quot;Usa&quot;)" office:value-type="string" office:string-value="Usa">
            <text:p>Usa</text:p>
          </table:table-cell>
          <table:table-cell table:formula="of:=IF(([.C385]=&quot;&quot;)AND([.D385]=&quot;&quot;)AND([.E385]=&quot;&quot;)AND([.F38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386]=&quot;Nunca&quot;)AND([.D386]=&quot;Nunca&quot;)AND([.E386]=&quot;Nunca&quot;)AND([.F386]=&quot;Nunca&quot;);&quot;Não usa&quot;;&quot;Usa&quot;)" office:value-type="string" office:string-value="Usa">
            <text:p>Usa</text:p>
          </table:table-cell>
          <table:table-cell table:formula="of:=IF(([.C386]=&quot;&quot;)AND([.D386]=&quot;&quot;)AND([.E386]=&quot;&quot;)AND([.F38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87]=&quot;Nunca&quot;)AND([.D387]=&quot;Nunca&quot;)AND([.E387]=&quot;Nunca&quot;)AND([.F387]=&quot;Nunca&quot;);&quot;Não usa&quot;;&quot;Usa&quot;)" office:value-type="string" office:string-value="Usa">
            <text:p>Usa</text:p>
          </table:table-cell>
          <table:table-cell table:formula="of:=IF(([.C387]=&quot;&quot;)AND([.D387]=&quot;&quot;)AND([.E387]=&quot;&quot;)AND([.F38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9">
            <text:p>29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388]=&quot;Nunca&quot;)AND([.D388]=&quot;Nunca&quot;)AND([.E388]=&quot;Nunca&quot;)AND([.F388]=&quot;Nunca&quot;);&quot;Não usa&quot;;&quot;Usa&quot;)" office:value-type="string" office:string-value="Usa">
            <text:p>Usa</text:p>
          </table:table-cell>
          <table:table-cell table:formula="of:=IF(([.C388]=&quot;&quot;)AND([.D388]=&quot;&quot;)AND([.E388]=&quot;&quot;)AND([.F38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389]=&quot;Nunca&quot;)AND([.D389]=&quot;Nunca&quot;)AND([.E389]=&quot;Nunca&quot;)AND([.F389]=&quot;Nunca&quot;);&quot;Não usa&quot;;&quot;Usa&quot;)" office:value-type="string" office:string-value="Usa">
            <text:p>Usa</text:p>
          </table:table-cell>
          <table:table-cell table:formula="of:=IF(([.C389]=&quot;&quot;)AND([.D389]=&quot;&quot;)AND([.E389]=&quot;&quot;)AND([.F38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390]=&quot;Nunca&quot;)AND([.D390]=&quot;Nunca&quot;)AND([.E390]=&quot;Nunca&quot;)AND([.F390]=&quot;Nunca&quot;);&quot;Não usa&quot;;&quot;Usa&quot;)" office:value-type="string" office:string-value="Usa">
            <text:p>Usa</text:p>
          </table:table-cell>
          <table:table-cell table:formula="of:=IF(([.C390]=&quot;&quot;)AND([.D390]=&quot;&quot;)AND([.E390]=&quot;&quot;)AND([.F39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391]=&quot;Nunca&quot;)AND([.D391]=&quot;Nunca&quot;)AND([.E391]=&quot;Nunca&quot;)AND([.F391]=&quot;Nunca&quot;);&quot;Não usa&quot;;&quot;Usa&quot;)" office:value-type="string" office:string-value="Usa">
            <text:p>Usa</text:p>
          </table:table-cell>
          <table:table-cell table:formula="of:=IF(([.C391]=&quot;&quot;)AND([.D391]=&quot;&quot;)AND([.E391]=&quot;&quot;)AND([.F39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92]=&quot;Nunca&quot;)AND([.D392]=&quot;Nunca&quot;)AND([.E392]=&quot;Nunca&quot;)AND([.F392]=&quot;Nunca&quot;);&quot;Não usa&quot;;&quot;Usa&quot;)" office:value-type="string" office:string-value="Usa">
            <text:p>Usa</text:p>
          </table:table-cell>
          <table:table-cell table:formula="of:=IF(([.C392]=&quot;&quot;)AND([.D392]=&quot;&quot;)AND([.E392]=&quot;&quot;)AND([.F39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93]=&quot;Nunca&quot;)AND([.D393]=&quot;Nunca&quot;)AND([.E393]=&quot;Nunca&quot;)AND([.F393]=&quot;Nunca&quot;);&quot;Não usa&quot;;&quot;Usa&quot;)" office:value-type="string" office:string-value="Usa">
            <text:p>Usa</text:p>
          </table:table-cell>
          <table:table-cell table:formula="of:=IF(([.C393]=&quot;&quot;)AND([.D393]=&quot;&quot;)AND([.E393]=&quot;&quot;)AND([.F39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94]=&quot;Nunca&quot;)AND([.D394]=&quot;Nunca&quot;)AND([.E394]=&quot;Nunca&quot;)AND([.F394]=&quot;Nunca&quot;);&quot;Não usa&quot;;&quot;Usa&quot;)" office:value-type="string" office:string-value="Usa">
            <text:p>Usa</text:p>
          </table:table-cell>
          <table:table-cell table:formula="of:=IF(([.C394]=&quot;&quot;)AND([.D394]=&quot;&quot;)AND([.E394]=&quot;&quot;)AND([.F39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395]=&quot;Nunca&quot;)AND([.D395]=&quot;Nunca&quot;)AND([.E395]=&quot;Nunca&quot;)AND([.F395]=&quot;Nunca&quot;);&quot;Não usa&quot;;&quot;Usa&quot;)" office:value-type="string" office:string-value="Usa">
            <text:p>Usa</text:p>
          </table:table-cell>
          <table:table-cell table:formula="of:=IF(([.C395]=&quot;&quot;)AND([.D395]=&quot;&quot;)AND([.E395]=&quot;&quot;)AND([.F39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396]=&quot;Nunca&quot;)AND([.D396]=&quot;Nunca&quot;)AND([.E396]=&quot;Nunca&quot;)AND([.F396]=&quot;Nunca&quot;);&quot;Não usa&quot;;&quot;Usa&quot;)" office:value-type="string" office:string-value="Usa">
            <text:p>Usa</text:p>
          </table:table-cell>
          <table:table-cell table:formula="of:=IF(([.C396]=&quot;&quot;)AND([.D396]=&quot;&quot;)AND([.E396]=&quot;&quot;)AND([.F39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397]=&quot;Nunca&quot;)AND([.D397]=&quot;Nunca&quot;)AND([.E397]=&quot;Nunca&quot;)AND([.F397]=&quot;Nunca&quot;);&quot;Não usa&quot;;&quot;Usa&quot;)" office:value-type="string" office:string-value="Usa">
            <text:p>Usa</text:p>
          </table:table-cell>
          <table:table-cell table:formula="of:=IF(([.C397]=&quot;&quot;)AND([.D397]=&quot;&quot;)AND([.E397]=&quot;&quot;)AND([.F39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398]=&quot;Nunca&quot;)AND([.D398]=&quot;Nunca&quot;)AND([.E398]=&quot;Nunca&quot;)AND([.F398]=&quot;Nunca&quot;);&quot;Não usa&quot;;&quot;Usa&quot;)" office:value-type="string" office:string-value="Usa">
            <text:p>Usa</text:p>
          </table:table-cell>
          <table:table-cell table:formula="of:=IF(([.C398]=&quot;&quot;)AND([.D398]=&quot;&quot;)AND([.E398]=&quot;&quot;)AND([.F39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/>
          <table:table-cell table:number-columns-repeated="4" office:value-type="string">
            <text:p>Nunca</text:p>
          </table:table-cell>
          <table:table-cell table:formula="of:=IF(([.C399]=&quot;Nunca&quot;)AND([.D399]=&quot;Nunca&quot;)AND([.E399]=&quot;Nunca&quot;)AND([.F399]=&quot;Nunca&quot;);&quot;Não usa&quot;;&quot;Usa&quot;)" office:value-type="string" office:string-value="Não usa">
            <text:p>Não usa</text:p>
          </table:table-cell>
          <table:table-cell table:formula="of:=IF(([.C399]=&quot;&quot;)AND([.D399]=&quot;&quot;)AND([.E399]=&quot;&quot;)AND([.F39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formula="of:=IF(([.C400]=&quot;Nunca&quot;)AND([.D400]=&quot;Nunca&quot;)AND([.E400]=&quot;Nunca&quot;)AND([.F400]=&quot;Nunca&quot;);&quot;Não usa&quot;;&quot;Usa&quot;)" office:value-type="string" office:string-value="Usa">
            <text:p>Usa</text:p>
          </table:table-cell>
          <table:table-cell table:formula="of:=IF(([.C400]=&quot;&quot;)AND([.D400]=&quot;&quot;)AND([.E400]=&quot;&quot;)AND([.F40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01]=&quot;Nunca&quot;)AND([.D401]=&quot;Nunca&quot;)AND([.E401]=&quot;Nunca&quot;)AND([.F401]=&quot;Nunca&quot;);&quot;Não usa&quot;;&quot;Usa&quot;)" office:value-type="string" office:string-value="Usa">
            <text:p>Usa</text:p>
          </table:table-cell>
          <table:table-cell table:formula="of:=IF(([.C401]=&quot;&quot;)AND([.D401]=&quot;&quot;)AND([.E401]=&quot;&quot;)AND([.F40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02]=&quot;Nunca&quot;)AND([.D402]=&quot;Nunca&quot;)AND([.E402]=&quot;Nunca&quot;)AND([.F402]=&quot;Nunca&quot;);&quot;Não usa&quot;;&quot;Usa&quot;)" office:value-type="string" office:string-value="Usa">
            <text:p>Usa</text:p>
          </table:table-cell>
          <table:table-cell table:formula="of:=IF(([.C402]=&quot;&quot;)AND([.D402]=&quot;&quot;)AND([.E402]=&quot;&quot;)AND([.F40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403]=&quot;Nunca&quot;)AND([.D403]=&quot;Nunca&quot;)AND([.E403]=&quot;Nunca&quot;)AND([.F403]=&quot;Nunca&quot;);&quot;Não usa&quot;;&quot;Usa&quot;)" office:value-type="string" office:string-value="Usa">
            <text:p>Usa</text:p>
          </table:table-cell>
          <table:table-cell table:formula="of:=IF(([.C403]=&quot;&quot;)AND([.D403]=&quot;&quot;)AND([.E403]=&quot;&quot;)AND([.F40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404]=&quot;Nunca&quot;)AND([.D404]=&quot;Nunca&quot;)AND([.E404]=&quot;Nunca&quot;)AND([.F404]=&quot;Nunca&quot;);&quot;Não usa&quot;;&quot;Usa&quot;)" office:value-type="string" office:string-value="Usa">
            <text:p>Usa</text:p>
          </table:table-cell>
          <table:table-cell table:formula="of:=IF(([.C404]=&quot;&quot;)AND([.D404]=&quot;&quot;)AND([.E404]=&quot;&quot;)AND([.F40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405]=&quot;Nunca&quot;)AND([.D405]=&quot;Nunca&quot;)AND([.E405]=&quot;Nunca&quot;)AND([.F405]=&quot;Nunca&quot;);&quot;Não usa&quot;;&quot;Usa&quot;)" office:value-type="string" office:string-value="Usa">
            <text:p>Usa</text:p>
          </table:table-cell>
          <table:table-cell table:formula="of:=IF(([.C405]=&quot;&quot;)AND([.D405]=&quot;&quot;)AND([.E405]=&quot;&quot;)AND([.F40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406]=&quot;Nunca&quot;)AND([.D406]=&quot;Nunca&quot;)AND([.E406]=&quot;Nunca&quot;)AND([.F406]=&quot;Nunca&quot;);&quot;Não usa&quot;;&quot;Usa&quot;)" office:value-type="string" office:string-value="Usa">
            <text:p>Usa</text:p>
          </table:table-cell>
          <table:table-cell table:formula="of:=IF(([.C406]=&quot;&quot;)AND([.D406]=&quot;&quot;)AND([.E406]=&quot;&quot;)AND([.F40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6">
            <text:p>36</text:p>
          </table:table-cell>
          <table:table-cell table:number-columns-repeated="4" office:value-type="string">
            <text:p>De vez em quando</text:p>
          </table:table-cell>
          <table:table-cell table:formula="of:=IF(([.C407]=&quot;Nunca&quot;)AND([.D407]=&quot;Nunca&quot;)AND([.E407]=&quot;Nunca&quot;)AND([.F407]=&quot;Nunca&quot;);&quot;Não usa&quot;;&quot;Usa&quot;)" office:value-type="string" office:string-value="Usa">
            <text:p>Usa</text:p>
          </table:table-cell>
          <table:table-cell table:formula="of:=IF(([.C407]=&quot;&quot;)AND([.D407]=&quot;&quot;)AND([.E407]=&quot;&quot;)AND([.F40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408]=&quot;Nunca&quot;)AND([.D408]=&quot;Nunca&quot;)AND([.E408]=&quot;Nunca&quot;)AND([.F408]=&quot;Nunca&quot;);&quot;Não usa&quot;;&quot;Usa&quot;)" office:value-type="string" office:string-value="Usa">
            <text:p>Usa</text:p>
          </table:table-cell>
          <table:table-cell table:formula="of:=IF(([.C408]=&quot;&quot;)AND([.D408]=&quot;&quot;)AND([.E408]=&quot;&quot;)AND([.F40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409]=&quot;Nunca&quot;)AND([.D409]=&quot;Nunca&quot;)AND([.E409]=&quot;Nunca&quot;)AND([.F409]=&quot;Nunca&quot;);&quot;Não usa&quot;;&quot;Usa&quot;)" office:value-type="string" office:string-value="Usa">
            <text:p>Usa</text:p>
          </table:table-cell>
          <table:table-cell table:formula="of:=IF(([.C409]=&quot;&quot;)AND([.D409]=&quot;&quot;)AND([.E409]=&quot;&quot;)AND([.F40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10]=&quot;Nunca&quot;)AND([.D410]=&quot;Nunca&quot;)AND([.E410]=&quot;Nunca&quot;)AND([.F410]=&quot;Nunca&quot;);&quot;Não usa&quot;;&quot;Usa&quot;)" office:value-type="string" office:string-value="Usa">
            <text:p>Usa</text:p>
          </table:table-cell>
          <table:table-cell table:formula="of:=IF(([.C410]=&quot;&quot;)AND([.D410]=&quot;&quot;)AND([.E410]=&quot;&quot;)AND([.F41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11]=&quot;Nunca&quot;)AND([.D411]=&quot;Nunca&quot;)AND([.E411]=&quot;Nunca&quot;)AND([.F411]=&quot;Nunca&quot;);&quot;Não usa&quot;;&quot;Usa&quot;)" office:value-type="string" office:string-value="Usa">
            <text:p>Usa</text:p>
          </table:table-cell>
          <table:table-cell table:formula="of:=IF(([.C411]=&quot;&quot;)AND([.D411]=&quot;&quot;)AND([.E411]=&quot;&quot;)AND([.F41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12]=&quot;Nunca&quot;)AND([.D412]=&quot;Nunca&quot;)AND([.E412]=&quot;Nunca&quot;)AND([.F412]=&quot;Nunca&quot;);&quot;Não usa&quot;;&quot;Usa&quot;)" office:value-type="string" office:string-value="Usa">
            <text:p>Usa</text:p>
          </table:table-cell>
          <table:table-cell table:formula="of:=IF(([.C412]=&quot;&quot;)AND([.D412]=&quot;&quot;)AND([.E412]=&quot;&quot;)AND([.F41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413]=&quot;Nunca&quot;)AND([.D413]=&quot;Nunca&quot;)AND([.E413]=&quot;Nunca&quot;)AND([.F413]=&quot;Nunca&quot;);&quot;Não usa&quot;;&quot;Usa&quot;)" office:value-type="string" office:string-value="Usa">
            <text:p>Usa</text:p>
          </table:table-cell>
          <table:table-cell table:formula="of:=IF(([.C413]=&quot;&quot;)AND([.D413]=&quot;&quot;)AND([.E413]=&quot;&quot;)AND([.F41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14]=&quot;Nunca&quot;)AND([.D414]=&quot;Nunca&quot;)AND([.E414]=&quot;Nunca&quot;)AND([.F414]=&quot;Nunca&quot;);&quot;Não usa&quot;;&quot;Usa&quot;)" office:value-type="string" office:string-value="Usa">
            <text:p>Usa</text:p>
          </table:table-cell>
          <table:table-cell table:formula="of:=IF(([.C414]=&quot;&quot;)AND([.D414]=&quot;&quot;)AND([.E414]=&quot;&quot;)AND([.F41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415]=&quot;Nunca&quot;)AND([.D415]=&quot;Nunca&quot;)AND([.E415]=&quot;Nunca&quot;)AND([.F415]=&quot;Nunca&quot;);&quot;Não usa&quot;;&quot;Usa&quot;)" office:value-type="string" office:string-value="Usa">
            <text:p>Usa</text:p>
          </table:table-cell>
          <table:table-cell table:formula="of:=IF(([.C415]=&quot;&quot;)AND([.D415]=&quot;&quot;)AND([.E415]=&quot;&quot;)AND([.F41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formula="of:=IF(([.C416]=&quot;Nunca&quot;)AND([.D416]=&quot;Nunca&quot;)AND([.E416]=&quot;Nunca&quot;)AND([.F416]=&quot;Nunca&quot;);&quot;Não usa&quot;;&quot;Usa&quot;)" office:value-type="string" office:string-value="Usa">
            <text:p>Usa</text:p>
          </table:table-cell>
          <table:table-cell table:formula="of:=IF(([.C416]=&quot;&quot;)AND([.D416]=&quot;&quot;)AND([.E416]=&quot;&quot;)AND([.F41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1 a 3 vezes por semana</text:p>
          </table:table-cell>
          <table:table-cell table:formula="of:=IF(([.C417]=&quot;Nunca&quot;)AND([.D417]=&quot;Nunca&quot;)AND([.E417]=&quot;Nunca&quot;)AND([.F417]=&quot;Nunca&quot;);&quot;Não usa&quot;;&quot;Usa&quot;)" office:value-type="string" office:string-value="Usa">
            <text:p>Usa</text:p>
          </table:table-cell>
          <table:table-cell table:formula="of:=IF(([.C417]=&quot;&quot;)AND([.D417]=&quot;&quot;)AND([.E417]=&quot;&quot;)AND([.F41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418]=&quot;Nunca&quot;)AND([.D418]=&quot;Nunca&quot;)AND([.E418]=&quot;Nunca&quot;)AND([.F418]=&quot;Nunca&quot;);&quot;Não usa&quot;;&quot;Usa&quot;)" office:value-type="string" office:string-value="Usa">
            <text:p>Usa</text:p>
          </table:table-cell>
          <table:table-cell table:formula="of:=IF(([.C418]=&quot;&quot;)AND([.D418]=&quot;&quot;)AND([.E418]=&quot;&quot;)AND([.F41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e vez em quando</text:p>
          </table:table-cell>
          <table:table-cell table:number-columns-repeated="2"/>
          <table:table-cell table:formula="of:=IF(([.C419]=&quot;Nunca&quot;)AND([.D419]=&quot;Nunca&quot;)AND([.E419]=&quot;Nunca&quot;)AND([.F419]=&quot;Nunca&quot;);&quot;Não usa&quot;;&quot;Usa&quot;)" office:value-type="string" office:string-value="Usa">
            <text:p>Usa</text:p>
          </table:table-cell>
          <table:table-cell table:formula="of:=IF(([.C419]=&quot;&quot;)AND([.D419]=&quot;&quot;)AND([.E419]=&quot;&quot;)AND([.F41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20]=&quot;Nunca&quot;)AND([.D420]=&quot;Nunca&quot;)AND([.E420]=&quot;Nunca&quot;)AND([.F420]=&quot;Nunca&quot;);&quot;Não usa&quot;;&quot;Usa&quot;)" office:value-type="string" office:string-value="Usa">
            <text:p>Usa</text:p>
          </table:table-cell>
          <table:table-cell table:formula="of:=IF(([.C420]=&quot;&quot;)AND([.D420]=&quot;&quot;)AND([.E420]=&quot;&quot;)AND([.F42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21]=&quot;Nunca&quot;)AND([.D421]=&quot;Nunca&quot;)AND([.E421]=&quot;Nunca&quot;)AND([.F421]=&quot;Nunca&quot;);&quot;Não usa&quot;;&quot;Usa&quot;)" office:value-type="string" office:string-value="Usa">
            <text:p>Usa</text:p>
          </table:table-cell>
          <table:table-cell table:formula="of:=IF(([.C421]=&quot;&quot;)AND([.D421]=&quot;&quot;)AND([.E421]=&quot;&quot;)AND([.F42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formula="of:=IF(([.C422]=&quot;Nunca&quot;)AND([.D422]=&quot;Nunca&quot;)AND([.E422]=&quot;Nunca&quot;)AND([.F422]=&quot;Nunca&quot;);&quot;Não usa&quot;;&quot;Usa&quot;)" office:value-type="string" office:string-value="Usa">
            <text:p>Usa</text:p>
          </table:table-cell>
          <table:table-cell table:formula="of:=IF(([.C422]=&quot;&quot;)AND([.D422]=&quot;&quot;)AND([.E422]=&quot;&quot;)AND([.F42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23]=&quot;Nunca&quot;)AND([.D423]=&quot;Nunca&quot;)AND([.E423]=&quot;Nunca&quot;)AND([.F423]=&quot;Nunca&quot;);&quot;Não usa&quot;;&quot;Usa&quot;)" office:value-type="string" office:string-value="Usa">
            <text:p>Usa</text:p>
          </table:table-cell>
          <table:table-cell table:formula="of:=IF(([.C423]=&quot;&quot;)AND([.D423]=&quot;&quot;)AND([.E423]=&quot;&quot;)AND([.F42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24]=&quot;Nunca&quot;)AND([.D424]=&quot;Nunca&quot;)AND([.E424]=&quot;Nunca&quot;)AND([.F424]=&quot;Nunca&quot;);&quot;Não usa&quot;;&quot;Usa&quot;)" office:value-type="string" office:string-value="Usa">
            <text:p>Usa</text:p>
          </table:table-cell>
          <table:table-cell table:formula="of:=IF(([.C424]=&quot;&quot;)AND([.D424]=&quot;&quot;)AND([.E424]=&quot;&quot;)AND([.F42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25]=&quot;Nunca&quot;)AND([.D425]=&quot;Nunca&quot;)AND([.E425]=&quot;Nunca&quot;)AND([.F425]=&quot;Nunca&quot;);&quot;Não usa&quot;;&quot;Usa&quot;)" office:value-type="string" office:string-value="Usa">
            <text:p>Usa</text:p>
          </table:table-cell>
          <table:table-cell table:formula="of:=IF(([.C425]=&quot;&quot;)AND([.D425]=&quot;&quot;)AND([.E425]=&quot;&quot;)AND([.F42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426]=&quot;Nunca&quot;)AND([.D426]=&quot;Nunca&quot;)AND([.E426]=&quot;Nunca&quot;)AND([.F426]=&quot;Nunca&quot;);&quot;Não usa&quot;;&quot;Usa&quot;)" office:value-type="string" office:string-value="Usa">
            <text:p>Usa</text:p>
          </table:table-cell>
          <table:table-cell table:formula="of:=IF(([.C426]=&quot;&quot;)AND([.D426]=&quot;&quot;)AND([.E426]=&quot;&quot;)AND([.F42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427]=&quot;Nunca&quot;)AND([.D427]=&quot;Nunca&quot;)AND([.E427]=&quot;Nunca&quot;)AND([.F427]=&quot;Nunca&quot;);&quot;Não usa&quot;;&quot;Usa&quot;)" office:value-type="string" office:string-value="Usa">
            <text:p>Usa</text:p>
          </table:table-cell>
          <table:table-cell table:formula="of:=IF(([.C427]=&quot;&quot;)AND([.D427]=&quot;&quot;)AND([.E427]=&quot;&quot;)AND([.F42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28]=&quot;Nunca&quot;)AND([.D428]=&quot;Nunca&quot;)AND([.E428]=&quot;Nunca&quot;)AND([.F428]=&quot;Nunca&quot;);&quot;Não usa&quot;;&quot;Usa&quot;)" office:value-type="string" office:string-value="Usa">
            <text:p>Usa</text:p>
          </table:table-cell>
          <table:table-cell table:formula="of:=IF(([.C428]=&quot;&quot;)AND([.D428]=&quot;&quot;)AND([.E428]=&quot;&quot;)AND([.F42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29]=&quot;Nunca&quot;)AND([.D429]=&quot;Nunca&quot;)AND([.E429]=&quot;Nunca&quot;)AND([.F429]=&quot;Nunca&quot;);&quot;Não usa&quot;;&quot;Usa&quot;)" office:value-type="string" office:string-value="Usa">
            <text:p>Usa</text:p>
          </table:table-cell>
          <table:table-cell table:formula="of:=IF(([.C429]=&quot;&quot;)AND([.D429]=&quot;&quot;)AND([.E429]=&quot;&quot;)AND([.F42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430]=&quot;Nunca&quot;)AND([.D430]=&quot;Nunca&quot;)AND([.E430]=&quot;Nunca&quot;)AND([.F430]=&quot;Nunca&quot;);&quot;Não usa&quot;;&quot;Usa&quot;)" office:value-type="string" office:string-value="Usa">
            <text:p>Usa</text:p>
          </table:table-cell>
          <table:table-cell table:formula="of:=IF(([.C430]=&quot;&quot;)AND([.D430]=&quot;&quot;)AND([.E430]=&quot;&quot;)AND([.F43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31]=&quot;Nunca&quot;)AND([.D431]=&quot;Nunca&quot;)AND([.E431]=&quot;Nunca&quot;)AND([.F431]=&quot;Nunca&quot;);&quot;Não usa&quot;;&quot;Usa&quot;)" office:value-type="string" office:string-value="Usa">
            <text:p>Usa</text:p>
          </table:table-cell>
          <table:table-cell table:formula="of:=IF(([.C431]=&quot;&quot;)AND([.D431]=&quot;&quot;)AND([.E431]=&quot;&quot;)AND([.F43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/>
          <table:table-cell table:number-columns-repeated="2" office:value-type="string">
            <text:p>Nunca</text:p>
          </table:table-cell>
          <table:table-cell/>
          <table:table-cell office:value-type="string">
            <text:p>Nunca</text:p>
          </table:table-cell>
          <table:table-cell table:formula="of:=IF(([.C432]=&quot;Nunca&quot;)AND([.D432]=&quot;Nunca&quot;)AND([.E432]=&quot;Nunca&quot;)AND([.F432]=&quot;Nunca&quot;);&quot;Não usa&quot;;&quot;Usa&quot;)" office:value-type="string" office:string-value="Usa">
            <text:p>Usa</text:p>
          </table:table-cell>
          <table:table-cell table:formula="of:=IF(([.C432]=&quot;&quot;)AND([.D432]=&quot;&quot;)AND([.E432]=&quot;&quot;)AND([.F43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formula="of:=IF(([.C433]=&quot;Nunca&quot;)AND([.D433]=&quot;Nunca&quot;)AND([.E433]=&quot;Nunca&quot;)AND([.F433]=&quot;Nunca&quot;);&quot;Não usa&quot;;&quot;Usa&quot;)" office:value-type="string" office:string-value="Usa">
            <text:p>Usa</text:p>
          </table:table-cell>
          <table:table-cell table:formula="of:=IF(([.C433]=&quot;&quot;)AND([.D433]=&quot;&quot;)AND([.E433]=&quot;&quot;)AND([.F43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434]=&quot;Nunca&quot;)AND([.D434]=&quot;Nunca&quot;)AND([.E434]=&quot;Nunca&quot;)AND([.F434]=&quot;Nunca&quot;);&quot;Não usa&quot;;&quot;Usa&quot;)" office:value-type="string" office:string-value="Usa">
            <text:p>Usa</text:p>
          </table:table-cell>
          <table:table-cell table:formula="of:=IF(([.C434]=&quot;&quot;)AND([.D434]=&quot;&quot;)AND([.E434]=&quot;&quot;)AND([.F43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435]=&quot;Nunca&quot;)AND([.D435]=&quot;Nunca&quot;)AND([.E435]=&quot;Nunca&quot;)AND([.F435]=&quot;Nunca&quot;);&quot;Não usa&quot;;&quot;Usa&quot;)" office:value-type="string" office:string-value="Usa">
            <text:p>Usa</text:p>
          </table:table-cell>
          <table:table-cell table:formula="of:=IF(([.C435]=&quot;&quot;)AND([.D435]=&quot;&quot;)AND([.E435]=&quot;&quot;)AND([.F43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/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36]=&quot;Nunca&quot;)AND([.D436]=&quot;Nunca&quot;)AND([.E436]=&quot;Nunca&quot;)AND([.F436]=&quot;Nunca&quot;);&quot;Não usa&quot;;&quot;Usa&quot;)" office:value-type="string" office:string-value="Usa">
            <text:p>Usa</text:p>
          </table:table-cell>
          <table:table-cell table:formula="of:=IF(([.C436]=&quot;&quot;)AND([.D436]=&quot;&quot;)AND([.E436]=&quot;&quot;)AND([.F43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37]=&quot;Nunca&quot;)AND([.D437]=&quot;Nunca&quot;)AND([.E437]=&quot;Nunca&quot;)AND([.F437]=&quot;Nunca&quot;);&quot;Não usa&quot;;&quot;Usa&quot;)" office:value-type="string" office:string-value="Usa">
            <text:p>Usa</text:p>
          </table:table-cell>
          <table:table-cell table:formula="of:=IF(([.C437]=&quot;&quot;)AND([.D437]=&quot;&quot;)AND([.E437]=&quot;&quot;)AND([.F43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38]=&quot;Nunca&quot;)AND([.D438]=&quot;Nunca&quot;)AND([.E438]=&quot;Nunca&quot;)AND([.F438]=&quot;Nunca&quot;);&quot;Não usa&quot;;&quot;Usa&quot;)" office:value-type="string" office:string-value="Usa">
            <text:p>Usa</text:p>
          </table:table-cell>
          <table:table-cell table:formula="of:=IF(([.C438]=&quot;&quot;)AND([.D438]=&quot;&quot;)AND([.E438]=&quot;&quot;)AND([.F43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439]=&quot;Nunca&quot;)AND([.D439]=&quot;Nunca&quot;)AND([.E439]=&quot;Nunca&quot;)AND([.F439]=&quot;Nunca&quot;);&quot;Não usa&quot;;&quot;Usa&quot;)" office:value-type="string" office:string-value="Usa">
            <text:p>Usa</text:p>
          </table:table-cell>
          <table:table-cell table:formula="of:=IF(([.C439]=&quot;&quot;)AND([.D439]=&quot;&quot;)AND([.E439]=&quot;&quot;)AND([.F43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40]=&quot;Nunca&quot;)AND([.D440]=&quot;Nunca&quot;)AND([.E440]=&quot;Nunca&quot;)AND([.F440]=&quot;Nunca&quot;);&quot;Não usa&quot;;&quot;Usa&quot;)" office:value-type="string" office:string-value="Usa">
            <text:p>Usa</text:p>
          </table:table-cell>
          <table:table-cell table:formula="of:=IF(([.C440]=&quot;&quot;)AND([.D440]=&quot;&quot;)AND([.E440]=&quot;&quot;)AND([.F44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41]=&quot;Nunca&quot;)AND([.D441]=&quot;Nunca&quot;)AND([.E441]=&quot;Nunca&quot;)AND([.F441]=&quot;Nunca&quot;);&quot;Não usa&quot;;&quot;Usa&quot;)" office:value-type="string" office:string-value="Usa">
            <text:p>Usa</text:p>
          </table:table-cell>
          <table:table-cell table:formula="of:=IF(([.C441]=&quot;&quot;)AND([.D441]=&quot;&quot;)AND([.E441]=&quot;&quot;)AND([.F44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formula="of:=IF(([.C442]=&quot;Nunca&quot;)AND([.D442]=&quot;Nunca&quot;)AND([.E442]=&quot;Nunca&quot;)AND([.F442]=&quot;Nunca&quot;);&quot;Não usa&quot;;&quot;Usa&quot;)" office:value-type="string" office:string-value="Usa">
            <text:p>Usa</text:p>
          </table:table-cell>
          <table:table-cell table:formula="of:=IF(([.C442]=&quot;&quot;)AND([.D442]=&quot;&quot;)AND([.E442]=&quot;&quot;)AND([.F44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/>
          <table:table-cell table:formula="of:=IF(([.C443]=&quot;Nunca&quot;)AND([.D443]=&quot;Nunca&quot;)AND([.E443]=&quot;Nunca&quot;)AND([.F443]=&quot;Nunca&quot;);&quot;Não usa&quot;;&quot;Usa&quot;)" office:value-type="string" office:string-value="Usa">
            <text:p>Usa</text:p>
          </table:table-cell>
          <table:table-cell table:formula="of:=IF(([.C443]=&quot;&quot;)AND([.D443]=&quot;&quot;)AND([.E443]=&quot;&quot;)AND([.F44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444]=&quot;Nunca&quot;)AND([.D444]=&quot;Nunca&quot;)AND([.E444]=&quot;Nunca&quot;)AND([.F444]=&quot;Nunca&quot;);&quot;Não usa&quot;;&quot;Usa&quot;)" office:value-type="string" office:string-value="Usa">
            <text:p>Usa</text:p>
          </table:table-cell>
          <table:table-cell table:formula="of:=IF(([.C444]=&quot;&quot;)AND([.D444]=&quot;&quot;)AND([.E444]=&quot;&quot;)AND([.F44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1 a 3 vezes por semana</text:p>
          </table:table-cell>
          <table:table-cell/>
          <table:table-cell table:formula="of:=IF(([.C445]=&quot;Nunca&quot;)AND([.D445]=&quot;Nunca&quot;)AND([.E445]=&quot;Nunca&quot;)AND([.F445]=&quot;Nunca&quot;);&quot;Não usa&quot;;&quot;Usa&quot;)" office:value-type="string" office:string-value="Usa">
            <text:p>Usa</text:p>
          </table:table-cell>
          <table:table-cell table:formula="of:=IF(([.C445]=&quot;&quot;)AND([.D445]=&quot;&quot;)AND([.E445]=&quot;&quot;)AND([.F44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formula="of:=IF(([.C446]=&quot;Nunca&quot;)AND([.D446]=&quot;Nunca&quot;)AND([.E446]=&quot;Nunca&quot;)AND([.F446]=&quot;Nunca&quot;);&quot;Não usa&quot;;&quot;Usa&quot;)" office:value-type="string" office:string-value="Usa">
            <text:p>Usa</text:p>
          </table:table-cell>
          <table:table-cell table:formula="of:=IF(([.C446]=&quot;&quot;)AND([.D446]=&quot;&quot;)AND([.E446]=&quot;&quot;)AND([.F44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47]=&quot;Nunca&quot;)AND([.D447]=&quot;Nunca&quot;)AND([.E447]=&quot;Nunca&quot;)AND([.F447]=&quot;Nunca&quot;);&quot;Não usa&quot;;&quot;Usa&quot;)" office:value-type="string" office:string-value="Usa">
            <text:p>Usa</text:p>
          </table:table-cell>
          <table:table-cell table:formula="of:=IF(([.C447]=&quot;&quot;)AND([.D447]=&quot;&quot;)AND([.E447]=&quot;&quot;)AND([.F44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De vez em quando</text:p>
          </table:table-cell>
          <table:table-cell/>
          <table:table-cell table:formula="of:=IF(([.C448]=&quot;Nunca&quot;)AND([.D448]=&quot;Nunca&quot;)AND([.E448]=&quot;Nunca&quot;)AND([.F448]=&quot;Nunca&quot;);&quot;Não usa&quot;;&quot;Usa&quot;)" office:value-type="string" office:string-value="Usa">
            <text:p>Usa</text:p>
          </table:table-cell>
          <table:table-cell table:formula="of:=IF(([.C448]=&quot;&quot;)AND([.D448]=&quot;&quot;)AND([.E448]=&quot;&quot;)AND([.F44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49]=&quot;Nunca&quot;)AND([.D449]=&quot;Nunca&quot;)AND([.E449]=&quot;Nunca&quot;)AND([.F449]=&quot;Nunca&quot;);&quot;Não usa&quot;;&quot;Usa&quot;)" office:value-type="string" office:string-value="Usa">
            <text:p>Usa</text:p>
          </table:table-cell>
          <table:table-cell table:formula="of:=IF(([.C449]=&quot;&quot;)AND([.D449]=&quot;&quot;)AND([.E449]=&quot;&quot;)AND([.F44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50]=&quot;Nunca&quot;)AND([.D450]=&quot;Nunca&quot;)AND([.E450]=&quot;Nunca&quot;)AND([.F450]=&quot;Nunca&quot;);&quot;Não usa&quot;;&quot;Usa&quot;)" office:value-type="string" office:string-value="Usa">
            <text:p>Usa</text:p>
          </table:table-cell>
          <table:table-cell table:formula="of:=IF(([.C450]=&quot;&quot;)AND([.D450]=&quot;&quot;)AND([.E450]=&quot;&quot;)AND([.F45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51]=&quot;Nunca&quot;)AND([.D451]=&quot;Nunca&quot;)AND([.E451]=&quot;Nunca&quot;)AND([.F451]=&quot;Nunca&quot;);&quot;Não usa&quot;;&quot;Usa&quot;)" office:value-type="string" office:string-value="Usa">
            <text:p>Usa</text:p>
          </table:table-cell>
          <table:table-cell table:formula="of:=IF(([.C451]=&quot;&quot;)AND([.D451]=&quot;&quot;)AND([.E451]=&quot;&quot;)AND([.F45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IF(([.C452]=&quot;Nunca&quot;)AND([.D452]=&quot;Nunca&quot;)AND([.E452]=&quot;Nunca&quot;)AND([.F452]=&quot;Nunca&quot;);&quot;Não usa&quot;;&quot;Usa&quot;)" office:value-type="string" office:string-value="Usa">
            <text:p>Usa</text:p>
          </table:table-cell>
          <table:table-cell table:formula="of:=IF(([.C452]=&quot;&quot;)AND([.D452]=&quot;&quot;)AND([.E452]=&quot;&quot;)AND([.F452]=&quot;&quot;);&quot;Não respondeu&quot;;&quot;&quot;)" office:value-type="string" office:string-value="Não respondeu">
            <text:p>Não respondeu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53]=&quot;Nunca&quot;)AND([.D453]=&quot;Nunca&quot;)AND([.E453]=&quot;Nunca&quot;)AND([.F453]=&quot;Nunca&quot;);&quot;Não usa&quot;;&quot;Usa&quot;)" office:value-type="string" office:string-value="Usa">
            <text:p>Usa</text:p>
          </table:table-cell>
          <table:table-cell table:formula="of:=IF(([.C453]=&quot;&quot;)AND([.D453]=&quot;&quot;)AND([.E453]=&quot;&quot;)AND([.F45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54]=&quot;Nunca&quot;)AND([.D454]=&quot;Nunca&quot;)AND([.E454]=&quot;Nunca&quot;)AND([.F454]=&quot;Nunca&quot;);&quot;Não usa&quot;;&quot;Usa&quot;)" office:value-type="string" office:string-value="Usa">
            <text:p>Usa</text:p>
          </table:table-cell>
          <table:table-cell table:formula="of:=IF(([.C454]=&quot;&quot;)AND([.D454]=&quot;&quot;)AND([.E454]=&quot;&quot;)AND([.F45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455]=&quot;Nunca&quot;)AND([.D455]=&quot;Nunca&quot;)AND([.E455]=&quot;Nunca&quot;)AND([.F455]=&quot;Nunca&quot;);&quot;Não usa&quot;;&quot;Usa&quot;)" office:value-type="string" office:string-value="Usa">
            <text:p>Usa</text:p>
          </table:table-cell>
          <table:table-cell table:formula="of:=IF(([.C455]=&quot;&quot;)AND([.D455]=&quot;&quot;)AND([.E455]=&quot;&quot;)AND([.F45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formula="of:=IF(([.C456]=&quot;Nunca&quot;)AND([.D456]=&quot;Nunca&quot;)AND([.E456]=&quot;Nunca&quot;)AND([.F456]=&quot;Nunca&quot;);&quot;Não usa&quot;;&quot;Usa&quot;)" office:value-type="string" office:string-value="Usa">
            <text:p>Usa</text:p>
          </table:table-cell>
          <table:table-cell table:formula="of:=IF(([.C456]=&quot;&quot;)AND([.D456]=&quot;&quot;)AND([.E456]=&quot;&quot;)AND([.F45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57]=&quot;Nunca&quot;)AND([.D457]=&quot;Nunca&quot;)AND([.E457]=&quot;Nunca&quot;)AND([.F457]=&quot;Nunca&quot;);&quot;Não usa&quot;;&quot;Usa&quot;)" office:value-type="string" office:string-value="Usa">
            <text:p>Usa</text:p>
          </table:table-cell>
          <table:table-cell table:formula="of:=IF(([.C457]=&quot;&quot;)AND([.D457]=&quot;&quot;)AND([.E457]=&quot;&quot;)AND([.F45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458]=&quot;Nunca&quot;)AND([.D458]=&quot;Nunca&quot;)AND([.E458]=&quot;Nunca&quot;)AND([.F458]=&quot;Nunca&quot;);&quot;Não usa&quot;;&quot;Usa&quot;)" office:value-type="string" office:string-value="Usa">
            <text:p>Usa</text:p>
          </table:table-cell>
          <table:table-cell table:formula="of:=IF(([.C458]=&quot;&quot;)AND([.D458]=&quot;&quot;)AND([.E458]=&quot;&quot;)AND([.F45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59]=&quot;Nunca&quot;)AND([.D459]=&quot;Nunca&quot;)AND([.E459]=&quot;Nunca&quot;)AND([.F459]=&quot;Nunca&quot;);&quot;Não usa&quot;;&quot;Usa&quot;)" office:value-type="string" office:string-value="Usa">
            <text:p>Usa</text:p>
          </table:table-cell>
          <table:table-cell table:formula="of:=IF(([.C459]=&quot;&quot;)AND([.D459]=&quot;&quot;)AND([.E459]=&quot;&quot;)AND([.F45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60]=&quot;Nunca&quot;)AND([.D460]=&quot;Nunca&quot;)AND([.E460]=&quot;Nunca&quot;)AND([.F460]=&quot;Nunca&quot;);&quot;Não usa&quot;;&quot;Usa&quot;)" office:value-type="string" office:string-value="Usa">
            <text:p>Usa</text:p>
          </table:table-cell>
          <table:table-cell table:formula="of:=IF(([.C460]=&quot;&quot;)AND([.D460]=&quot;&quot;)AND([.E460]=&quot;&quot;)AND([.F46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formula="of:=IF(([.C461]=&quot;Nunca&quot;)AND([.D461]=&quot;Nunca&quot;)AND([.E461]=&quot;Nunca&quot;)AND([.F461]=&quot;Nunca&quot;);&quot;Não usa&quot;;&quot;Usa&quot;)" office:value-type="string" office:string-value="Usa">
            <text:p>Usa</text:p>
          </table:table-cell>
          <table:table-cell table:formula="of:=IF(([.C461]=&quot;&quot;)AND([.D461]=&quot;&quot;)AND([.E461]=&quot;&quot;)AND([.F46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62]=&quot;Nunca&quot;)AND([.D462]=&quot;Nunca&quot;)AND([.E462]=&quot;Nunca&quot;)AND([.F462]=&quot;Nunca&quot;);&quot;Não usa&quot;;&quot;Usa&quot;)" office:value-type="string" office:string-value="Usa">
            <text:p>Usa</text:p>
          </table:table-cell>
          <table:table-cell table:formula="of:=IF(([.C462]=&quot;&quot;)AND([.D462]=&quot;&quot;)AND([.E462]=&quot;&quot;)AND([.F46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463]=&quot;Nunca&quot;)AND([.D463]=&quot;Nunca&quot;)AND([.E463]=&quot;Nunca&quot;)AND([.F463]=&quot;Nunca&quot;);&quot;Não usa&quot;;&quot;Usa&quot;)" office:value-type="string" office:string-value="Usa">
            <text:p>Usa</text:p>
          </table:table-cell>
          <table:table-cell table:formula="of:=IF(([.C463]=&quot;&quot;)AND([.D463]=&quot;&quot;)AND([.E463]=&quot;&quot;)AND([.F46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64]=&quot;Nunca&quot;)AND([.D464]=&quot;Nunca&quot;)AND([.E464]=&quot;Nunca&quot;)AND([.F464]=&quot;Nunca&quot;);&quot;Não usa&quot;;&quot;Usa&quot;)" office:value-type="string" office:string-value="Usa">
            <text:p>Usa</text:p>
          </table:table-cell>
          <table:table-cell table:formula="of:=IF(([.C464]=&quot;&quot;)AND([.D464]=&quot;&quot;)AND([.E464]=&quot;&quot;)AND([.F46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formula="of:=IF(([.C465]=&quot;Nunca&quot;)AND([.D465]=&quot;Nunca&quot;)AND([.E465]=&quot;Nunca&quot;)AND([.F465]=&quot;Nunca&quot;);&quot;Não usa&quot;;&quot;Usa&quot;)" office:value-type="string" office:string-value="Usa">
            <text:p>Usa</text:p>
          </table:table-cell>
          <table:table-cell table:formula="of:=IF(([.C465]=&quot;&quot;)AND([.D465]=&quot;&quot;)AND([.E465]=&quot;&quot;)AND([.F46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66]=&quot;Nunca&quot;)AND([.D466]=&quot;Nunca&quot;)AND([.E466]=&quot;Nunca&quot;)AND([.F466]=&quot;Nunca&quot;);&quot;Não usa&quot;;&quot;Usa&quot;)" office:value-type="string" office:string-value="Usa">
            <text:p>Usa</text:p>
          </table:table-cell>
          <table:table-cell table:formula="of:=IF(([.C466]=&quot;&quot;)AND([.D466]=&quot;&quot;)AND([.E466]=&quot;&quot;)AND([.F46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67]=&quot;Nunca&quot;)AND([.D467]=&quot;Nunca&quot;)AND([.E467]=&quot;Nunca&quot;)AND([.F467]=&quot;Nunca&quot;);&quot;Não usa&quot;;&quot;Usa&quot;)" office:value-type="string" office:string-value="Usa">
            <text:p>Usa</text:p>
          </table:table-cell>
          <table:table-cell table:formula="of:=IF(([.C467]=&quot;&quot;)AND([.D467]=&quot;&quot;)AND([.E467]=&quot;&quot;)AND([.F46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formula="of:=IF(([.C468]=&quot;Nunca&quot;)AND([.D468]=&quot;Nunca&quot;)AND([.E468]=&quot;Nunca&quot;)AND([.F468]=&quot;Nunca&quot;);&quot;Não usa&quot;;&quot;Usa&quot;)" office:value-type="string" office:string-value="Usa">
            <text:p>Usa</text:p>
          </table:table-cell>
          <table:table-cell table:formula="of:=IF(([.C468]=&quot;&quot;)AND([.D468]=&quot;&quot;)AND([.E468]=&quot;&quot;)AND([.F46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469]=&quot;Nunca&quot;)AND([.D469]=&quot;Nunca&quot;)AND([.E469]=&quot;Nunca&quot;)AND([.F469]=&quot;Nunca&quot;);&quot;Não usa&quot;;&quot;Usa&quot;)" office:value-type="string" office:string-value="Usa">
            <text:p>Usa</text:p>
          </table:table-cell>
          <table:table-cell table:formula="of:=IF(([.C469]=&quot;&quot;)AND([.D469]=&quot;&quot;)AND([.E469]=&quot;&quot;)AND([.F46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formula="of:=IF(([.C470]=&quot;Nunca&quot;)AND([.D470]=&quot;Nunca&quot;)AND([.E470]=&quot;Nunca&quot;)AND([.F470]=&quot;Nunca&quot;);&quot;Não usa&quot;;&quot;Usa&quot;)" office:value-type="string" office:string-value="Usa">
            <text:p>Usa</text:p>
          </table:table-cell>
          <table:table-cell table:formula="of:=IF(([.C470]=&quot;&quot;)AND([.D470]=&quot;&quot;)AND([.E470]=&quot;&quot;)AND([.F47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71]=&quot;Nunca&quot;)AND([.D471]=&quot;Nunca&quot;)AND([.E471]=&quot;Nunca&quot;)AND([.F471]=&quot;Nunca&quot;);&quot;Não usa&quot;;&quot;Usa&quot;)" office:value-type="string" office:string-value="Usa">
            <text:p>Usa</text:p>
          </table:table-cell>
          <table:table-cell table:formula="of:=IF(([.C471]=&quot;&quot;)AND([.D471]=&quot;&quot;)AND([.E471]=&quot;&quot;)AND([.F47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72]=&quot;Nunca&quot;)AND([.D472]=&quot;Nunca&quot;)AND([.E472]=&quot;Nunca&quot;)AND([.F472]=&quot;Nunca&quot;);&quot;Não usa&quot;;&quot;Usa&quot;)" office:value-type="string" office:string-value="Usa">
            <text:p>Usa</text:p>
          </table:table-cell>
          <table:table-cell table:formula="of:=IF(([.C472]=&quot;&quot;)AND([.D472]=&quot;&quot;)AND([.E472]=&quot;&quot;)AND([.F47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73]=&quot;Nunca&quot;)AND([.D473]=&quot;Nunca&quot;)AND([.E473]=&quot;Nunca&quot;)AND([.F473]=&quot;Nunca&quot;);&quot;Não usa&quot;;&quot;Usa&quot;)" office:value-type="string" office:string-value="Usa">
            <text:p>Usa</text:p>
          </table:table-cell>
          <table:table-cell table:formula="of:=IF(([.C473]=&quot;&quot;)AND([.D473]=&quot;&quot;)AND([.E473]=&quot;&quot;)AND([.F47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74]=&quot;Nunca&quot;)AND([.D474]=&quot;Nunca&quot;)AND([.E474]=&quot;Nunca&quot;)AND([.F474]=&quot;Nunca&quot;);&quot;Não usa&quot;;&quot;Usa&quot;)" office:value-type="string" office:string-value="Usa">
            <text:p>Usa</text:p>
          </table:table-cell>
          <table:table-cell table:formula="of:=IF(([.C474]=&quot;&quot;)AND([.D474]=&quot;&quot;)AND([.E474]=&quot;&quot;)AND([.F47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75]=&quot;Nunca&quot;)AND([.D475]=&quot;Nunca&quot;)AND([.E475]=&quot;Nunca&quot;)AND([.F475]=&quot;Nunca&quot;);&quot;Não usa&quot;;&quot;Usa&quot;)" office:value-type="string" office:string-value="Usa">
            <text:p>Usa</text:p>
          </table:table-cell>
          <table:table-cell table:formula="of:=IF(([.C475]=&quot;&quot;)AND([.D475]=&quot;&quot;)AND([.E475]=&quot;&quot;)AND([.F47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7">
            <text:p>17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76]=&quot;Nunca&quot;)AND([.D476]=&quot;Nunca&quot;)AND([.E476]=&quot;Nunca&quot;)AND([.F476]=&quot;Nunca&quot;);&quot;Não usa&quot;;&quot;Usa&quot;)" office:value-type="string" office:string-value="Usa">
            <text:p>Usa</text:p>
          </table:table-cell>
          <table:table-cell table:formula="of:=IF(([.C476]=&quot;&quot;)AND([.D476]=&quot;&quot;)AND([.E476]=&quot;&quot;)AND([.F47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  <table:table-cell table:formula="of:=IF(([.C477]=&quot;Nunca&quot;)AND([.D477]=&quot;Nunca&quot;)AND([.E477]=&quot;Nunca&quot;)AND([.F477]=&quot;Nunca&quot;);&quot;Não usa&quot;;&quot;Usa&quot;)" office:value-type="string" office:string-value="Usa">
            <text:p>Usa</text:p>
          </table:table-cell>
          <table:table-cell table:formula="of:=IF(([.C477]=&quot;&quot;)AND([.D477]=&quot;&quot;)AND([.E477]=&quot;&quot;)AND([.F47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  <table:table-cell table:formula="of:=IF(([.C478]=&quot;Nunca&quot;)AND([.D478]=&quot;Nunca&quot;)AND([.E478]=&quot;Nunca&quot;)AND([.F478]=&quot;Nunca&quot;);&quot;Não usa&quot;;&quot;Usa&quot;)" office:value-type="string" office:string-value="Usa">
            <text:p>Usa</text:p>
          </table:table-cell>
          <table:table-cell table:formula="of:=IF(([.C478]=&quot;&quot;)AND([.D478]=&quot;&quot;)AND([.E478]=&quot;&quot;)AND([.F47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479]=&quot;Nunca&quot;)AND([.D479]=&quot;Nunca&quot;)AND([.E479]=&quot;Nunca&quot;)AND([.F479]=&quot;Nunca&quot;);&quot;Não usa&quot;;&quot;Usa&quot;)" office:value-type="string" office:string-value="Usa">
            <text:p>Usa</text:p>
          </table:table-cell>
          <table:table-cell table:formula="of:=IF(([.C479]=&quot;&quot;)AND([.D479]=&quot;&quot;)AND([.E479]=&quot;&quot;)AND([.F47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6">
            <text:p>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80]=&quot;Nunca&quot;)AND([.D480]=&quot;Nunca&quot;)AND([.E480]=&quot;Nunca&quot;)AND([.F480]=&quot;Nunca&quot;);&quot;Não usa&quot;;&quot;Usa&quot;)" office:value-type="string" office:string-value="Usa">
            <text:p>Usa</text:p>
          </table:table-cell>
          <table:table-cell table:formula="of:=IF(([.C480]=&quot;&quot;)AND([.D480]=&quot;&quot;)AND([.E480]=&quot;&quot;)AND([.F48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3"/>
          <table:table-cell table:formula="of:=IF(([.C481]=&quot;Nunca&quot;)AND([.D481]=&quot;Nunca&quot;)AND([.E481]=&quot;Nunca&quot;)AND([.F481]=&quot;Nunca&quot;);&quot;Não usa&quot;;&quot;Usa&quot;)" office:value-type="string" office:string-value="Usa">
            <text:p>Usa</text:p>
          </table:table-cell>
          <table:table-cell table:formula="of:=IF(([.C481]=&quot;&quot;)AND([.D481]=&quot;&quot;)AND([.E481]=&quot;&quot;)AND([.F48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82]=&quot;Nunca&quot;)AND([.D482]=&quot;Nunca&quot;)AND([.E482]=&quot;Nunca&quot;)AND([.F482]=&quot;Nunca&quot;);&quot;Não usa&quot;;&quot;Usa&quot;)" office:value-type="string" office:string-value="Usa">
            <text:p>Usa</text:p>
          </table:table-cell>
          <table:table-cell table:formula="of:=IF(([.C482]=&quot;&quot;)AND([.D482]=&quot;&quot;)AND([.E482]=&quot;&quot;)AND([.F48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83]=&quot;Nunca&quot;)AND([.D483]=&quot;Nunca&quot;)AND([.E483]=&quot;Nunca&quot;)AND([.F483]=&quot;Nunca&quot;);&quot;Não usa&quot;;&quot;Usa&quot;)" office:value-type="string" office:string-value="Usa">
            <text:p>Usa</text:p>
          </table:table-cell>
          <table:table-cell table:formula="of:=IF(([.C483]=&quot;&quot;)AND([.D483]=&quot;&quot;)AND([.E483]=&quot;&quot;)AND([.F48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84]=&quot;Nunca&quot;)AND([.D484]=&quot;Nunca&quot;)AND([.E484]=&quot;Nunca&quot;)AND([.F484]=&quot;Nunca&quot;);&quot;Não usa&quot;;&quot;Usa&quot;)" office:value-type="string" office:string-value="Usa">
            <text:p>Usa</text:p>
          </table:table-cell>
          <table:table-cell table:formula="of:=IF(([.C484]=&quot;&quot;)AND([.D484]=&quot;&quot;)AND([.E484]=&quot;&quot;)AND([.F48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485]=&quot;Nunca&quot;)AND([.D485]=&quot;Nunca&quot;)AND([.E485]=&quot;Nunca&quot;)AND([.F485]=&quot;Nunca&quot;);&quot;Não usa&quot;;&quot;Usa&quot;)" office:value-type="string" office:string-value="Usa">
            <text:p>Usa</text:p>
          </table:table-cell>
          <table:table-cell table:formula="of:=IF(([.C485]=&quot;&quot;)AND([.D485]=&quot;&quot;)AND([.E485]=&quot;&quot;)AND([.F48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formula="of:=IF(([.C486]=&quot;Nunca&quot;)AND([.D486]=&quot;Nunca&quot;)AND([.E486]=&quot;Nunca&quot;)AND([.F486]=&quot;Nunca&quot;);&quot;Não usa&quot;;&quot;Usa&quot;)" office:value-type="string" office:string-value="Usa">
            <text:p>Usa</text:p>
          </table:table-cell>
          <table:table-cell table:formula="of:=IF(([.C486]=&quot;&quot;)AND([.D486]=&quot;&quot;)AND([.E486]=&quot;&quot;)AND([.F48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87]=&quot;Nunca&quot;)AND([.D487]=&quot;Nunca&quot;)AND([.E487]=&quot;Nunca&quot;)AND([.F487]=&quot;Nunca&quot;);&quot;Não usa&quot;;&quot;Usa&quot;)" office:value-type="string" office:string-value="Usa">
            <text:p>Usa</text:p>
          </table:table-cell>
          <table:table-cell table:formula="of:=IF(([.C487]=&quot;&quot;)AND([.D487]=&quot;&quot;)AND([.E487]=&quot;&quot;)AND([.F48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formula="of:=IF(([.C488]=&quot;Nunca&quot;)AND([.D488]=&quot;Nunca&quot;)AND([.E488]=&quot;Nunca&quot;)AND([.F488]=&quot;Nunca&quot;);&quot;Não usa&quot;;&quot;Usa&quot;)" office:value-type="string" office:string-value="Usa">
            <text:p>Usa</text:p>
          </table:table-cell>
          <table:table-cell table:formula="of:=IF(([.C488]=&quot;&quot;)AND([.D488]=&quot;&quot;)AND([.E488]=&quot;&quot;)AND([.F48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table:formula="of:=IF(([.C489]=&quot;Nunca&quot;)AND([.D489]=&quot;Nunca&quot;)AND([.E489]=&quot;Nunca&quot;)AND([.F489]=&quot;Nunca&quot;);&quot;Não usa&quot;;&quot;Usa&quot;)" office:value-type="string" office:string-value="Usa">
            <text:p>Usa</text:p>
          </table:table-cell>
          <table:table-cell table:formula="of:=IF(([.C489]=&quot;&quot;)AND([.D489]=&quot;&quot;)AND([.E489]=&quot;&quot;)AND([.F48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90]=&quot;Nunca&quot;)AND([.D490]=&quot;Nunca&quot;)AND([.E490]=&quot;Nunca&quot;)AND([.F490]=&quot;Nunca&quot;);&quot;Não usa&quot;;&quot;Usa&quot;)" office:value-type="string" office:string-value="Usa">
            <text:p>Usa</text:p>
          </table:table-cell>
          <table:table-cell table:formula="of:=IF(([.C490]=&quot;&quot;)AND([.D490]=&quot;&quot;)AND([.E490]=&quot;&quot;)AND([.F49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491]=&quot;Nunca&quot;)AND([.D491]=&quot;Nunca&quot;)AND([.E491]=&quot;Nunca&quot;)AND([.F491]=&quot;Nunca&quot;);&quot;Não usa&quot;;&quot;Usa&quot;)" office:value-type="string" office:string-value="Usa">
            <text:p>Usa</text:p>
          </table:table-cell>
          <table:table-cell table:formula="of:=IF(([.C491]=&quot;&quot;)AND([.D491]=&quot;&quot;)AND([.E491]=&quot;&quot;)AND([.F49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492]=&quot;Nunca&quot;)AND([.D492]=&quot;Nunca&quot;)AND([.E492]=&quot;Nunca&quot;)AND([.F492]=&quot;Nunca&quot;);&quot;Não usa&quot;;&quot;Usa&quot;)" office:value-type="string" office:string-value="Usa">
            <text:p>Usa</text:p>
          </table:table-cell>
          <table:table-cell table:formula="of:=IF(([.C492]=&quot;&quot;)AND([.D492]=&quot;&quot;)AND([.E492]=&quot;&quot;)AND([.F49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493]=&quot;Nunca&quot;)AND([.D493]=&quot;Nunca&quot;)AND([.E493]=&quot;Nunca&quot;)AND([.F493]=&quot;Nunca&quot;);&quot;Não usa&quot;;&quot;Usa&quot;)" office:value-type="string" office:string-value="Usa">
            <text:p>Usa</text:p>
          </table:table-cell>
          <table:table-cell table:formula="of:=IF(([.C493]=&quot;&quot;)AND([.D493]=&quot;&quot;)AND([.E493]=&quot;&quot;)AND([.F49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odos os dias</text:p>
          </table:table-cell>
          <table:table-cell table:number-columns-repeated="2"/>
          <table:table-cell table:formula="of:=IF(([.C494]=&quot;Nunca&quot;)AND([.D494]=&quot;Nunca&quot;)AND([.E494]=&quot;Nunca&quot;)AND([.F494]=&quot;Nunca&quot;);&quot;Não usa&quot;;&quot;Usa&quot;)" office:value-type="string" office:string-value="Usa">
            <text:p>Usa</text:p>
          </table:table-cell>
          <table:table-cell table:formula="of:=IF(([.C494]=&quot;&quot;)AND([.D494]=&quot;&quot;)AND([.E494]=&quot;&quot;)AND([.F49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95]=&quot;Nunca&quot;)AND([.D495]=&quot;Nunca&quot;)AND([.E495]=&quot;Nunca&quot;)AND([.F495]=&quot;Nunca&quot;);&quot;Não usa&quot;;&quot;Usa&quot;)" office:value-type="string" office:string-value="Usa">
            <text:p>Usa</text:p>
          </table:table-cell>
          <table:table-cell table:formula="of:=IF(([.C495]=&quot;&quot;)AND([.D495]=&quot;&quot;)AND([.E495]=&quot;&quot;)AND([.F49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496]=&quot;Nunca&quot;)AND([.D496]=&quot;Nunca&quot;)AND([.E496]=&quot;Nunca&quot;)AND([.F496]=&quot;Nunca&quot;);&quot;Não usa&quot;;&quot;Usa&quot;)" office:value-type="string" office:string-value="Usa">
            <text:p>Usa</text:p>
          </table:table-cell>
          <table:table-cell table:formula="of:=IF(([.C496]=&quot;&quot;)AND([.D496]=&quot;&quot;)AND([.E496]=&quot;&quot;)AND([.F49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497]=&quot;Nunca&quot;)AND([.D497]=&quot;Nunca&quot;)AND([.E497]=&quot;Nunca&quot;)AND([.F497]=&quot;Nunca&quot;);&quot;Não usa&quot;;&quot;Usa&quot;)" office:value-type="string" office:string-value="Usa">
            <text:p>Usa</text:p>
          </table:table-cell>
          <table:table-cell table:formula="of:=IF(([.C497]=&quot;&quot;)AND([.D497]=&quot;&quot;)AND([.E497]=&quot;&quot;)AND([.F49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498]=&quot;Nunca&quot;)AND([.D498]=&quot;Nunca&quot;)AND([.E498]=&quot;Nunca&quot;)AND([.F498]=&quot;Nunca&quot;);&quot;Não usa&quot;;&quot;Usa&quot;)" office:value-type="string" office:string-value="Usa">
            <text:p>Usa</text:p>
          </table:table-cell>
          <table:table-cell table:formula="of:=IF(([.C498]=&quot;&quot;)AND([.D498]=&quot;&quot;)AND([.E498]=&quot;&quot;)AND([.F49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499]=&quot;Nunca&quot;)AND([.D499]=&quot;Nunca&quot;)AND([.E499]=&quot;Nunca&quot;)AND([.F499]=&quot;Nunca&quot;);&quot;Não usa&quot;;&quot;Usa&quot;)" office:value-type="string" office:string-value="Usa">
            <text:p>Usa</text:p>
          </table:table-cell>
          <table:table-cell table:formula="of:=IF(([.C499]=&quot;&quot;)AND([.D499]=&quot;&quot;)AND([.E499]=&quot;&quot;)AND([.F49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formula="of:=IF(([.C500]=&quot;Nunca&quot;)AND([.D500]=&quot;Nunca&quot;)AND([.E500]=&quot;Nunca&quot;)AND([.F500]=&quot;Nunca&quot;);&quot;Não usa&quot;;&quot;Usa&quot;)" office:value-type="string" office:string-value="Usa">
            <text:p>Usa</text:p>
          </table:table-cell>
          <table:table-cell table:formula="of:=IF(([.C500]=&quot;&quot;)AND([.D500]=&quot;&quot;)AND([.E500]=&quot;&quot;)AND([.F50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formula="of:=IF(([.C501]=&quot;Nunca&quot;)AND([.D501]=&quot;Nunca&quot;)AND([.E501]=&quot;Nunca&quot;)AND([.F501]=&quot;Nunca&quot;);&quot;Não usa&quot;;&quot;Usa&quot;)" office:value-type="string" office:string-value="Usa">
            <text:p>Usa</text:p>
          </table:table-cell>
          <table:table-cell table:formula="of:=IF(([.C501]=&quot;&quot;)AND([.D501]=&quot;&quot;)AND([.E501]=&quot;&quot;)AND([.F50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502]=&quot;Nunca&quot;)AND([.D502]=&quot;Nunca&quot;)AND([.E502]=&quot;Nunca&quot;)AND([.F502]=&quot;Nunca&quot;);&quot;Não usa&quot;;&quot;Usa&quot;)" office:value-type="string" office:string-value="Usa">
            <text:p>Usa</text:p>
          </table:table-cell>
          <table:table-cell table:formula="of:=IF(([.C502]=&quot;&quot;)AND([.D502]=&quot;&quot;)AND([.E502]=&quot;&quot;)AND([.F50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Todos os dias</text:p>
          </table:table-cell>
          <table:table-cell table:formula="of:=IF(([.C503]=&quot;Nunca&quot;)AND([.D503]=&quot;Nunca&quot;)AND([.E503]=&quot;Nunca&quot;)AND([.F503]=&quot;Nunca&quot;);&quot;Não usa&quot;;&quot;Usa&quot;)" office:value-type="string" office:string-value="Usa">
            <text:p>Usa</text:p>
          </table:table-cell>
          <table:table-cell table:formula="of:=IF(([.C503]=&quot;&quot;)AND([.D503]=&quot;&quot;)AND([.E503]=&quot;&quot;)AND([.F50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formula="of:=IF(([.C504]=&quot;Nunca&quot;)AND([.D504]=&quot;Nunca&quot;)AND([.E504]=&quot;Nunca&quot;)AND([.F504]=&quot;Nunca&quot;);&quot;Não usa&quot;;&quot;Usa&quot;)" office:value-type="string" office:string-value="Usa">
            <text:p>Usa</text:p>
          </table:table-cell>
          <table:table-cell table:formula="of:=IF(([.C504]=&quot;&quot;)AND([.D504]=&quot;&quot;)AND([.E504]=&quot;&quot;)AND([.F50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505]=&quot;Nunca&quot;)AND([.D505]=&quot;Nunca&quot;)AND([.E505]=&quot;Nunca&quot;)AND([.F505]=&quot;Nunca&quot;);&quot;Não usa&quot;;&quot;Usa&quot;)" office:value-type="string" office:string-value="Usa">
            <text:p>Usa</text:p>
          </table:table-cell>
          <table:table-cell table:formula="of:=IF(([.C505]=&quot;&quot;)AND([.D505]=&quot;&quot;)AND([.E505]=&quot;&quot;)AND([.F50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506]=&quot;Nunca&quot;)AND([.D506]=&quot;Nunca&quot;)AND([.E506]=&quot;Nunca&quot;)AND([.F506]=&quot;Nunca&quot;);&quot;Não usa&quot;;&quot;Usa&quot;)" office:value-type="string" office:string-value="Usa">
            <text:p>Usa</text:p>
          </table:table-cell>
          <table:table-cell table:formula="of:=IF(([.C506]=&quot;&quot;)AND([.D506]=&quot;&quot;)AND([.E506]=&quot;&quot;)AND([.F50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2">
            <text:p>22</text:p>
          </table:table-cell>
          <table:table-cell office:value-type="string">
            <text:p>1 a 3 vezes por semana</text:p>
          </table:table-cell>
          <table:table-cell table:number-columns-repeated="3"/>
          <table:table-cell table:formula="of:=IF(([.C507]=&quot;Nunca&quot;)AND([.D507]=&quot;Nunca&quot;)AND([.E507]=&quot;Nunca&quot;)AND([.F507]=&quot;Nunca&quot;);&quot;Não usa&quot;;&quot;Usa&quot;)" office:value-type="string" office:string-value="Usa">
            <text:p>Usa</text:p>
          </table:table-cell>
          <table:table-cell table:formula="of:=IF(([.C507]=&quot;&quot;)AND([.D507]=&quot;&quot;)AND([.E507]=&quot;&quot;)AND([.F50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formula="of:=IF(([.C508]=&quot;Nunca&quot;)AND([.D508]=&quot;Nunca&quot;)AND([.E508]=&quot;Nunca&quot;)AND([.F508]=&quot;Nunca&quot;);&quot;Não usa&quot;;&quot;Usa&quot;)" office:value-type="string" office:string-value="Usa">
            <text:p>Usa</text:p>
          </table:table-cell>
          <table:table-cell table:formula="of:=IF(([.C508]=&quot;&quot;)AND([.D508]=&quot;&quot;)AND([.E508]=&quot;&quot;)AND([.F50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509]=&quot;Nunca&quot;)AND([.D509]=&quot;Nunca&quot;)AND([.E509]=&quot;Nunca&quot;)AND([.F509]=&quot;Nunca&quot;);&quot;Não usa&quot;;&quot;Usa&quot;)" office:value-type="string" office:string-value="Usa">
            <text:p>Usa</text:p>
          </table:table-cell>
          <table:table-cell table:formula="of:=IF(([.C509]=&quot;&quot;)AND([.D509]=&quot;&quot;)AND([.E509]=&quot;&quot;)AND([.F50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10]=&quot;Nunca&quot;)AND([.D510]=&quot;Nunca&quot;)AND([.E510]=&quot;Nunca&quot;)AND([.F510]=&quot;Nunca&quot;);&quot;Não usa&quot;;&quot;Usa&quot;)" office:value-type="string" office:string-value="Usa">
            <text:p>Usa</text:p>
          </table:table-cell>
          <table:table-cell table:formula="of:=IF(([.C510]=&quot;&quot;)AND([.D510]=&quot;&quot;)AND([.E510]=&quot;&quot;)AND([.F51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11]=&quot;Nunca&quot;)AND([.D511]=&quot;Nunca&quot;)AND([.E511]=&quot;Nunca&quot;)AND([.F511]=&quot;Nunca&quot;);&quot;Não usa&quot;;&quot;Usa&quot;)" office:value-type="string" office:string-value="Usa">
            <text:p>Usa</text:p>
          </table:table-cell>
          <table:table-cell table:formula="of:=IF(([.C511]=&quot;&quot;)AND([.D511]=&quot;&quot;)AND([.E511]=&quot;&quot;)AND([.F51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12]=&quot;Nunca&quot;)AND([.D512]=&quot;Nunca&quot;)AND([.E512]=&quot;Nunca&quot;)AND([.F512]=&quot;Nunca&quot;);&quot;Não usa&quot;;&quot;Usa&quot;)" office:value-type="string" office:string-value="Usa">
            <text:p>Usa</text:p>
          </table:table-cell>
          <table:table-cell table:formula="of:=IF(([.C512]=&quot;&quot;)AND([.D512]=&quot;&quot;)AND([.E512]=&quot;&quot;)AND([.F512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formula="of:=IF(([.C513]=&quot;Nunca&quot;)AND([.D513]=&quot;Nunca&quot;)AND([.E513]=&quot;Nunca&quot;)AND([.F513]=&quot;Nunca&quot;);&quot;Não usa&quot;;&quot;Usa&quot;)" office:value-type="string" office:string-value="Usa">
            <text:p>Usa</text:p>
          </table:table-cell>
          <table:table-cell table:formula="of:=IF(([.C513]=&quot;&quot;)AND([.D513]=&quot;&quot;)AND([.E513]=&quot;&quot;)AND([.F513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5">
            <text:p>2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  <table:table-cell table:formula="of:=IF(([.C514]=&quot;Nunca&quot;)AND([.D514]=&quot;Nunca&quot;)AND([.E514]=&quot;Nunca&quot;)AND([.F514]=&quot;Nunca&quot;);&quot;Não usa&quot;;&quot;Usa&quot;)" office:value-type="string" office:string-value="Usa">
            <text:p>Usa</text:p>
          </table:table-cell>
          <table:table-cell table:formula="of:=IF(([.C514]=&quot;&quot;)AND([.D514]=&quot;&quot;)AND([.E514]=&quot;&quot;)AND([.F514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formula="of:=IF(([.C515]=&quot;Nunca&quot;)AND([.D515]=&quot;Nunca&quot;)AND([.E515]=&quot;Nunca&quot;)AND([.F515]=&quot;Nunca&quot;);&quot;Não usa&quot;;&quot;Usa&quot;)" office:value-type="string" office:string-value="Usa">
            <text:p>Usa</text:p>
          </table:table-cell>
          <table:table-cell table:formula="of:=IF(([.C515]=&quot;&quot;)AND([.D515]=&quot;&quot;)AND([.E515]=&quot;&quot;)AND([.F515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formula="of:=IF(([.C516]=&quot;Nunca&quot;)AND([.D516]=&quot;Nunca&quot;)AND([.E516]=&quot;Nunca&quot;)AND([.F516]=&quot;Nunca&quot;);&quot;Não usa&quot;;&quot;Usa&quot;)" office:value-type="string" office:string-value="Usa">
            <text:p>Usa</text:p>
          </table:table-cell>
          <table:table-cell table:formula="of:=IF(([.C516]=&quot;&quot;)AND([.D516]=&quot;&quot;)AND([.E516]=&quot;&quot;)AND([.F516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formula="of:=IF(([.C517]=&quot;Nunca&quot;)AND([.D517]=&quot;Nunca&quot;)AND([.E517]=&quot;Nunca&quot;)AND([.F517]=&quot;Nunca&quot;);&quot;Não usa&quot;;&quot;Usa&quot;)" office:value-type="string" office:string-value="Usa">
            <text:p>Usa</text:p>
          </table:table-cell>
          <table:table-cell table:formula="of:=IF(([.C517]=&quot;&quot;)AND([.D517]=&quot;&quot;)AND([.E517]=&quot;&quot;)AND([.F517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3">
            <text:p>13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formula="of:=IF(([.C518]=&quot;Nunca&quot;)AND([.D518]=&quot;Nunca&quot;)AND([.E518]=&quot;Nunca&quot;)AND([.F518]=&quot;Nunca&quot;);&quot;Não usa&quot;;&quot;Usa&quot;)" office:value-type="string" office:string-value="Usa">
            <text:p>Usa</text:p>
          </table:table-cell>
          <table:table-cell table:formula="of:=IF(([.C518]=&quot;&quot;)AND([.D518]=&quot;&quot;)AND([.E518]=&quot;&quot;)AND([.F518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19]=&quot;Nunca&quot;)AND([.D519]=&quot;Nunca&quot;)AND([.E519]=&quot;Nunca&quot;)AND([.F519]=&quot;Nunca&quot;);&quot;Não usa&quot;;&quot;Usa&quot;)" office:value-type="string" office:string-value="Usa">
            <text:p>Usa</text:p>
          </table:table-cell>
          <table:table-cell table:formula="of:=IF(([.C519]=&quot;&quot;)AND([.D519]=&quot;&quot;)AND([.E519]=&quot;&quot;)AND([.F519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520]=&quot;Nunca&quot;)AND([.D520]=&quot;Nunca&quot;)AND([.E520]=&quot;Nunca&quot;)AND([.F520]=&quot;Nunca&quot;);&quot;Não usa&quot;;&quot;Usa&quot;)" office:value-type="string" office:string-value="Usa">
            <text:p>Usa</text:p>
          </table:table-cell>
          <table:table-cell table:formula="of:=IF(([.C520]=&quot;&quot;)AND([.D520]=&quot;&quot;)AND([.E520]=&quot;&quot;)AND([.F520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formula="of:=IF(([.C521]=&quot;Nunca&quot;)AND([.D521]=&quot;Nunca&quot;)AND([.E521]=&quot;Nunca&quot;)AND([.F521]=&quot;Nunca&quot;);&quot;Não usa&quot;;&quot;Usa&quot;)" office:value-type="string" office:string-value="Usa">
            <text:p>Usa</text:p>
          </table:table-cell>
          <table:table-cell table:formula="of:=IF(([.C521]=&quot;&quot;)AND([.D521]=&quot;&quot;)AND([.E521]=&quot;&quot;)AND([.F521]=&quot;&quot;);&quot;Não respondeu&quot;;&quot;&quot;)">
            <text:p/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formula="of:=IF(([.C522]=&quot;Nunca&quot;)AND([.D522]=&quot;Nunca&quot;)AND([.E522]=&quot;Nunca&quot;)AND([.F522]=&quot;Nunca&quot;);&quot;Não usa&quot;;&quot;Usa&quot;)" office:value-type="string" office:string-value="Usa">
            <text:p>Usa</text:p>
          </table:table-cell>
          <table:table-cell table:formula="of:=IF(([.C522]=&quot;&quot;)AND([.D522]=&quot;&quot;)AND([.E522]=&quot;&quot;)AND([.F522]=&quot;&quot;);&quot;Não respondeu&quot;;&quot;&quot;)">
            <text:p/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nca</text:p>
          </table:table-cell>
          <table:table-cell table:style-name="ce2" table:formula="of:=DCOUNT([.C2:.C522];0;[.$B530:.$B531])/520" office:value-type="percentage" office:value="0.125">
            <text:p>12,50%</text:p>
          </table:table-cell>
          <table:table-cell table:style-name="ce2" table:formula="of:=DCOUNT([.D2:.D522];0;[.$B530:.$B531])/520" office:value-type="percentage" office:value="0.126923076923077">
            <text:p>12,69%</text:p>
          </table:table-cell>
          <table:table-cell table:style-name="ce2" table:formula="of:=DCOUNT([.E2:.E522];0;[.$B530:.$B531])/520" office:value-type="percentage" office:value="0.415384615384615">
            <text:p>41,54%</text:p>
          </table:table-cell>
          <table:table-cell table:style-name="ce2" table:formula="of:=DCOUNT([.F2:.F522];0;[.$B530:.$B531])/520" office:value-type="percentage" office:value="0.469230769230769">
            <text:p>46,92%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e vez em quando</text:p>
          </table:table-cell>
          <table:table-cell table:style-name="ce3" table:formula="of:=DCOUNT([.C2:.C522];0;[.$B532:.$B533])/520" office:value-type="percentage" office:value="0.05">
            <text:p>5,00%</text:p>
          </table:table-cell>
          <table:table-cell table:style-name="ce3" table:formula="of:=DCOUNT([.D2:.D522];0;[.$B532:.$B533])/520" office:value-type="percentage" office:value="0.448076923076923">
            <text:p>44,81%</text:p>
          </table:table-cell>
          <table:table-cell table:style-name="ce3" table:formula="of:=DCOUNT([.E2:.E522];0;[.$B532:.$B533])/520" office:value-type="percentage" office:value="0.373076923076923">
            <text:p>37,31%</text:p>
          </table:table-cell>
          <table:table-cell table:style-name="ce3" table:formula="of:=DCOUNT([.F2:.F522];0;[.$B532:.$B533])/520" office:value-type="percentage" office:value="0.340384615384615">
            <text:p>34,04%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1 a 3 vezes por semana</text:p>
          </table:table-cell>
          <table:table-cell table:style-name="ce3" table:formula="of:=DCOUNT([.C2:.C522];0;[.$B534:.$B535])/520" office:value-type="percentage" office:value="0.194230769230769">
            <text:p>19,42%</text:p>
          </table:table-cell>
          <table:table-cell table:style-name="ce3" table:formula="of:=DCOUNT([.D2:.D522];0;[.$B534:.$B535])/520" office:value-type="percentage" office:value="0.167307692307692">
            <text:p>16,73%</text:p>
          </table:table-cell>
          <table:table-cell table:style-name="ce3" table:formula="of:=DCOUNT([.E2:.E522];0;[.$B534:.$B535])/520" office:value-type="percentage" office:value="0.075">
            <text:p>7,50%</text:p>
          </table:table-cell>
          <table:table-cell table:style-name="ce3" table:formula="of:=DCOUNT([.F2:.F522];0;[.$B534:.$B535])/520" office:value-type="percentage" office:value="0.0442307692307692">
            <text:p>4,42%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odos os dias</text:p>
          </table:table-cell>
          <table:table-cell table:style-name="ce3" table:formula="of:=DCOUNT([.C2:.C522];0;[.$B536:.$B537])/520" office:value-type="percentage" office:value="0.584615384615385">
            <text:p>58,46%</text:p>
          </table:table-cell>
          <table:table-cell table:style-name="ce3" table:formula="of:=DCOUNT([.D2:.D522];0;[.$B536:.$B537])/520" office:value-type="percentage" office:value="0.194230769230769">
            <text:p>19,42%</text:p>
          </table:table-cell>
          <table:table-cell table:style-name="ce3" table:formula="of:=DCOUNT([.E2:.E522];0;[.$B536:.$B537])/520" office:value-type="percentage" office:value="0.0134615384615385">
            <text:p>1,35%</text:p>
          </table:table-cell>
          <table:table-cell table:style-name="ce3" table:formula="of:=DCOUNT([.F2:.F522];0;[.$B536:.$B537])/520" office:value-type="percentage" office:value="0.0115384615384615">
            <text:p>1,15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ão respondeu</text:p>
          </table:table-cell>
          <table:table-cell table:style-name="ce2" table:formula="of:=1-SUM([.C525:.C528])" office:value-type="percentage" office:value="0.0461538461538461">
            <text:p>4,62%</text:p>
          </table:table-cell>
          <table:table-cell table:style-name="ce2" table:formula="of:=1-SUM([.D525:.D528])" office:value-type="percentage" office:value="0.0634615384615385">
            <text:p>6,35%</text:p>
          </table:table-cell>
          <table:table-cell table:style-name="ce2" table:formula="of:=1-SUM([.E525:.E528])" office:value-type="percentage" office:value="0.123076923076923">
            <text:p>12,31%</text:p>
          </table:table-cell>
          <table:table-cell table:style-name="ce2" table:formula="of:=1-SUM([.F525:.F528])" office:value-type="percentage" office:value="0.134615384615385">
            <text:p>13,46%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>
            <text:p>Nunca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De vez em quand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1 a 3 vezes por semana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Todos os dias</text:p>
          </table:table-cell>
          <table:table-cell table:number-columns-repeated="7"/>
        </table:table-row>
        <table:table-row table:style-name="ro1">
          <table:table-cell/>
          <table:table-cell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az uso</text:p>
          </table:table-cell>
          <table:table-cell table:style-name="ce2" table:formula="of:=SUM([.C526:.C528])" office:value-type="percentage" office:value="0.828846153846154">
            <text:p>82,88%</text:p>
          </table:table-cell>
          <table:table-cell table:style-name="ce2" table:formula="of:=SUM([.D526:.D528])" office:value-type="percentage" office:value="0.809615384615385">
            <text:p>80,96%</text:p>
          </table:table-cell>
          <table:table-cell table:style-name="ce2" table:formula="of:=SUM([.E526:.E528])" office:value-type="percentage" office:value="0.461538461538462">
            <text:p>46,15%</text:p>
          </table:table-cell>
          <table:table-cell table:style-name="ce2" table:formula="of:=SUM([.F526:.F528])" office:value-type="percentage" office:value="0.396153846153846">
            <text:p>39,62%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Não faz uso</text:p>
          </table:table-cell>
          <table:table-cell table:style-name="ce2" table:formula="of:=[.C525]" office:value-type="percentage" office:value="0.125">
            <text:p>12,50%</text:p>
          </table:table-cell>
          <table:table-cell table:style-name="ce2" table:formula="of:=[.D525]" office:value-type="percentage" office:value="0.126923076923077">
            <text:p>12,69%</text:p>
          </table:table-cell>
          <table:table-cell table:style-name="ce2" table:formula="of:=[.E525]" office:value-type="percentage" office:value="0.415384615384615">
            <text:p>41,54%</text:p>
          </table:table-cell>
          <table:table-cell table:style-name="ce2" table:formula="of:=[.F525]" office:value-type="percentage" office:value="0.469230769230769">
            <text:p>46,92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ão respondeu</text:p>
          </table:table-cell>
          <table:table-cell table:style-name="ce2" table:formula="of:=[.C529]" office:value-type="percentage" office:value="0.0461538461538461">
            <text:p>4,62%</text:p>
          </table:table-cell>
          <table:table-cell table:style-name="ce2" table:formula="of:=[.D529]" office:value-type="percentage" office:value="0.0634615384615385">
            <text:p>6,35%</text:p>
          </table:table-cell>
          <table:table-cell table:style-name="ce2" table:formula="of:=[.E529]" office:value-type="percentage" office:value="0.123076923076923">
            <text:p>12,31%</text:p>
          </table:table-cell>
          <table:table-cell table:style-name="ce2" table:formula="of:=[.F529]" office:value-type="percentage" office:value="0.134615384615385">
            <text:p>13,46%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Média nacional</text:p>
          </table:table-cell>
          <table:table-cell table:style-name="ce3" office:value-type="percentage" office:value="0.42">
            <text:p>42,00%</text:p>
          </table:table-cell>
          <table:table-cell table:style-name="ce3" office:value-type="percentage" office:value="0.14">
            <text:p>14,00%</text:p>
          </table:table-cell>
          <table:table-cell table:style-name="ce3" office:value-type="percentage" office:value="0.48">
            <text:p>48,00%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5"/>
        </table:table-row>
      </table:table>
      <table:table table:name="Uso de Internet por dispositivo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" office:value-type="string">
            <text:p>Computador</text:p>
          </table:table-cell>
          <table:table-cell table:style-name="ce1" office:value-type="string">
            <text:p>Laptop</text:p>
          </table:table-cell>
          <table:table-cell table:style-name="ce1" office:value-type="string">
            <text:p>Celular/Palm</text:p>
          </table:table-cell>
          <table:table-cell table:style-name="ce1" office:value-type="string">
            <text:p>Video-Game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  <draw:frame table:end-cell-address="'Uso de Internet por dispositivo'.M33" table:end-x="2.055cm" table:end-y="0.049cm" draw:z-index="0" draw:style-name="gr1" svg:width="18cm" svg:height="12.212cm" svg:x="4.589cm" svg:y="0.258cm">
              <draw:object draw:notify-on-update-of-ranges="'Uso de Internet por dispositivo'.B524:'Uso de Internet por dispositivo'.E524 'Uso de Internet por dispositivo'.A525:'Uso de Internet por dispositivo'.A525 'Uso de Internet por dispositivo'.B525:'Uso de Internet por dispositivo'.E525 'Uso de Internet por dispositivo'.A526:'Uso de Internet por dispositivo'.A526 'Uso de Internet por dispositivo'.B526:'Uso de Internet por dispositivo'.E526 'Uso de Internet por dispositivo'.A527:'Uso de Internet por dispositivo'.A527 'Uso de Internet por dispositivo'.B527:'Uso de Internet por dispositivo'.E527 'Uso de Internet por dispositivo'.A528:'Uso de Internet por dispositivo'.A528 'Uso de Internet por dispositivo'.B528:'Uso de Internet por dispositivo'.E528 'Uso de Internet por dispositivo'.A529:'Uso de Internet por dispositivo'.A529 'Uso de Internet por dispositivo'.B529:'Uso de Internet por dispositivo'.E5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table:number-columns-repeated="3" office:value-type="string">
            <text:p>Todos os dias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e vez em quando</text:p>
          </table:table-cell>
          <table:table-cell/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4" office:value-type="string">
            <text:p>Todos os dia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4" office:value-type="string">
            <text:p>Todos os dia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/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De vez em quando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4" office:value-type="string">
            <text:p>Nunca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number-columns-repeated="4" office:value-type="string">
            <text:p>Nunca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/>
          <table:table-cell table:number-columns-repeated="2" office:value-type="string">
            <text:p>Todos os dias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De vez em quando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Computador</text:p>
          </table:table-cell>
          <table:table-cell table:style-name="ce1" office:value-type="string">
            <text:p>Laptop</text:p>
          </table:table-cell>
          <table:table-cell table:style-name="ce1" office:value-type="string">
            <text:p>Celular/Palm</text:p>
          </table:table-cell>
          <table:table-cell table:style-name="ce1" office:value-type="string">
            <text:p>Video-Game</text:p>
          </table:table-cell>
        </table:table-row>
        <table:table-row table:style-name="ro1">
          <table:table-cell office:value-type="string">
            <text:p>Nunca</text:p>
          </table:table-cell>
          <table:table-cell table:style-name="ce2" table:formula="of:=DCOUNT([.B2:.B522];0;[.$A531:.$A532])/520" office:value-type="percentage" office:value="0.00961538461538462">
            <text:p>0,96%</text:p>
          </table:table-cell>
          <table:table-cell table:style-name="ce2" table:formula="of:=DCOUNT([.C2:.C522];0;[.$A531:.$A532])/520" office:value-type="percentage" office:value="0.267307692307692">
            <text:p>26,73%</text:p>
          </table:table-cell>
          <table:table-cell table:style-name="ce2" table:formula="of:=DCOUNT([.D2:.D522];0;[.$A531:.$A532])/520" office:value-type="percentage" office:value="0.555769230769231">
            <text:p>55,58%</text:p>
          </table:table-cell>
          <table:table-cell table:style-name="ce2" table:formula="of:=DCOUNT([.E2:.E522];0;[.$A531:.$A532])/520" office:value-type="percentage" office:value="0.719230769230769">
            <text:p>71,92%</text:p>
          </table:table-cell>
        </table:table-row>
        <table:table-row table:style-name="ro1">
          <table:table-cell table:style-name="ce1" office:value-type="string">
            <text:p>De vez em quando</text:p>
          </table:table-cell>
          <table:table-cell table:style-name="ce3" table:formula="of:=DCOUNT([.B2:.B522];0;[.$A533:.$A534])/520" office:value-type="percentage" office:value="0.109615384615385">
            <text:p>10,96%</text:p>
          </table:table-cell>
          <table:table-cell table:style-name="ce3" table:formula="of:=DCOUNT([.C2:.C522];0;[.$A533:.$A534])/520" office:value-type="percentage" office:value="0.328846153846154">
            <text:p>32,88%</text:p>
          </table:table-cell>
          <table:table-cell table:style-name="ce3" table:formula="of:=DCOUNT([.D2:.D522];0;[.$A533:.$A534])/520" office:value-type="percentage" office:value="0.176923076923077">
            <text:p>17,69%</text:p>
          </table:table-cell>
          <table:table-cell table:style-name="ce3" table:formula="of:=DCOUNT([.E2:.E522];0;[.$A533:.$A534])/520" office:value-type="percentage" office:value="0.1">
            <text:p>10,00%</text:p>
          </table:table-cell>
        </table:table-row>
        <table:table-row table:style-name="ro1">
          <table:table-cell table:style-name="ce1" office:value-type="string">
            <text:p>1 a 3 vezes por semana</text:p>
          </table:table-cell>
          <table:table-cell table:style-name="ce3" table:formula="of:=DCOUNT([.B2:.B522];0;[.$A535:.$A536])/520" office:value-type="percentage" office:value="0.242307692307692">
            <text:p>24,23%</text:p>
          </table:table-cell>
          <table:table-cell table:style-name="ce3" table:formula="of:=DCOUNT([.C2:.C522];0;[.$A535:.$A536])/520" office:value-type="percentage" office:value="0.117307692307692">
            <text:p>11,73%</text:p>
          </table:table-cell>
          <table:table-cell table:style-name="ce3" table:formula="of:=DCOUNT([.D2:.D522];0;[.$A535:.$A536])/520" office:value-type="percentage" office:value="0.0307692307692308">
            <text:p>3,08%</text:p>
          </table:table-cell>
          <table:table-cell table:style-name="ce3" table:formula="of:=DCOUNT([.E2:.E522];0;[.$A535:.$A536])/520" office:value-type="percentage" office:value="0.0192307692307692">
            <text:p>1,92%</text:p>
          </table:table-cell>
        </table:table-row>
        <table:table-row table:style-name="ro1">
          <table:table-cell table:style-name="ce1" office:value-type="string">
            <text:p>Todos os dias</text:p>
          </table:table-cell>
          <table:table-cell table:style-name="ce3" table:formula="of:=DCOUNT([.B2:.B522];0;[.$A537:.$A538])/520" office:value-type="percentage" office:value="0.625">
            <text:p>62,50%</text:p>
          </table:table-cell>
          <table:table-cell table:style-name="ce3" table:formula="of:=DCOUNT([.C2:.C522];0;[.$A537:.$A538])/520" office:value-type="percentage" office:value="0.213461538461538">
            <text:p>21,35%</text:p>
          </table:table-cell>
          <table:table-cell table:style-name="ce3" table:formula="of:=DCOUNT([.D2:.D522];0;[.$A537:.$A538])/520" office:value-type="percentage" office:value="0.111538461538462">
            <text:p>11,15%</text:p>
          </table:table-cell>
          <table:table-cell table:style-name="ce3" table:formula="of:=DCOUNT([.E2:.E522];0;[.$A537:.$A538])/520" office:value-type="percentage" office:value="0.0134615384615385">
            <text:p>1,35%</text:p>
          </table:table-cell>
        </table:table-row>
        <table:table-row table:style-name="ro1">
          <table:table-cell office:value-type="string">
            <text:p>Não respondeu</text:p>
          </table:table-cell>
          <table:table-cell table:style-name="ce2" table:formula="of:=1-SUM([.B525:.B528])" office:value-type="percentage" office:value="0.0134615384615385">
            <text:p>1,35%</text:p>
          </table:table-cell>
          <table:table-cell table:style-name="ce2" table:formula="of:=1-SUM([.C525:.C528])" office:value-type="percentage" office:value="0.073076923076923">
            <text:p>7,31%</text:p>
          </table:table-cell>
          <table:table-cell table:style-name="ce2" table:formula="of:=1-SUM([.D525:.D528])" office:value-type="percentage" office:value="0.125">
            <text:p>12,50%</text:p>
          </table:table-cell>
          <table:table-cell table:style-name="ce2" table:formula="of:=1-SUM([.E525:.E528])" office:value-type="percentage" office:value="0.148076923076923">
            <text:p>14,81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office:value-type="string">
            <text:p>Nun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 vez em quand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 a 3 vezes por seman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odos os dias</text:p>
          </table:table-cell>
          <table:table-cell table:number-columns-repeated="4"/>
        </table:table-row>
      </table:table>
      <table:table table:name="Uso de Internet - Tipo de serviço" table:style-name="ta1" table:print="false">
        <table:table-column table:style-name="co12" table:default-cell-style-name="Default"/>
        <table:table-column table:style-name="co13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email</text:p>
          </table:table-cell>
          <table:table-cell table:style-name="ce1" office:value-type="string">
            <text:p>jogos</text:p>
          </table:table-cell>
          <table:table-cell table:style-name="ce1" office:value-type="string">
            <text:p>blogs</text:p>
          </table:table-cell>
          <table:table-cell table:style-name="ce1" office:value-type="string">
            <text:p>fóruns</text:p>
          </table:table-cell>
          <table:table-cell table:style-name="ce1" office:value-type="string">
            <text:p>portais/notícias</text:p>
          </table:table-cell>
          <table:table-cell table:style-name="ce1" office:value-type="string">
            <text:p>m.i.</text:p>
          </table:table-cell>
          <table:table-cell table:style-name="ce1" office:value-type="string">
            <text:p>redes sociais</text:p>
          </table:table-cell>
          <table:table-cell table:style-name="ce1" office:value-type="string">
            <text:p>chat</text:p>
          </table:table-cell>
          <table:table-cell table:style-name="ce1" office:value-type="string">
            <text:p>vídeos</text:p>
          </table:table-cell>
          <table:table-cell table:style-name="ce1" table:number-columns-repeated="2"/>
        </table:table-row>
        <table:table-row table:style-name="ro1">
          <table:table-cell office:value-type="string">
            <text:p>id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office:value-type="string">
            <text:p>uso de computador</text:p>
          </table:table-cell>
          <table:table-cell table:style-name="ce1"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6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8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6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9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 a 3 vezes por semana</text:p>
          </table:table-cell>
          <table:table-cell table:number-columns-repeated="2"/>
          <table:table-cell table:number-columns-repeated="2" office:value-type="string">
            <text:p>1 a 3 vezes por semana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style-name="ce1"/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9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 a 3 vezes por semana</text:p>
          </table:table-cell>
          <table:table-cell/>
          <table:table-cell table:number-columns-repeated="3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/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 vez em quando</text:p>
          </table:table-cell>
          <table:table-cell table:number-columns-repeated="6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number-columns-repeated="6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style-name="ce1"/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odos os dias</text:p>
          </table:table-cell>
          <table:table-cell table:number-columns-repeated="6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5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table:number-columns-repeated="1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/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De vez em quando</text:p>
          </table:table-cell>
          <table:table-cell table:style-name="ce1"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11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11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5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1 a 3 vezes por semana</text:p>
          </table:table-cell>
          <table:table-cell/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odos os dias</text:p>
          </table:table-cell>
          <table:table-cell table:number-columns-repeated="8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11"/>
        </table:table-row>
        <table:table-row table:style-name="ro1">
          <table:table-cell office:value-type="float" office:value="172">
            <text:p>172</text:p>
          </table:table-cell>
          <table:table-cell table:number-columns-repeated="4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9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6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7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4"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odos os dias</text:p>
          </table:table-cell>
          <table:table-cell/>
          <table:table-cell table:number-columns-repeated="3"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11"/>
        </table:table-row>
        <table:table-row table:style-name="ro1">
          <table:table-cell office:value-type="float" office:value="216">
            <text:p>216</text:p>
          </table:table-cell>
          <table:table-cell table:number-columns-repeated="11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 vez em quando</text:p>
          </table:table-cell>
          <table:table-cell table:number-columns-repeated="3"/>
          <table:table-cell table:number-columns-repeated="2" office:value-type="string">
            <text:p>De vez em quando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7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e vez em quando</text:p>
          </table:table-cell>
          <table:table-cell table:number-columns-repeated="2"/>
          <table:table-cell table:number-columns-repeated="3"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table:number-columns-repeated="5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/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odos os dias</text:p>
          </table:table-cell>
          <table:table-cell table:number-columns-repeated="2"/>
          <table:table-cell table:number-columns-repeated="3"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11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 a 3 vezes por semana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odos os dias</text:p>
          </table:table-cell>
          <table:table-cell table:number-columns-repeated="4"/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 a 3 vezes por semana</text:p>
          </table:table-cell>
          <table:table-cell table:number-columns-repeated="4"/>
          <table:table-cell table:number-columns-repeated="2"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11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11"/>
        </table:table-row>
        <table:table-row table:style-name="ro1">
          <table:table-cell office:value-type="float" office:value="333">
            <text:p>333</text:p>
          </table:table-cell>
          <table:table-cell table:number-columns-repeated="11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11"/>
        </table:table-row>
        <table:table-row table:style-name="ro1">
          <table:table-cell office:value-type="float" office:value="337">
            <text:p>337</text:p>
          </table:table-cell>
          <table:table-cell table:number-columns-repeated="11"/>
        </table:table-row>
        <table:table-row table:style-name="ro1">
          <table:table-cell office:value-type="float" office:value="338">
            <text:p>338</text:p>
          </table:table-cell>
          <table:table-cell table:number-columns-repeated="11"/>
        </table:table-row>
        <table:table-row table:style-name="ro1">
          <table:table-cell office:value-type="float" office:value="339">
            <text:p>339</text:p>
          </table:table-cell>
          <table:table-cell table:number-columns-repeated="11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11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number-columns-repeated="3" office:value-type="string">
            <text:p>Todos os dias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9"/>
        </table:table-row>
        <table:table-row table:style-name="ro1">
          <table:table-cell office:value-type="float" office:value="357">
            <text:p>357</text:p>
          </table:table-cell>
          <table:table-cell table:number-columns-repeated="6"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e vez em quando</text:p>
          </table:table-cell>
          <table:table-cell table:number-columns-repeated="8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11"/>
        </table:table-row>
        <table:table-row table:style-name="ro1">
          <table:table-cell office:value-type="float" office:value="373">
            <text:p>373</text:p>
          </table:table-cell>
          <table:table-cell table:number-columns-repeated="11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Todos os dias</text:p>
          </table:table-cell>
          <table:table-cell table:number-columns-repeated="10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5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11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4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/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odos os dias</text:p>
          </table:table-cell>
          <table:table-cell table:number-columns-repeated="4"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9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4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Todos os dias</text:p>
          </table:table-cell>
          <table:table-cell table:number-columns-repeated="3"/>
          <table:table-cell table:number-columns-repeated="2" office:value-type="string">
            <text:p>1 a 3 vezes por semana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7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1 a 3 vezes por semana</text:p>
          </table:table-cell>
          <table:table-cell table:number-columns-repeated="5"/>
          <table:table-cell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5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9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4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5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11"/>
        </table:table-row>
        <table:table-row table:style-name="ro1">
          <table:table-cell office:value-type="float" office:value="451">
            <text:p>451</text:p>
          </table:table-cell>
          <table:table-cell table:number-columns-repeated="11"/>
        </table:table-row>
        <table:table-row table:style-name="ro1">
          <table:table-cell office:value-type="float" office:value="452">
            <text:p>452</text:p>
          </table:table-cell>
          <table:table-cell table:number-columns-repeated="11"/>
        </table:table-row>
        <table:table-row table:style-name="ro1">
          <table:table-cell office:value-type="float" office:value="453">
            <text:p>453</text:p>
          </table:table-cell>
          <table:table-cell table:number-columns-repeated="11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5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Todos os dias</text:p>
          </table:table-cell>
          <table:table-cell/>
          <table:table-cell office:value-type="string">
            <text:p>1 a 3 vezes por semana</text:p>
          </table:table-cell>
          <table:table-cell/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odos os dias</text:p>
          </table:table-cell>
          <table:table-cell table:number-columns-repeated="7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11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1 a 3 vezes por semana</text:p>
          </table:table-cell>
          <table:table-cell table:number-columns-repeated="4"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1 a 3 vezes por semana</text:p>
          </table:table-cell>
          <table:table-cell table:number-columns-repeated="7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odos os dias</text:p>
          </table:table-cell>
          <table:table-cell table:number-columns-repeated="4"/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1" office:value-type="string">
            <text:p>email</text:p>
          </table:table-cell>
          <table:table-cell table:style-name="ce1" office:value-type="string">
            <text:p>jogos</text:p>
          </table:table-cell>
          <table:table-cell table:style-name="ce1" office:value-type="string">
            <text:p>blogs</text:p>
          </table:table-cell>
          <table:table-cell table:style-name="ce1" office:value-type="string">
            <text:p>fóruns</text:p>
          </table:table-cell>
          <table:table-cell table:style-name="ce1" office:value-type="string">
            <text:p>portais/notícias</text:p>
          </table:table-cell>
          <table:table-cell table:style-name="ce1" office:value-type="string">
            <text:p>m.i.</text:p>
          </table:table-cell>
          <table:table-cell table:style-name="ce1" office:value-type="string">
            <text:p>redes sociais</text:p>
          </table:table-cell>
          <table:table-cell table:style-name="ce1" office:value-type="string">
            <text:p>chat</text:p>
          </table:table-cell>
          <table:table-cell table:style-name="ce1" office:value-type="string">
            <text:p>vídeos</text:p>
          </table:table-cell>
          <table:table-cell table:number-columns-repeated="2"/>
        </table:table-row>
        <table:table-row table:style-name="ro1">
          <table:table-cell office:value-type="string">
            <text:p>Nunca</text:p>
          </table:table-cell>
          <table:table-cell table:style-name="ce2" table:formula="of:=DCOUNT([.B2:.B522];0;[.$A531:.$A532])/520" office:value-type="percentage" office:value="0.00961538461538462">
            <text:p>0,96%</text:p>
          </table:table-cell>
          <table:table-cell table:style-name="ce2" table:formula="of:=DCOUNT([.C2:.C522];0;[.$A531:.$A532])/520" office:value-type="percentage" office:value="0.365384615384615">
            <text:p>36,54%</text:p>
          </table:table-cell>
          <table:table-cell table:style-name="ce2" table:formula="of:=DCOUNT([.D2:.D522];0;[.$A531:.$A532])/520" office:value-type="percentage" office:value="0.375">
            <text:p>37,50%</text:p>
          </table:table-cell>
          <table:table-cell table:style-name="ce2" table:formula="of:=DCOUNT([.E2:.E522];0;[.$A531:.$A532])/520" office:value-type="percentage" office:value="0.253846153846154">
            <text:p>25,38%</text:p>
          </table:table-cell>
          <table:table-cell table:style-name="ce2" table:formula="of:=DCOUNT([.F2:.F522];0;[.$A531:.$A532])/520" office:value-type="percentage" office:value="0.0480769230769231">
            <text:p>4,81%</text:p>
          </table:table-cell>
          <table:table-cell table:style-name="ce2" table:formula="of:=DCOUNT([.G2:.G522];0;[.$A531:.$A532])/520" office:value-type="percentage" office:value="0.075">
            <text:p>7,50%</text:p>
          </table:table-cell>
          <table:table-cell table:style-name="ce2" table:formula="of:=DCOUNT([.H2:.H522];0;[.$A531:.$A532])/520" office:value-type="percentage" office:value="0.242307692307692">
            <text:p>24,23%</text:p>
          </table:table-cell>
          <table:table-cell table:style-name="ce2" table:formula="of:=DCOUNT([.I2:.I522];0;[.$A531:.$A532])/520" office:value-type="percentage" office:value="0.511538461538462">
            <text:p>51,15%</text:p>
          </table:table-cell>
          <table:table-cell table:style-name="ce2" table:formula="of:=DCOUNT([.J2:.J522];0;[.$A531:.$A532])/520" office:value-type="percentage" office:value="0.0769230769230769">
            <text:p>7,69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 vez em quando</text:p>
          </table:table-cell>
          <table:table-cell table:style-name="ce3" table:formula="of:=DCOUNT([.B2:.B522];0;[.$A533:.$A534])/520" office:value-type="percentage" office:value="0.109615384615385">
            <text:p>10,96%</text:p>
          </table:table-cell>
          <table:table-cell table:style-name="ce3" table:formula="of:=DCOUNT([.C2:.C522];0;[.$A533:.$A534])/520" office:value-type="percentage" office:value="0.4">
            <text:p>40,00%</text:p>
          </table:table-cell>
          <table:table-cell table:style-name="ce3" table:formula="of:=DCOUNT([.D2:.D522];0;[.$A533:.$A534])/520" office:value-type="percentage" office:value="0.342307692307692">
            <text:p>34,23%</text:p>
          </table:table-cell>
          <table:table-cell table:style-name="ce3" table:formula="of:=DCOUNT([.E2:.E522];0;[.$A533:.$A534])/520" office:value-type="percentage" office:value="0.419230769230769">
            <text:p>41,92%</text:p>
          </table:table-cell>
          <table:table-cell table:style-name="ce3" table:formula="of:=DCOUNT([.F2:.F522];0;[.$A533:.$A534])/520" office:value-type="percentage" office:value="0.267307692307692">
            <text:p>26,73%</text:p>
          </table:table-cell>
          <table:table-cell table:style-name="ce3" table:formula="of:=DCOUNT([.G2:.G522];0;[.$A533:.$A534])/520" office:value-type="percentage" office:value="0.198076923076923">
            <text:p>19,81%</text:p>
          </table:table-cell>
          <table:table-cell table:style-name="ce3" table:formula="of:=DCOUNT([.H2:.H522];0;[.$A533:.$A534])/520" office:value-type="percentage" office:value="0.225">
            <text:p>22,50%</text:p>
          </table:table-cell>
          <table:table-cell table:style-name="ce3" table:formula="of:=DCOUNT([.I2:.I522];0;[.$A533:.$A534])/520" office:value-type="percentage" office:value="0.273076923076923">
            <text:p>27,31%</text:p>
          </table:table-cell>
          <table:table-cell table:style-name="ce3" table:formula="of:=DCOUNT([.J2:.J522];0;[.$A533:.$A534])/520" office:value-type="percentage" office:value="0.448076923076923">
            <text:p>44,81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 a 3 vezes por semana</text:p>
          </table:table-cell>
          <table:table-cell table:style-name="ce3" table:formula="of:=DCOUNT([.B2:.B522];0;[.$A535:.$A536])/520" office:value-type="percentage" office:value="0.257692307692308">
            <text:p>25,77%</text:p>
          </table:table-cell>
          <table:table-cell table:style-name="ce3" table:formula="of:=DCOUNT([.C2:.C522];0;[.$A535:.$A536])/520" office:value-type="percentage" office:value="0.075">
            <text:p>7,50%</text:p>
          </table:table-cell>
          <table:table-cell table:style-name="ce3" table:formula="of:=DCOUNT([.D2:.D522];0;[.$A535:.$A536])/520" office:value-type="percentage" office:value="0.109615384615385">
            <text:p>10,96%</text:p>
          </table:table-cell>
          <table:table-cell table:style-name="ce3" table:formula="of:=DCOUNT([.E2:.E522];0;[.$A535:.$A536])/520" office:value-type="percentage" office:value="0.165384615384615">
            <text:p>16,54%</text:p>
          </table:table-cell>
          <table:table-cell table:style-name="ce3" table:formula="of:=DCOUNT([.F2:.F522];0;[.$A535:.$A536])/520" office:value-type="percentage" office:value="0.282692307692308">
            <text:p>28,27%</text:p>
          </table:table-cell>
          <table:table-cell table:style-name="ce3" table:formula="of:=DCOUNT([.G2:.G522];0;[.$A535:.$A536])/520" office:value-type="percentage" office:value="0.225">
            <text:p>22,50%</text:p>
          </table:table-cell>
          <table:table-cell table:style-name="ce3" table:formula="of:=DCOUNT([.H2:.H522];0;[.$A535:.$A536])/520" office:value-type="percentage" office:value="0.186538461538462">
            <text:p>18,65%</text:p>
          </table:table-cell>
          <table:table-cell table:style-name="ce3" table:formula="of:=DCOUNT([.I2:.I522];0;[.$A535:.$A536])/520" office:value-type="percentage" office:value="0.0461538461538462">
            <text:p>4,62%</text:p>
          </table:table-cell>
          <table:table-cell table:style-name="ce3" table:formula="of:=DCOUNT([.J2:.J522];0;[.$A535:.$A536])/520" office:value-type="percentage" office:value="0.25">
            <text:p>25,00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dos os dias</text:p>
          </table:table-cell>
          <table:table-cell table:style-name="ce3" table:formula="of:=DCOUNT([.B2:.B522];0;[.$A537:.$A538])/520" office:value-type="percentage" office:value="0.559615384615385">
            <text:p>55,96%</text:p>
          </table:table-cell>
          <table:table-cell table:style-name="ce3" table:formula="of:=DCOUNT([.C2:.C522];0;[.$A537:.$A538])/520" office:value-type="percentage" office:value="0.0442307692307692">
            <text:p>4,42%</text:p>
          </table:table-cell>
          <table:table-cell table:style-name="ce3" table:formula="of:=DCOUNT([.D2:.D522];0;[.$A537:.$A538])/520" office:value-type="percentage" office:value="0.0538461538461539">
            <text:p>5,38%</text:p>
          </table:table-cell>
          <table:table-cell table:style-name="ce3" table:formula="of:=DCOUNT([.E2:.E522];0;[.$A537:.$A538])/520" office:value-type="percentage" office:value="0.0461538461538462">
            <text:p>4,62%</text:p>
          </table:table-cell>
          <table:table-cell table:style-name="ce3" table:formula="of:=DCOUNT([.F2:.F522];0;[.$A537:.$A538])/520" office:value-type="percentage" office:value="0.307692307692308">
            <text:p>30,77%</text:p>
          </table:table-cell>
          <table:table-cell table:style-name="ce3" table:formula="of:=DCOUNT([.G2:.G522];0;[.$A537:.$A538])/520" office:value-type="percentage" office:value="0.388461538461538">
            <text:p>38,85%</text:p>
          </table:table-cell>
          <table:table-cell table:style-name="ce3" table:formula="of:=DCOUNT([.H2:.H522];0;[.$A537:.$A538])/520" office:value-type="percentage" office:value="0.240384615384615">
            <text:p>24,04%</text:p>
          </table:table-cell>
          <table:table-cell table:style-name="ce3" table:formula="of:=DCOUNT([.I2:.I522];0;[.$A537:.$A538])/520" office:value-type="percentage" office:value="0.0461538461538462">
            <text:p>4,62%</text:p>
          </table:table-cell>
          <table:table-cell table:style-name="ce3" table:formula="of:=DCOUNT([.J2:.J522];0;[.$A537:.$A538])/520" office:value-type="percentage" office:value="0.117307692307692">
            <text:p>11,73%</text:p>
          </table:table-cell>
          <table:table-cell table:number-columns-repeated="2"/>
        </table:table-row>
        <table:table-row table:style-name="ro1">
          <table:table-cell office:value-type="string">
            <text:p>Não respondeu</text:p>
          </table:table-cell>
          <table:table-cell table:style-name="ce2" table:formula="of:=1-SUM([.B525:.B528])" office:value-type="percentage" office:value="0.0634615384615385">
            <text:p>6,35%</text:p>
          </table:table-cell>
          <table:table-cell table:style-name="ce2" table:formula="of:=1-SUM([.C525:.C528])" office:value-type="percentage" office:value="0.115384615384615">
            <text:p>11,54%</text:p>
          </table:table-cell>
          <table:table-cell table:style-name="ce2" table:formula="of:=1-SUM([.D525:.D528])" office:value-type="percentage" office:value="0.119230769230769">
            <text:p>11,92%</text:p>
          </table:table-cell>
          <table:table-cell table:style-name="ce2" table:formula="of:=1-SUM([.E525:.E528])" office:value-type="percentage" office:value="0.115384615384615">
            <text:p>11,54%</text:p>
          </table:table-cell>
          <table:table-cell table:style-name="ce2" table:formula="of:=1-SUM([.F525:.F528])" office:value-type="percentage" office:value="0.0942307692307691">
            <text:p>9,42%</text:p>
          </table:table-cell>
          <table:table-cell table:style-name="ce2" table:formula="of:=1-SUM([.G525:.G528])" office:value-type="percentage" office:value="0.113461538461539">
            <text:p>11,35%</text:p>
          </table:table-cell>
          <table:table-cell table:style-name="ce2" table:formula="of:=1-SUM([.H525:.H528])" office:value-type="percentage" office:value="0.105769230769231">
            <text:p>10,58%</text:p>
          </table:table-cell>
          <table:table-cell table:style-name="ce2" table:formula="of:=1-SUM([.I525:.I528])" office:value-type="percentage" office:value="0.123076923076923">
            <text:p>12,31%</text:p>
          </table:table-cell>
          <table:table-cell table:style-name="ce2" table:formula="of:=1-SUM([.J525:.J528])" office:value-type="percentage" office:value="0.107692307692308">
            <text:p>10,77%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frame table:end-cell-address="'Uso de Internet - Tipo de serviço'.G565" table:end-x="1.693cm" table:end-y="0.385cm" draw:z-index="0" draw:style-name="gr1" svg:width="18cm" svg:height="14.029cm" svg:x="0.401cm" svg:y="0.379cm">
              <draw:object draw:notify-on-update-of-ranges="'Uso de Internet - Tipo de serviço'.B524:'Uso de Internet - Tipo de serviço'.J524 'Uso de Internet - Tipo de serviço'.A525:'Uso de Internet - Tipo de serviço'.A525 'Uso de Internet - Tipo de serviço'.B525:'Uso de Internet - Tipo de serviço'.J525 'Uso de Internet - Tipo de serviço'.A526:'Uso de Internet - Tipo de serviço'.A526 'Uso de Internet - Tipo de serviço'.B526:'Uso de Internet - Tipo de serviço'.J526 'Uso de Internet - Tipo de serviço'.A527:'Uso de Internet - Tipo de serviço'.A527 'Uso de Internet - Tipo de serviço'.B527:'Uso de Internet - Tipo de serviço'.J527 'Uso de Internet - Tipo de serviço'.A528:'Uso de Internet - Tipo de serviço'.A528 'Uso de Internet - Tipo de serviço'.B528:'Uso de Internet - Tipo de serviço'.J528 'Uso de Internet - Tipo de serviço'.A529:'Uso de Internet - Tipo de serviço'.A529 'Uso de Internet - Tipo de serviço'.B529:'Uso de Internet - Tipo de serviço'.J5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office:value-type="string">
            <text:p>Nunca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De vez em quando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 a 3 vezes por semana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odos os dias</text:p>
          </table:table-cell>
          <table:table-cell table:number-columns-repeated="11"/>
        </table:table-row>
      </table:table>
      <table:table table:name="Internet - Sites de relacionamento" table:style-name="ta1" table:print="false">
        <table:table-column table:style-name="co14" table:default-cell-style-name="Default"/>
        <table:table-column table:style-name="co13" table:number-columns-repeated="6" table:default-cell-style-name="Default"/>
        <table:table-row table:style-name="ro1">
          <table:table-cell table:style-name="ce1"/>
          <table:table-cell table:style-name="ce1" office:value-type="string">
            <text:p>Orkut</text:p>
          </table:table-cell>
          <table:table-cell table:style-name="ce1" office:value-type="string">
            <text:p>MySpace</text:p>
          </table:table-cell>
          <table:table-cell table:style-name="ce1" office:value-type="string">
            <text:p>Facebook</text:p>
          </table:table-cell>
          <table:table-cell table:style-name="ce1" office:value-type="string">
            <text:p>Twitter</text:p>
          </table:table-cell>
          <table:table-cell table:style-name="ce1" office:value-type="string">
            <text:p>Não Usa</text:p>
          </table:table-cell>
          <table:table-cell table:style-name="ce1" office:value-type="string">
            <text:p>Outros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6" office:value-type="string">
            <text:p>sites de relacionamento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i 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Tagge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Gaia Onlin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kyp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5" office:value-type="string">
            <text:p>Não</text:p>
          </table:table-cell>
          <table:table-cell office:value-type="string">
            <text:p>e-mai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Hi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i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5" office:value-type="string">
            <text:p>Não</text:p>
          </table:table-cell>
          <table:table-cell office:value-type="string">
            <text:p>Hi 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otmail, gmail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number-columns-repeated="4"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Hi5, Sonico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Paltalk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Google Groups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number-columns-repeated="5" office:value-type="string">
            <text:p>Não</text:p>
          </table:table-cell>
          <table:table-cell office:value-type="string">
            <text:p>e-mail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kype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Fotolog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number-columns-repeated="3"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Blogs, MSN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imeen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flickr, carbonmade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Fotolog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Orkut</text:p>
          </table:table-cell>
          <table:table-cell table:style-name="ce1" office:value-type="string">
            <text:p>MySpace</text:p>
          </table:table-cell>
          <table:table-cell table:style-name="ce1" office:value-type="string">
            <text:p>Facebook</text:p>
          </table:table-cell>
          <table:table-cell table:style-name="ce1" office:value-type="string">
            <text:p>Twitter</text:p>
          </table:table-cell>
          <table:table-cell table:style-name="ce1" office:value-type="string">
            <text:p>Não Usa</text:p>
          </table:table-cell>
          <table:table-cell table:style-name="ce1" office:value-type="string">
            <text:p>Outros</text:p>
          </table:table-cell>
        </table:table-row>
        <table:table-row table:style-name="ro1">
          <table:table-cell/>
          <table:table-cell table:style-name="ce2" table:formula="of:=DCOUNT([.B2:.B522];0;[.$A527:.$A528])/520" office:value-type="percentage" office:value="0.767307692307692">
            <text:p>76,73%</text:p>
          </table:table-cell>
          <table:table-cell table:style-name="ce2" table:formula="of:=DCOUNT([.C2:.C522];0;[.$A527:.$A528])/520" office:value-type="percentage" office:value="0.0884615384615385">
            <text:p>8,85%</text:p>
          </table:table-cell>
          <table:table-cell table:style-name="ce2" table:formula="of:=DCOUNT([.D2:.D522];0;[.$A527:.$A528])/520" office:value-type="percentage" office:value="0.0442307692307692">
            <text:p>4,42%</text:p>
          </table:table-cell>
          <table:table-cell table:style-name="ce2" table:formula="of:=DCOUNT([.E2:.E522];0;[.$A527:.$A528])/520" office:value-type="percentage" office:value="0.0153846153846154">
            <text:p>1,54%</text:p>
          </table:table-cell>
          <table:table-cell table:style-name="ce2" table:formula="of:=DCOUNT([.F2:.F522];0;[.$A527:.$A528])/520" office:value-type="percentage" office:value="0.144230769230769">
            <text:p>14,42%</text:p>
          </table:table-cell>
          <table:table-cell table:style-name="ce2" table:formula="of:=30/520" office:value-type="percentage" office:value="0.0576923076923077">
            <text:p>5,77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sites de relacionamento</text:p>
          </table:table-cell>
          <table:table-cell table:number-columns-repeated="6"/>
        </table:table-row>
        <table:table-row table:style-name="ro1">
          <table:table-cell office:value-type="string">
            <text:p>sim</text:p>
          </table:table-cell>
          <table:table-cell table:number-columns-repeated="6"/>
        </table:table-row>
        <table:table-row table:style-name="ro1">
          <table:table-cell/>
          <table:table-cell>
            <draw:frame table:end-cell-address="'Internet - Sites de relacionamento'.E555" table:end-x="1.673cm" table:end-y="0.29cm" draw:z-index="0" draw:style-name="gr1" svg:width="13.224cm" svg:height="10.308cm" svg:x="0.98cm" svg:y="0.399cm">
              <draw:object draw:notify-on-update-of-ranges="'Internet - Sites de relacionamento'.B524:'Internet - Sites de relacionamento'.B524 'Internet - Sites de relacionamento'.B525:'Internet - Sites de relacionamento'.B525 'Internet - Sites de relacionamento'.C524:'Internet - Sites de relacionamento'.C524 'Internet - Sites de relacionamento'.C525:'Internet - Sites de relacionamento'.C525 'Internet - Sites de relacionamento'.D524:'Internet - Sites de relacionamento'.D524 'Internet - Sites de relacionamento'.D525:'Internet - Sites de relacionamento'.D525 'Internet - Sites de relacionamento'.E524:'Internet - Sites de relacionamento'.E524 'Internet - Sites de relacionamento'.E525:'Internet - Sites de relacionamento'.E525 'Internet - Sites de relacionamento'.F524:'Internet - Sites de relacionamento'.F524 'Internet - Sites de relacionamento'.F525:'Internet - Sites de relacionamento'.F525 'Internet - Sites de relacionamento'.G524:'Internet - Sites de relacionamento'.G524 'Internet - Sites de relacionamento'.G525:'Internet - Sites de relacionamento'.G5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Opinião sobre FebraceV" table:style-name="ta1" table:print="false">
        <table:table-column table:style-name="co15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contato</text:p>
          </table:table-cell>
          <table:table-cell table:style-name="ce1" office:value-type="string">
            <text:p>trabalho online</text:p>
          </table:table-cell>
          <table:table-cell table:style-name="ce1" office:value-type="string">
            <text:p>feira virtual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table:number-columns-repeated="3" office:value-type="string">
            <text:p>opiniã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iscord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Concordo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5"/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table:number-columns-repeated="5"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oncordo totalmente</text:p>
          </table:table-cell>
          <table:table-cell/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5"/>
        </table:table-row>
        <table:table-row table:style-name="ro1">
          <table:table-cell office:value-type="float" office:value="373">
            <text:p>373</text:p>
          </table:table-cell>
          <table:table-cell table:number-columns-repeated="5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/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5"/>
        </table:table-row>
        <table:table-row table:style-name="ro1">
          <table:table-cell office:value-type="float" office:value="451">
            <text:p>451</text:p>
          </table:table-cell>
          <table:table-cell table:number-columns-repeated="5"/>
        </table:table-row>
        <table:table-row table:style-name="ro1">
          <table:table-cell office:value-type="float" office:value="452">
            <text:p>452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table:number-columns-repeated="5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/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Discordo totalmente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/>
          <table:table-cell>
            <draw:frame table:end-cell-address="'Opinião sobre FebraceV'.K534" table:end-x="2.095cm" table:end-y="0.185cm" draw:z-index="0" draw:style-name="gr1" svg:width="12.467cm" svg:height="9.728cm" svg:x="0.919cm" svg:y="0.073cm">
              <draw:object draw:notify-on-update-of-ranges="'Opinião sobre FebraceV'.A525:'Opinião sobre FebraceV'.A530 'Opinião sobre FebraceV'.B524:'Opinião sobre FebraceV'.B524 'Opinião sobre FebraceV'.B525:'Opinião sobre FebraceV'.B5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Pergunta 1</text:p>
          </table:table-cell>
          <table:table-cell table:style-name="ce1" office:value-type="string">
            <text:p>Pergunta 2</text:p>
          </table:table-cell>
          <table:table-cell table:style-name="ce1" office:value-type="string">
            <text:p>Pergunta 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cordo totalmente</text:p>
          </table:table-cell>
          <table:table-cell table:style-name="ce2" table:formula="of:=DCOUNT([.B2:.B522];0;[.$A532:.$A533])/520" office:value-type="percentage" office:value="0.528846153846154">
            <text:p>52,88%</text:p>
          </table:table-cell>
          <table:table-cell table:style-name="ce2" table:formula="of:=DCOUNT([.C2:.C522];0;[.$A532:.$A533])/520" office:value-type="percentage" office:value="0.205769230769231">
            <text:p>20,58%</text:p>
          </table:table-cell>
          <table:table-cell table:style-name="ce2" table:formula="of:=DCOUNT([.D2:.D522];0;[.$A532:.$A533])/520" office:value-type="percentage" office:value="0.209615384615385">
            <text:p>20,96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cordo</text:p>
          </table:table-cell>
          <table:table-cell table:style-name="ce2" table:formula="of:=DCOUNT([.B2:.B522];0;[.$A534:.$A535])/520" office:value-type="percentage" office:value="0.353846153846154">
            <text:p>35,38%</text:p>
          </table:table-cell>
          <table:table-cell table:style-name="ce2" table:formula="of:=DCOUNT([.C2:.C522];0;[.$A534:.$A535])/520" office:value-type="percentage" office:value="0.430769230769231">
            <text:p>43,08%</text:p>
          </table:table-cell>
          <table:table-cell table:style-name="ce2" table:formula="of:=DCOUNT([.D2:.D522];0;[.$A534:.$A535])/520" office:value-type="percentage" office:value="0.426923076923077">
            <text:p>42,69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utro</text:p>
          </table:table-cell>
          <table:table-cell table:style-name="ce3" table:formula="of:=DCOUNT([.B2:.B522];0;[.$A536:.$A537])/520" office:value-type="percentage" office:value="0.0557692307692308">
            <text:p>5,58%</text:p>
          </table:table-cell>
          <table:table-cell table:style-name="ce3" table:formula="of:=DCOUNT([.C2:.C522];0;[.$A536:.$A537])/520" office:value-type="percentage" office:value="0.209615384615385">
            <text:p>20,96%</text:p>
          </table:table-cell>
          <table:table-cell table:style-name="ce3" table:formula="of:=DCOUNT([.D2:.D522];0;[.$A536:.$A537])/520" office:value-type="percentage" office:value="0.207692307692308">
            <text:p>20,77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iscordo</text:p>
          </table:table-cell>
          <table:table-cell table:style-name="ce3" table:formula="of:=DCOUNT([.B2:.B522];0;[.$A538:.$A539])/520" office:value-type="percentage" office:value="0.00192307692307692">
            <text:p>0,19%</text:p>
          </table:table-cell>
          <table:table-cell table:style-name="ce3" table:formula="of:=DCOUNT([.C2:.C522];0;[.$A538:.$A539])/520" office:value-type="percentage" office:value="0.075">
            <text:p>7,50%</text:p>
          </table:table-cell>
          <table:table-cell table:style-name="ce3" table:formula="of:=DCOUNT([.D2:.D522];0;[.$A538:.$A539])/520" office:value-type="percentage" office:value="0.0711538461538462">
            <text:p>7,12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iscordo totalmente</text:p>
          </table:table-cell>
          <table:table-cell table:style-name="ce3" table:formula="of:=DCOUNT([.B2:.B522];0;[.$A540:.$A541])/520" office:value-type="percentage" office:value="0.00384615384615385">
            <text:p>0,38%</text:p>
          </table:table-cell>
          <table:table-cell table:style-name="ce3" table:formula="of:=DCOUNT([.C2:.C522];0;[.$A540:.$A541])/520" office:value-type="percentage" office:value="0.025">
            <text:p>2,50%</text:p>
          </table:table-cell>
          <table:table-cell table:style-name="ce3" table:formula="of:=DCOUNT([.D2:.D522];0;[.$A540:.$A541])/520" office:value-type="percentage" office:value="0.0288461538461538">
            <text:p>2,88%</text:p>
          </table:table-cell>
          <table:table-cell table:number-columns-repeated="2"/>
        </table:table-row>
        <table:table-row table:style-name="ro1">
          <table:table-cell office:value-type="string">
            <text:p>Não respondeu</text:p>
          </table:table-cell>
          <table:table-cell table:style-name="ce4" table:formula="of:=1-SUM([.B525:.B529])" office:value-type="percentage" office:value="0.0557692307692308">
            <text:p>5,58%</text:p>
          </table:table-cell>
          <table:table-cell table:style-name="ce2" table:formula="of:=1-SUM([.C525:.C529])" office:value-type="percentage" office:value="0.0538461538461539">
            <text:p>5,38%</text:p>
          </table:table-cell>
          <table:table-cell table:style-name="ce2" table:formula="of:=1-SUM([.D525:.D529])" office:value-type="percentage" office:value="0.0557692307692308">
            <text:p>5,58%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ncordo totalment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ncordo</text:p>
          </table:table-cell>
          <table:table-cell table:number-columns-repeated="4"/>
          <table:table-cell>
            <draw:frame table:end-cell-address="'Opinião sobre FebraceV'.K559" table:end-x="1.954cm" table:end-y="0.055cm" draw:z-index="1" draw:style-name="gr1" svg:width="12.257cm" svg:height="9.544cm" svg:x="0.988cm" svg:y="0.127cm">
              <draw:object draw:notify-on-update-of-ranges="'Opinião sobre FebraceV'.A525:'Opinião sobre FebraceV'.A530 'Opinião sobre FebraceV'.C524:'Opinião sobre FebraceV'.C524 'Opinião sobre FebraceV'.C525:'Opinião sobre FebraceV'.C5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eutr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iscord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iscordo totalmente</text:p>
          </table:table-cell>
          <table:table-cell table:number-columns-repeated="5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Opinião sobre FebraceV'.K585" table:end-x="2.12cm" table:end-y="0.358cm" draw:z-index="2" draw:style-name="gr1" svg:width="12.211cm" svg:height="9.552cm" svg:x="1.2cm" svg:y="0.021cm">
              <draw:object draw:notify-on-update-of-ranges="'Opinião sobre FebraceV'.A525:'Opinião sobre FebraceV'.A530 'Opinião sobre FebraceV'.D524:'Opinião sobre FebraceV'.D524 'Opinião sobre FebraceV'.D525:'Opinião sobre FebraceV'.D5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Escola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escola</text:p>
          </table:table-cell>
          <table:table-cell table:style-name="ce1"/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rticular</text:p>
          </table:table-cell>
          <table:table-cell/>
          <table:table-cell>
            <draw:frame table:end-cell-address="Escola.J533" table:end-x="0.096cm" table:end-y="0.029cm" draw:z-index="0" draw:style-name="gr1" svg:width="12.276cm" svg:height="8.498cm" svg:x="1.368cm" svg:y="0.346cm">
              <draw:object draw:notify-on-update-of-ranges="Escola.A525:Escola.A525 Escola.B525:Escola.B525 Escola.A526:Escola.A526 Escola.B526:Escola.B526 Escola.A527:Escola.A527 Escola.B527:Escola.B527 Escola.A528:Escola.A528 Escola.B528:Escola.B52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escola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articular</text:p>
          </table:table-cell>
          <table:table-cell table:style-name="ce2" table:formula="of:=DCOUNT([.B2:.B522];0;[.$A532:.$A533])/520" office:value-type="percentage" office:value="0.351923076923077">
            <text:p>35,19%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Pública</text:p>
          </table:table-cell>
          <table:table-cell table:style-name="ce2" table:formula="of:=DCOUNT([.B2:.B522];0;[.$A534:.$A535])/520" office:value-type="percentage" office:value="0.475">
            <text:p>47,50%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Fundação</text:p>
          </table:table-cell>
          <table:table-cell table:style-name="ce3" table:formula="of:=DCOUNT([.B2:.B522];0;[.$A536:.$A537])/520" office:value-type="percentage" office:value="0.15">
            <text:p>15,00%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Não responderam</text:p>
          </table:table-cell>
          <table:table-cell table:style-name="ce3" table:formula="of:=1-SUM([.B525:.B527])" office:value-type="percentage" office:value="0.023076923076923">
            <text:p>2,31%</text:p>
          </table:table-cell>
          <table:table-cell table:style-name="ce3"/>
          <table:table-cell/>
        </table:table-row>
        <table:table-row table:style-name="ro1">
          <table:table-cell table:style-name="ce1"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rticula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ública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undação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Participante" table:style-name="ta1" table:print="false"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>
            <text:p>usuario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Orientador / Co-orientador</text:p>
          </table:table-cell>
          <table:table-cell table:number-columns-repeated="2"/>
          <table:table-cell>
            <draw:frame table:end-cell-address="Participante.K541" table:end-x="0.417cm" table:end-y="0.395cm" draw:z-index="0" draw:style-name="gr1" svg:width="12.691cm" svg:height="10.015cm" svg:x="1.275cm" svg:y="0.396cm">
              <draw:object draw:notify-on-update-of-ranges="Participante.B524:Participante.B524 Participante.A525:Participante.A525 Participante.B525:Participante.B525 Participante.A526:Participante.A526 Participante.B526:Participante.B526 Participante.A527:Participante.A527 Participante.B527:Participante.B527 Participante.A528:Participante.A528 Participante.B528:Participante.B528 Participante.A529:Participante.A529 Participante.B529:Participante.B5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usuari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inalista</text:p>
          </table:table-cell>
          <table:table-cell table:style-name="ce2" table:formula="of:=DCOUNT([.B2:.B522];0;[.$A533:.$A534])/520" office:value-type="percentage" office:value="0.711538461538462">
            <text:p>71,15%</text:p>
          </table:table-cell>
          <table:table-cell table:number-columns-repeated="3"/>
        </table:table-row>
        <table:table-row table:style-name="ro1">
          <table:table-cell office:value-type="string">
            <text:p>Orientador / Co-orientador</text:p>
          </table:table-cell>
          <table:table-cell table:style-name="ce2" table:formula="of:=DCOUNT([.B2:.B522];0;[.$A535:.$A536])/520" office:value-type="percentage" office:value="0.213461538461538">
            <text:p>21,35%</text:p>
          </table:table-cell>
          <table:table-cell table:number-columns-repeated="3"/>
        </table:table-row>
        <table:table-row table:style-name="ro1">
          <table:table-cell office:value-type="string">
            <text:p>Acompanhante</text:p>
          </table:table-cell>
          <table:table-cell table:style-name="ce3" table:formula="of:=DCOUNT([.B2:.B522];0;[.$A537:.$A538])/520" office:value-type="percentage" office:value="0.0423076923076923">
            <text:p>4,23%</text:p>
          </table:table-cell>
          <table:table-cell table:number-columns-repeated="3"/>
        </table:table-row>
        <table:table-row table:style-name="ro1">
          <table:table-cell office:value-type="string">
            <text:p>Visitante</text:p>
          </table:table-cell>
          <table:table-cell table:style-name="ce3" table:formula="of:=DCOUNT([.B2:.B522];0;[.$A539:.$A540])/520" office:value-type="percentage" office:value="0.00576923076923077">
            <text:p>0,58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ão responderam</text:p>
          </table:table-cell>
          <table:table-cell table:style-name="ce3" table:formula="of:=1-SUM([.B525:.B528])" office:value-type="percentage" office:value="0.0269230769230769">
            <text:p>2,69%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Finalist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Orientador / Co-orien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Acompanhan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Visitante</text:p>
          </table:table-cell>
          <table:table-cell table:number-columns-repeated="4"/>
        </table:table-row>
      </table:table>
      <table:database-ranges>
        <table:database-range table:target-range-address="'Uso de Internet - Tipo de serviço'.B2:'Uso de Internet - Tipo de serviço'.B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/12/2009</text:date>, <text:time>16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rvey_20_Results" style:display-name="PageStyle_Survey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7T16:28:10</dc:date>
    <meta:generator>OpenOffice.org/3.1$Linux OpenOffice.org_project/310m19$Build-9420</meta:generator>
    <meta:editing-duration>PT11H04M44S</meta:editing-duration>
    <meta:editing-cycles>21</meta:editing-cycles>
    <meta:document-statistic meta:table-count="7" meta:cell-count="18760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pt" style:font-size-asian="23.5pt" style:font-size-complex="23.5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start"/>
      <style:graphic-properties svg:stroke-color="#b3b3b3"/>
      <style:text-properties fo:font-size="12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2.287cm" chart:class="chart:bar" chart:style-name="ch1">
        <chart:legend chart:legend-position="end" svg:x="12.783cm" svg:y="3.213cm" chart:style-name="ch2"/>
        <chart:plot-area chart:style-name="ch3" table:cell-range-address="'Uso de Internet por Local'.B524:'Uso de Internet por Local'.F529" chart:data-source-has-labels="both" svg:x="0.359cm" svg:y="0.244cm" svg:width="12.066cm" svg:height="11.5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Local'.C524:'Uso de Internet por Local'.F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Local'.C525:'Uso de Internet por Local'.F525" chart:label-cell-address="'Uso de Internet por Local'.B525:'Uso de Internet por Local'.B525" chart:class="chart:bar">
            <chart:data-point chart:repeated="4"/>
          </chart:series>
          <chart:series chart:style-name="ch9" chart:values-cell-range-address="'Uso de Internet por Local'.C526:'Uso de Internet por Local'.F526" chart:label-cell-address="'Uso de Internet por Local'.B526:'Uso de Internet por Local'.B526" chart:class="chart:bar">
            <chart:data-point chart:repeated="4"/>
          </chart:series>
          <chart:series chart:style-name="ch10" chart:values-cell-range-address="'Uso de Internet por Local'.C527:'Uso de Internet por Local'.F527" chart:label-cell-address="'Uso de Internet por Local'.B527:'Uso de Internet por Local'.B527" chart:class="chart:bar">
            <chart:data-point chart:repeated="4"/>
          </chart:series>
          <chart:series chart:style-name="ch11" chart:values-cell-range-address="'Uso de Internet por Local'.C528:'Uso de Internet por Local'.F528" chart:label-cell-address="'Uso de Internet por Local'.B528:'Uso de Internet por Local'.B528" chart:class="chart:bar">
            <chart:data-point chart:repeated="4"/>
          </chart:series>
          <chart:series chart:style-name="ch12" chart:values-cell-range-address="'Uso de Internet por Local'.C529:'Uso de Internet por Local'.F529" chart:label-cell-address="'Uso de Internet por Local'.B529:'Uso de Internet por Local'.B5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Local'.C524:'Uso de Internet por Local'.F524"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Local'.B525:'Uso de Internet por Local'.B525">Nunca</text:p>
              </table:table-cell>
              <table:table-cell office:value-type="float" office:value="0.125">
                <text:p text:id="'Uso de Internet por Local'.C525:'Uso de Internet por Local'.F525">0.125</text:p>
              </table:table-cell>
              <table:table-cell office:value-type="float" office:value="0.126923076923077">
                <text:p>0.126923076923077</text:p>
              </table:table-cell>
              <table:table-cell office:value-type="float" office:value="0.415384615384615">
                <text:p>0.415384615384615</text:p>
              </table:table-cell>
              <table:table-cell office:value-type="float" office:value="0.469230769230769">
                <text:p>0.469230769230769</text:p>
              </table:table-cell>
            </table:table-row>
            <table:table-row>
              <table:table-cell office:value-type="string">
                <text:p text:id="'Uso de Internet por Local'.B526:'Uso de Internet por Local'.B526">De vez em quando</text:p>
              </table:table-cell>
              <table:table-cell office:value-type="float" office:value="0.05">
                <text:p text:id="'Uso de Internet por Local'.C526:'Uso de Internet por Local'.F526">0.05</text:p>
              </table:table-cell>
              <table:table-cell office:value-type="float" office:value="0.448076923076923">
                <text:p>0.448076923076923</text:p>
              </table:table-cell>
              <table:table-cell office:value-type="float" office:value="0.373076923076923">
                <text:p>0.373076923076923</text:p>
              </table:table-cell>
              <table:table-cell office:value-type="float" office:value="0.340384615384615">
                <text:p>0.340384615384615</text:p>
              </table:table-cell>
            </table:table-row>
            <table:table-row>
              <table:table-cell office:value-type="string">
                <text:p text:id="'Uso de Internet por Local'.B527:'Uso de Internet por Local'.B527">1 a 3 vezes por semana</text:p>
              </table:table-cell>
              <table:table-cell office:value-type="float" office:value="0.194230769230769">
                <text:p text:id="'Uso de Internet por Local'.C527:'Uso de Internet por Local'.F527">0.194230769230769</text:p>
              </table:table-cell>
              <table:table-cell office:value-type="float" office:value="0.167307692307692">
                <text:p>0.167307692307692</text:p>
              </table:table-cell>
              <table:table-cell office:value-type="float" office:value="0.075">
                <text:p>0.075</text:p>
              </table:table-cell>
              <table:table-cell office:value-type="float" office:value="0.0442307692307692">
                <text:p>0.0442307692307692</text:p>
              </table:table-cell>
            </table:table-row>
            <table:table-row>
              <table:table-cell office:value-type="string">
                <text:p text:id="'Uso de Internet por Local'.B528:'Uso de Internet por Local'.B528">Todos os dias</text:p>
              </table:table-cell>
              <table:table-cell office:value-type="float" office:value="0.584615384615385">
                <text:p text:id="'Uso de Internet por Local'.C528:'Uso de Internet por Local'.F528">0.584615384615385</text:p>
              </table:table-cell>
              <table:table-cell office:value-type="float" office:value="0.194230769230769">
                <text:p>0.194230769230769</text:p>
              </table:table-cell>
              <table:table-cell office:value-type="float" office:value="0.0134615384615385">
                <text:p>0.0134615384615385</text:p>
              </table:table-cell>
              <table:table-cell office:value-type="float" office:value="0.0115384615384615">
                <text:p>0.0115384615384615</text:p>
              </table:table-cell>
            </table:table-row>
            <table:table-row>
              <table:table-cell office:value-type="string">
                <text:p text:id="'Uso de Internet por Local'.B529:'Uso de Internet por Local'.B529">Não respondeu</text:p>
              </table:table-cell>
              <table:table-cell office:value-type="float" office:value="0.0461538461538461">
                <text:p text:id="'Uso de Internet por Local'.C529:'Uso de Internet por Local'.F529">0.0461538461538461</text:p>
              </table:table-cell>
              <table:table-cell office:value-type="float" office:value="0.0634615384615385">
                <text:p>0.0634615384615385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34615384615385">
                <text:p>0.13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2.301cm" chart:class="chart:bar" chart:style-name="ch1">
        <chart:legend chart:legend-position="end" svg:x="15.264cm" svg:y="5.332cm" chart:style-name="ch2"/>
        <chart:plot-area chart:style-name="ch3" table:cell-range-address="'Uso de Internet por Local'.B538:'Uso de Internet por Local'.F542" chart:data-source-has-labels="both" svg:x="0.36cm" svg:y="0.246cm" svg:width="14.545cm" svg:height="11.56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Local'.C538:'Uso de Internet por Local'.F53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Local'.C539:'Uso de Internet por Local'.F539" chart:label-cell-address="'Uso de Internet por Local'.B539:'Uso de Internet por Local'.B539" chart:class="chart:bar">
            <chart:data-point chart:repeated="4"/>
          </chart:series>
          <chart:series chart:style-name="ch9" chart:values-cell-range-address="'Uso de Internet por Local'.C540:'Uso de Internet por Local'.F540" chart:label-cell-address="'Uso de Internet por Local'.B540:'Uso de Internet por Local'.B540" chart:class="chart:bar">
            <chart:data-point chart:repeated="4"/>
          </chart:series>
          <chart:series chart:style-name="ch10" chart:values-cell-range-address="'Uso de Internet por Local'.C541:'Uso de Internet por Local'.F541" chart:label-cell-address="'Uso de Internet por Local'.B541:'Uso de Internet por Local'.B541" chart:class="chart:bar">
            <chart:data-point chart:repeated="4"/>
          </chart:series>
          <chart:series chart:style-name="ch11" chart:values-cell-range-address="'Uso de Internet por Local'.C542:'Uso de Internet por Local'.F542" chart:label-cell-address="'Uso de Internet por Local'.B542:'Uso de Internet por Local'.B54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Local'.C538:'Uso de Internet por Local'.F538"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Local'.B539:'Uso de Internet por Local'.B539">Faz uso</text:p>
              </table:table-cell>
              <table:table-cell office:value-type="float" office:value="0.828846153846154">
                <text:p text:id="'Uso de Internet por Local'.C539:'Uso de Internet por Local'.F539">0.828846153846154</text:p>
              </table:table-cell>
              <table:table-cell office:value-type="float" office:value="0.809615384615385">
                <text:p>0.80961538461538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96153846153846">
                <text:p>0.396153846153846</text:p>
              </table:table-cell>
            </table:table-row>
            <table:table-row>
              <table:table-cell office:value-type="string">
                <text:p text:id="'Uso de Internet por Local'.B540:'Uso de Internet por Local'.B540">Não faz uso</text:p>
              </table:table-cell>
              <table:table-cell office:value-type="float" office:value="0.125">
                <text:p text:id="'Uso de Internet por Local'.C540:'Uso de Internet por Local'.F540">0.125</text:p>
              </table:table-cell>
              <table:table-cell office:value-type="float" office:value="0.126923076923077">
                <text:p>0.126923076923077</text:p>
              </table:table-cell>
              <table:table-cell office:value-type="float" office:value="0.415384615384615">
                <text:p>0.415384615384615</text:p>
              </table:table-cell>
              <table:table-cell office:value-type="float" office:value="0.469230769230769">
                <text:p>0.469230769230769</text:p>
              </table:table-cell>
            </table:table-row>
            <table:table-row>
              <table:table-cell office:value-type="string">
                <text:p text:id="'Uso de Internet por Local'.B541:'Uso de Internet por Local'.B541">Não respondeu</text:p>
              </table:table-cell>
              <table:table-cell office:value-type="float" office:value="0.0461538461538461">
                <text:p text:id="'Uso de Internet por Local'.C541:'Uso de Internet por Local'.F541">0.0461538461538461</text:p>
              </table:table-cell>
              <table:table-cell office:value-type="float" office:value="0.0634615384615385">
                <text:p>0.0634615384615385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34615384615385">
                <text:p>0.134615384615385</text:p>
              </table:table-cell>
            </table:table-row>
            <table:table-row>
              <table:table-cell office:value-type="string">
                <text:p text:id="'Uso de Internet por Local'.B542:'Uso de Internet por Local'.B542">Média nacional</text:p>
              </table:table-cell>
              <table:table-cell office:value-type="float" office:value="0.42">
                <text:p text:id="'Uso de Internet por Local'.C542:'Uso de Internet por Local'.F542">0.42</text:p>
              </table:table-cell>
              <table:table-cell office:value-type="float" office:value="0.14">
                <text:p>0.14</text:p>
              </table:table-cell>
              <table:table-cell office:value-type="float" office:value="0.48">
                <text:p>0.4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.9394283294678pt" style:font-size-asian="14.9394283294678pt" style:font-size-complex="14.939428329467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.738cm" chart:class="chart:bar" chart:style-name="ch1">
        <chart:legend chart:legend-position="end" svg:x="12.784cm" svg:y="3.595cm" chart:style-name="ch2"/>
        <chart:plot-area chart:style-name="ch3" table:cell-range-address="'Uso de Internet por dispositivo'.A524:'Uso de Internet por dispositivo'.E529" chart:data-source-has-labels="both" svg:x="0cm" svg:y="0.817cm" svg:width="12.063cm" svg:height="12.9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dispositivo'.B524:'Uso de Internet por dispositivo'.E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dispositivo'.B525:'Uso de Internet por dispositivo'.E525" chart:label-cell-address="'Uso de Internet por dispositivo'.A525:'Uso de Internet por dispositivo'.A525" chart:class="chart:bar">
            <chart:data-point chart:repeated="4"/>
          </chart:series>
          <chart:series chart:style-name="ch9" chart:values-cell-range-address="'Uso de Internet por dispositivo'.B526:'Uso de Internet por dispositivo'.E526" chart:label-cell-address="'Uso de Internet por dispositivo'.A526:'Uso de Internet por dispositivo'.A526" chart:class="chart:bar">
            <chart:data-point chart:repeated="4"/>
          </chart:series>
          <chart:series chart:style-name="ch10" chart:values-cell-range-address="'Uso de Internet por dispositivo'.B527:'Uso de Internet por dispositivo'.E527" chart:label-cell-address="'Uso de Internet por dispositivo'.A527:'Uso de Internet por dispositivo'.A527" chart:class="chart:bar">
            <chart:data-point chart:repeated="4"/>
          </chart:series>
          <chart:series chart:style-name="ch11" chart:values-cell-range-address="'Uso de Internet por dispositivo'.B528:'Uso de Internet por dispositivo'.E528" chart:label-cell-address="'Uso de Internet por dispositivo'.A528:'Uso de Internet por dispositivo'.A528" chart:class="chart:bar">
            <chart:data-point chart:repeated="4"/>
          </chart:series>
          <chart:series chart:style-name="ch12" chart:values-cell-range-address="'Uso de Internet por dispositivo'.B529:'Uso de Internet por dispositivo'.E529" chart:label-cell-address="'Uso de Internet por dispositivo'.A529:'Uso de Internet por dispositivo'.A5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dispositivo'.B524:'Uso de Internet por dispositivo'.E524">Computador</text:p>
              </table:table-cell>
              <table:table-cell office:value-type="string">
                <text:p>Laptop</text:p>
              </table:table-cell>
              <table:table-cell office:value-type="string">
                <text:p>Celular/Palm</text:p>
              </table:table-cell>
              <table:table-cell office:value-type="string">
                <text:p>Video-Game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dispositivo'.A525:'Uso de Internet por dispositivo'.A525">Nunca</text:p>
              </table:table-cell>
              <table:table-cell office:value-type="float" office:value="0.00961538461538462">
                <text:p text:id="'Uso de Internet por dispositivo'.B525:'Uso de Internet por dispositivo'.E525">0.00961538461538462</text:p>
              </table:table-cell>
              <table:table-cell office:value-type="float" office:value="0.267307692307692">
                <text:p>0.267307692307692</text:p>
              </table:table-cell>
              <table:table-cell office:value-type="float" office:value="0.555769230769231">
                <text:p>0.555769230769231</text:p>
              </table:table-cell>
              <table:table-cell office:value-type="float" office:value="0.719230769230769">
                <text:p>0.719230769230769</text:p>
              </table:table-cell>
            </table:table-row>
            <table:table-row>
              <table:table-cell office:value-type="string">
                <text:p text:id="'Uso de Internet por dispositivo'.A526:'Uso de Internet por dispositivo'.A526">De vez em quando</text:p>
              </table:table-cell>
              <table:table-cell office:value-type="float" office:value="0.109615384615385">
                <text:p text:id="'Uso de Internet por dispositivo'.B526:'Uso de Internet por dispositivo'.E526">0.109615384615385</text:p>
              </table:table-cell>
              <table:table-cell office:value-type="float" office:value="0.328846153846154">
                <text:p>0.328846153846154</text:p>
              </table:table-cell>
              <table:table-cell office:value-type="float" office:value="0.176923076923077">
                <text:p>0.1769230769230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 text:id="'Uso de Internet por dispositivo'.A527:'Uso de Internet por dispositivo'.A527">1 a 3 vezes por semana</text:p>
              </table:table-cell>
              <table:table-cell office:value-type="float" office:value="0.242307692307692">
                <text:p text:id="'Uso de Internet por dispositivo'.B527:'Uso de Internet por dispositivo'.E527">0.242307692307692</text:p>
              </table:table-cell>
              <table:table-cell office:value-type="float" office:value="0.117307692307692">
                <text:p>0.117307692307692</text:p>
              </table:table-cell>
              <table:table-cell office:value-type="float" office:value="0.0307692307692308">
                <text:p>0.0307692307692308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 text:id="'Uso de Internet por dispositivo'.A528:'Uso de Internet por dispositivo'.A528">Todos os dias</text:p>
              </table:table-cell>
              <table:table-cell office:value-type="float" office:value="0.625">
                <text:p text:id="'Uso de Internet por dispositivo'.B528:'Uso de Internet por dispositivo'.E528">0.625</text:p>
              </table:table-cell>
              <table:table-cell office:value-type="float" office:value="0.213461538461538">
                <text:p>0.213461538461538</text:p>
              </table:table-cell>
              <table:table-cell office:value-type="float" office:value="0.111538461538462">
                <text:p>0.111538461538462</text:p>
              </table:table-cell>
              <table:table-cell office:value-type="float" office:value="0.0134615384615385">
                <text:p>0.0134615384615385</text:p>
              </table:table-cell>
            </table:table-row>
            <table:table-row>
              <table:table-cell office:value-type="string">
                <text:p text:id="'Uso de Internet por dispositivo'.A529:'Uso de Internet por dispositivo'.A529">Não respondeu</text:p>
              </table:table-cell>
              <table:table-cell office:value-type="float" office:value="0.0134615384615385">
                <text:p text:id="'Uso de Internet por dispositivo'.B529:'Uso de Internet por dispositivo'.E529">0.0134615384615385</text:p>
              </table:table-cell>
              <table:table-cell office:value-type="float" office:value="0.073076923076923">
                <text:p>0.073076923076923</text:p>
              </table:table-cell>
              <table:table-cell office:value-type="float" office:value="0.125">
                <text:p>0.125</text:p>
              </table:table-cell>
              <table:table-cell office:value-type="float" office:value="0.148076923076923">
                <text:p>0.148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5.752cm" chart:class="chart:bar" chart:style-name="ch1">
        <chart:legend chart:legend-position="end" svg:x="14.2cm" svg:y="7.068cm" chart:style-name="ch2"/>
        <chart:plot-area chart:style-name="ch3" table:cell-range-address="'Uso de Internet - Tipo de serviço'.A524:'Uso de Internet - Tipo de serviço'.J529" chart:data-source-has-labels="both" svg:x="0.359cm" svg:y="0.314cm" svg:width="13.998cm" svg:height="14.8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- Tipo de serviço'.B524:'Uso de Internet - Tipo de serviço'.J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- Tipo de serviço'.B525:'Uso de Internet - Tipo de serviço'.J525" chart:label-cell-address="'Uso de Internet - Tipo de serviço'.A525:'Uso de Internet - Tipo de serviço'.A525" chart:class="chart:bar">
            <chart:data-point chart:repeated="9"/>
          </chart:series>
          <chart:series chart:style-name="ch9" chart:values-cell-range-address="'Uso de Internet - Tipo de serviço'.B526:'Uso de Internet - Tipo de serviço'.J526" chart:label-cell-address="'Uso de Internet - Tipo de serviço'.A526:'Uso de Internet - Tipo de serviço'.A526" chart:class="chart:bar">
            <chart:data-point chart:repeated="9"/>
          </chart:series>
          <chart:series chart:style-name="ch10" chart:values-cell-range-address="'Uso de Internet - Tipo de serviço'.B527:'Uso de Internet - Tipo de serviço'.J527" chart:label-cell-address="'Uso de Internet - Tipo de serviço'.A527:'Uso de Internet - Tipo de serviço'.A527" chart:class="chart:bar">
            <chart:data-point chart:repeated="9"/>
          </chart:series>
          <chart:series chart:style-name="ch11" chart:values-cell-range-address="'Uso de Internet - Tipo de serviço'.B528:'Uso de Internet - Tipo de serviço'.J528" chart:label-cell-address="'Uso de Internet - Tipo de serviço'.A528:'Uso de Internet - Tipo de serviço'.A528" chart:class="chart:bar">
            <chart:data-point chart:repeated="9"/>
          </chart:series>
          <chart:series chart:style-name="ch12" chart:values-cell-range-address="'Uso de Internet - Tipo de serviço'.B529:'Uso de Internet - Tipo de serviço'.J529" chart:label-cell-address="'Uso de Internet - Tipo de serviço'.A529:'Uso de Internet - Tipo de serviço'.A529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- Tipo de serviço'.B524:'Uso de Internet - Tipo de serviço'.J524">email</text:p>
              </table:table-cell>
              <table:table-cell office:value-type="string">
                <text:p>jogos</text:p>
              </table:table-cell>
              <table:table-cell office:value-type="string">
                <text:p>blogs</text:p>
              </table:table-cell>
              <table:table-cell office:value-type="string">
                <text:p>fóruns</text:p>
              </table:table-cell>
              <table:table-cell office:value-type="string">
                <text:p>portais/notícias</text:p>
              </table:table-cell>
              <table:table-cell office:value-type="string">
                <text:p>m.i.</text:p>
              </table:table-cell>
              <table:table-cell office:value-type="string">
                <text:p>redes sociais</text:p>
              </table:table-cell>
              <table:table-cell office:value-type="string">
                <text:p>chat</text:p>
              </table:table-cell>
              <table:table-cell office:value-type="string">
                <text:p>víde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- Tipo de serviço'.A525:'Uso de Internet - Tipo de serviço'.A525">Nunca</text:p>
              </table:table-cell>
              <table:table-cell office:value-type="float" office:value="0.00961538461538462">
                <text:p text:id="'Uso de Internet - Tipo de serviço'.B525:'Uso de Internet - Tipo de serviço'.J525">0.00961538461538462</text:p>
              </table:table-cell>
              <table:table-cell office:value-type="float" office:value="0.365384615384615">
                <text:p>0.365384615384615</text:p>
              </table:table-cell>
              <table:table-cell office:value-type="float" office:value="0.375">
                <text:p>0.375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0480769230769231">
                <text:p>0.0480769230769231</text:p>
              </table:table-cell>
              <table:table-cell office:value-type="float" office:value="0.075">
                <text:p>0.075</text:p>
              </table:table-cell>
              <table:table-cell office:value-type="float" office:value="0.242307692307692">
                <text:p>0.242307692307692</text:p>
              </table:table-cell>
              <table:table-cell office:value-type="float" office:value="0.511538461538462">
                <text:p>0.51153846153846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 text:id="'Uso de Internet - Tipo de serviço'.A526:'Uso de Internet - Tipo de serviço'.A526">De vez em quando</text:p>
              </table:table-cell>
              <table:table-cell office:value-type="float" office:value="0.109615384615385">
                <text:p text:id="'Uso de Internet - Tipo de serviço'.B526:'Uso de Internet - Tipo de serviço'.J526">0.109615384615385</text:p>
              </table:table-cell>
              <table:table-cell office:value-type="float" office:value="0.4">
                <text:p>0.4</text:p>
              </table:table-cell>
              <table:table-cell office:value-type="float" office:value="0.342307692307692">
                <text:p>0.342307692307692</text:p>
              </table:table-cell>
              <table:table-cell office:value-type="float" office:value="0.419230769230769">
                <text:p>0.419230769230769</text:p>
              </table:table-cell>
              <table:table-cell office:value-type="float" office:value="0.267307692307692">
                <text:p>0.267307692307692</text:p>
              </table:table-cell>
              <table:table-cell office:value-type="float" office:value="0.198076923076923">
                <text:p>0.198076923076923</text:p>
              </table:table-cell>
              <table:table-cell office:value-type="float" office:value="0.225">
                <text:p>0.225</text:p>
              </table:table-cell>
              <table:table-cell office:value-type="float" office:value="0.273076923076923">
                <text:p>0.273076923076923</text:p>
              </table:table-cell>
              <table:table-cell office:value-type="float" office:value="0.448076923076923">
                <text:p>0.448076923076923</text:p>
              </table:table-cell>
            </table:table-row>
            <table:table-row>
              <table:table-cell office:value-type="string">
                <text:p text:id="'Uso de Internet - Tipo de serviço'.A527:'Uso de Internet - Tipo de serviço'.A527">1 a 3 vezes por semana</text:p>
              </table:table-cell>
              <table:table-cell office:value-type="float" office:value="0.257692307692308">
                <text:p text:id="'Uso de Internet - Tipo de serviço'.B527:'Uso de Internet - Tipo de serviço'.J527">0.257692307692308</text:p>
              </table:table-cell>
              <table:table-cell office:value-type="float" office:value="0.075">
                <text:p>0.075</text:p>
              </table:table-cell>
              <table:table-cell office:value-type="float" office:value="0.109615384615385">
                <text:p>0.109615384615385</text:p>
              </table:table-cell>
              <table:table-cell office:value-type="float" office:value="0.165384615384615">
                <text:p>0.165384615384615</text:p>
              </table:table-cell>
              <table:table-cell office:value-type="float" office:value="0.282692307692308">
                <text:p>0.282692307692308</text:p>
              </table:table-cell>
              <table:table-cell office:value-type="float" office:value="0.225">
                <text:p>0.225</text:p>
              </table:table-cell>
              <table:table-cell office:value-type="float" office:value="0.186538461538462">
                <text:p>0.186538461538462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 text:id="'Uso de Internet - Tipo de serviço'.A528:'Uso de Internet - Tipo de serviço'.A528">Todos os dias</text:p>
              </table:table-cell>
              <table:table-cell office:value-type="float" office:value="0.559615384615385">
                <text:p text:id="'Uso de Internet - Tipo de serviço'.B528:'Uso de Internet - Tipo de serviço'.J528">0.559615384615385</text:p>
              </table:table-cell>
              <table:table-cell office:value-type="float" office:value="0.0442307692307692">
                <text:p>0.0442307692307692</text:p>
              </table:table-cell>
              <table:table-cell office:value-type="float" office:value="0.0538461538461539">
                <text:p>0.0538461538461539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88461538461538">
                <text:p>0.388461538461538</text:p>
              </table:table-cell>
              <table:table-cell office:value-type="float" office:value="0.240384615384615">
                <text:p>0.240384615384615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117307692307692">
                <text:p>0.117307692307692</text:p>
              </table:table-cell>
            </table:table-row>
            <table:table-row>
              <table:table-cell office:value-type="string">
                <text:p text:id="'Uso de Internet - Tipo de serviço'.A529:'Uso de Internet - Tipo de serviço'.A529">Não respondeu</text:p>
              </table:table-cell>
              <table:table-cell office:value-type="float" office:value="0.0634615384615385">
                <text:p text:id="'Uso de Internet - Tipo de serviço'.B529:'Uso de Internet - Tipo de serviço'.J529">0.0634615384615385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9230769230769">
                <text:p>0.119230769230769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0942307692307691">
                <text:p>0.0942307692307691</text:p>
              </table:table-cell>
              <table:table-cell office:value-type="float" office:value="0.113461538461539">
                <text:p>0.113461538461539</text:p>
              </table:table-cell>
              <table:table-cell office:value-type="float" office:value="0.105769230769231">
                <text:p>0.105769230769231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07692307692308">
                <text:p>0.10769230769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225cm" svg:height="11.572cm" chart:class="chart:bar" chart:style-name="ch1">
        <chart:legend chart:legend-position="end" svg:x="11.067cm" svg:y="4.567cm" chart:style-name="ch2"/>
        <chart:plot-area chart:style-name="ch3" table:cell-range-address="'Internet - Sites de relacionamento'.B524:'Internet - Sites de relacionamento'.G525" chart:data-source-has-labels="row" svg:x="0.264cm" svg:y="0.231cm" svg:width="10.54cm" svg:height="10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Internet - Sites de relacionamento'.B525:'Internet - Sites de relacionamento'.B525" chart:label-cell-address="'Internet - Sites de relacionamento'.B524:'Internet - Sites de relacionamento'.B524" chart:class="chart:bar">
            <chart:data-point/>
          </chart:series>
          <chart:series chart:style-name="ch9" chart:values-cell-range-address="'Internet - Sites de relacionamento'.C525:'Internet - Sites de relacionamento'.C525" chart:label-cell-address="'Internet - Sites de relacionamento'.C524:'Internet - Sites de relacionamento'.C524" chart:class="chart:bar">
            <chart:data-point/>
          </chart:series>
          <chart:series chart:style-name="ch10" chart:values-cell-range-address="'Internet - Sites de relacionamento'.D525:'Internet - Sites de relacionamento'.D525" chart:label-cell-address="'Internet - Sites de relacionamento'.D524:'Internet - Sites de relacionamento'.D524" chart:class="chart:bar">
            <chart:data-point/>
          </chart:series>
          <chart:series chart:style-name="ch11" chart:values-cell-range-address="'Internet - Sites de relacionamento'.E525:'Internet - Sites de relacionamento'.E525" chart:label-cell-address="'Internet - Sites de relacionamento'.E524:'Internet - Sites de relacionamento'.E524" chart:class="chart:bar">
            <chart:data-point/>
          </chart:series>
          <chart:series chart:style-name="ch12" chart:values-cell-range-address="'Internet - Sites de relacionamento'.F525:'Internet - Sites de relacionamento'.F525" chart:label-cell-address="'Internet - Sites de relacionamento'.F524:'Internet - Sites de relacionamento'.F524" chart:class="chart:bar">
            <chart:data-point/>
          </chart:series>
          <chart:series chart:style-name="ch13" chart:values-cell-range-address="'Internet - Sites de relacionamento'.G525:'Internet - Sites de relacionamento'.G525" chart:label-cell-address="'Internet - Sites de relacionamento'.G524:'Internet - Sites de relacionamento'.G52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rnet - Sites de relacionamento'.B524:'Internet - Sites de relacionamento'.B524">Orkut</text:p>
              </table:table-cell>
              <table:table-cell office:value-type="string">
                <text:p text:id="'Internet - Sites de relacionamento'.C524:'Internet - Sites de relacionamento'.C524">MySpace</text:p>
              </table:table-cell>
              <table:table-cell office:value-type="string">
                <text:p text:id="'Internet - Sites de relacionamento'.D524:'Internet - Sites de relacionamento'.D524">Facebook</text:p>
              </table:table-cell>
              <table:table-cell office:value-type="string">
                <text:p text:id="'Internet - Sites de relacionamento'.E524:'Internet - Sites de relacionamento'.E524">Twitter</text:p>
              </table:table-cell>
              <table:table-cell office:value-type="string">
                <text:p text:id="'Internet - Sites de relacionamento'.F524:'Internet - Sites de relacionamento'.F524">Não Usa</text:p>
              </table:table-cell>
              <table:table-cell office:value-type="string">
                <text:p text:id="'Internet - Sites de relacionamento'.G524:'Internet - Sites de relacionamento'.G524">Outro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67307692307692">
                <text:p text:id="'Internet - Sites de relacionamento'.B525:'Internet - Sites de relacionamento'.B525">0.767307692307692</text:p>
              </table:table-cell>
              <table:table-cell office:value-type="float" office:value="0.0884615384615385">
                <text:p text:id="'Internet - Sites de relacionamento'.C525:'Internet - Sites de relacionamento'.C525">0.0884615384615385</text:p>
              </table:table-cell>
              <table:table-cell office:value-type="float" office:value="0.0442307692307692">
                <text:p text:id="'Internet - Sites de relacionamento'.D525:'Internet - Sites de relacionamento'.D525">0.0442307692307692</text:p>
              </table:table-cell>
              <table:table-cell office:value-type="float" office:value="0.0153846153846154">
                <text:p text:id="'Internet - Sites de relacionamento'.E525:'Internet - Sites de relacionamento'.E525">0.0153846153846154</text:p>
              </table:table-cell>
              <table:table-cell office:value-type="float" office:value="0.144230769230769">
                <text:p text:id="'Internet - Sites de relacionamento'.F525:'Internet - Sites de relacionamento'.F525">0.144230769230769</text:p>
              </table:table-cell>
              <table:table-cell office:value-type="float" office:value="0.0576923076923077">
                <text:p text:id="'Internet - Sites de relacionamento'.G525:'Internet - Sites de relacionamento'.G525">0.05769230769230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468cm" svg:height="10.909cm" chart:class="chart:circle" chart:style-name="ch1">
        <chart:legend chart:legend-position="end" svg:x="9.417cm" svg:y="3.915cm" chart:style-name="ch2"/>
        <chart:plot-area chart:style-name="ch3" table:cell-range-address="'Opinião sobre FebraceV'.A524:'Opinião sobre FebraceV'.B530" chart:data-source-has-labels="both" svg:x="0.248cm" svg:y="0.218cm" svg:width="9.086cm" svg:height="10.25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Opinião sobre FebraceV'.B525:'Opinião sobre FebraceV'.B530" chart:label-cell-address="'Opinião sobre FebraceV'.B524:'Opinião sobre FebraceV'.B5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B524:'Opinião sobre FebraceV'.B524">Pergunta 1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528846153846154">
                <text:p text:id="'Opinião sobre FebraceV'.B525:'Opinião sobre FebraceV'.B530">0.528846153846154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353846153846154">
                <text:p>0.353846153846154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0557692307692308">
                <text:p>0.0557692307692308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0192307692307692">
                <text:p>0.00192307692307692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0384615384615385">
                <text:p>0.00384615384615385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57692307692308">
                <text:p>0.05576923076923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258cm" svg:height="10.726cm" chart:class="chart:circle" chart:style-name="ch1">
        <chart:legend chart:legend-position="end" svg:x="9.207cm" svg:y="3.826cm" chart:style-name="ch2"/>
        <chart:plot-area chart:style-name="ch3" table:cell-range-address="'Opinião sobre FebraceV'.A525:'Opinião sobre FebraceV'.A530 'Opinião sobre FebraceV'.C524:'Opinião sobre FebraceV'.C530" chart:data-source-has-labels="both" svg:x="0.243cm" svg:y="0.214cm" svg:width="8.889cm" svg:height="10.0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Opinião sobre FebraceV'.C525:'Opinião sobre FebraceV'.C530" chart:label-cell-address="'Opinião sobre FebraceV'.C524:'Opinião sobre FebraceV'.C5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C524:'Opinião sobre FebraceV'.C524">Pergunta 2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205769230769231">
                <text:p text:id="'Opinião sobre FebraceV'.C525:'Opinião sobre FebraceV'.C530">0.205769230769231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09615384615385">
                <text:p>0.20961538461538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38461538461539">
                <text:p>0.05384615384615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212cm" svg:height="10.685cm" chart:class="chart:circle" chart:style-name="ch1">
        <chart:legend chart:legend-position="end" svg:x="9.161cm" svg:y="3.804cm" chart:style-name="ch2"/>
        <chart:plot-area chart:style-name="ch3" table:cell-range-address="'Opinião sobre FebraceV'.A525:'Opinião sobre FebraceV'.A530 'Opinião sobre FebraceV'.D524:'Opinião sobre FebraceV'.D530" chart:data-source-has-labels="both" svg:x="0.242cm" svg:y="0.211cm" svg:width="8.846cm" svg:height="10.0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Opinião sobre FebraceV'.D525:'Opinião sobre FebraceV'.D530" chart:label-cell-address="'Opinião sobre FebraceV'.D524:'Opinião sobre FebraceV'.D5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D524:'Opinião sobre FebraceV'.D524">Pergunta 3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209615384615385">
                <text:p text:id="'Opinião sobre FebraceV'.D525:'Opinião sobre FebraceV'.D530">0.20961538461538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26923076923077">
                <text:p>0.426923076923077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07692307692308">
                <text:p>0.207692307692308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711538461538462">
                <text:p>0.0711538461538462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88461538461538">
                <text:p>0.028846153846153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57692307692308">
                <text:p>0.05576923076923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277cm" svg:height="9.582cm" chart:class="chart:bar" chart:style-name="ch1">
        <chart:legend chart:legend-position="end" svg:x="9.053cm" svg:y="3.947cm" chart:style-name="ch2"/>
        <chart:plot-area chart:style-name="ch3" table:cell-range-address="Escola.A525:Escola.B528" chart:data-source-has-labels="row" svg:x="0.245cm" svg:y="0.191cm" svg:width="8.565cm" svg:height="9.0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Escola.B525:Escola.B525" chart:label-cell-address="Escola.A525:Escola.A525" chart:class="chart:bar">
            <chart:data-point/>
          </chart:series>
          <chart:series chart:style-name="ch9" chart:values-cell-range-address="Escola.B526:Escola.B526" chart:label-cell-address="Escola.A526:Escola.A526" chart:class="chart:bar">
            <chart:data-point/>
          </chart:series>
          <chart:series chart:style-name="ch10" chart:values-cell-range-address="Escola.B527:Escola.B527" chart:label-cell-address="Escola.A527:Escola.A527" chart:class="chart:bar">
            <chart:data-point/>
          </chart:series>
          <chart:series chart:style-name="ch11" chart:values-cell-range-address="Escola.B528:Escola.B528" chart:label-cell-address="Escola.A528:Escola.A52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cola.A525:Escola.A525">Particular</text:p>
              </table:table-cell>
              <table:table-cell office:value-type="string">
                <text:p text:id="Escola.A526:Escola.A526">Pública</text:p>
              </table:table-cell>
              <table:table-cell office:value-type="string">
                <text:p text:id="Escola.A527:Escola.A527">Fundação</text:p>
              </table:table-cell>
              <table:table-cell office:value-type="string">
                <text:p text:id="Escola.A528:Escola.A528">Não respondera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51923076923077">
                <text:p text:id="Escola.B525:Escola.B525">0.351923076923077</text:p>
              </table:table-cell>
              <table:table-cell office:value-type="float" office:value="0.475">
                <text:p text:id="Escola.B526:Escola.B526">0.475</text:p>
              </table:table-cell>
              <table:table-cell office:value-type="float" office:value="0.15">
                <text:p text:id="Escola.B527:Escola.B527">0.15</text:p>
              </table:table-cell>
              <table:table-cell office:value-type="float" office:value="0.023076923076923">
                <text:p text:id="Escola.B528:Escola.B528">0.0230769230769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2.692cm" svg:height="11.247cm" chart:class="chart:bar" chart:style-name="ch1">
        <chart:legend chart:legend-position="end" svg:x="9.46cm" svg:y="4.431cm" chart:style-name="ch2"/>
        <chart:plot-area chart:style-name="ch3" table:cell-range-address="Participante.A524:Participante.B529" chart:data-source-has-labels="both" svg:x="0.253cm" svg:y="0.224cm" svg:width="8.956cm" svg:height="10.57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Participante.B524:Participante.B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articipante.B525:Participante.B525" chart:label-cell-address="Participante.A525:Participante.A525" chart:class="chart:bar">
            <chart:data-point/>
          </chart:series>
          <chart:series chart:style-name="ch9" chart:values-cell-range-address="Participante.B526:Participante.B526" chart:label-cell-address="Participante.A526:Participante.A526" chart:class="chart:bar">
            <chart:data-point/>
          </chart:series>
          <chart:series chart:style-name="ch10" chart:values-cell-range-address="Participante.B527:Participante.B527" chart:label-cell-address="Participante.A527:Participante.A527" chart:class="chart:bar">
            <chart:data-point/>
          </chart:series>
          <chart:series chart:style-name="ch11" chart:values-cell-range-address="Participante.B528:Participante.B528" chart:label-cell-address="Participante.A528:Participante.A528" chart:class="chart:bar">
            <chart:data-point/>
          </chart:series>
          <chart:series chart:style-name="ch12" chart:values-cell-range-address="Participante.B529:Participante.B529" chart:label-cell-address="Participante.A529:Participante.A52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articipante.A525:Participante.A525">Finalista</text:p>
              </table:table-cell>
              <table:table-cell office:value-type="string">
                <text:p text:id="Participante.A526:Participante.A526">Orientador / Co-orientador</text:p>
              </table:table-cell>
              <table:table-cell office:value-type="string">
                <text:p text:id="Participante.A527:Participante.A527">Acompanhante</text:p>
              </table:table-cell>
              <table:table-cell office:value-type="string">
                <text:p text:id="Participante.A528:Participante.A528">Visitante</text:p>
              </table:table-cell>
              <table:table-cell office:value-type="string">
                <text:p text:id="Participante.A529:Participante.A529">Não responderam</text:p>
              </table:table-cell>
            </table:table-row>
          </table:table-header-rows>
          <table:table-rows>
            <table:table-row>
              <table:table-cell office:value-type="string">
                <text:p text:id="Participante.B524:Participante.B524">usuario</text:p>
              </table:table-cell>
              <table:table-cell office:value-type="float" office:value="0.711538461538462">
                <text:p text:id="Participante.B525:Participante.B525">0.711538461538462</text:p>
              </table:table-cell>
              <table:table-cell office:value-type="float" office:value="0.213461538461538">
                <text:p text:id="Participante.B526:Participante.B526">0.213461538461538</text:p>
              </table:table-cell>
              <table:table-cell office:value-type="float" office:value="0.0423076923076923">
                <text:p text:id="Participante.B527:Participante.B527">0.0423076923076923</text:p>
              </table:table-cell>
              <table:table-cell office:value-type="float" office:value="0.00576923076923077">
                <text:p text:id="Participante.B528:Participante.B528">0.00576923076923077</text:p>
              </table:table-cell>
              <table:table-cell office:value-type="float" office:value="0.0269230769230769">
                <text:p text:id="Participante.B529:Participante.B529">0.02692307692307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